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6783in"/>
    </style:style>
    <style:style style:name="co2" style:family="table-column">
      <style:table-column-properties fo:break-before="auto" style:column-width="1.506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4.6272in"/>
    </style:style>
    <style:style style:name="co5" style:family="table-column">
      <style:table-column-properties fo:break-before="auto" style:column-width="7.94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wrap-option="wrap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fo:wrap-option="wrap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 fo:font-size="10pt" fo:language="en" fo:country="US" style:font-size-asian="10pt" style:language-asian="zxx" style:country-asian="none" style:font-size-complex="10pt" style:language-complex="zxx" style:country-complex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49" table:default-cell-style-name="ce3"/>
        <table:table-row table:style-name="ro1">
          <table:table-cell table:style-name="ce1" office:value-type="string">
            <text:p><text:a xlink:href="http://en.wikipedia.org/wiki/Boston_College">Boston College</text:a></text:p>
          </table:table-cell>
          <table:table-cell table:style-name="ce1" office:value-type="string">
            <text:p><text:a xlink:href="http://en.wikipedia.org/wiki/Boston_College_Eagles_football">Eagles</text:a></text:p>
          </table:table-cell>
          <table:table-cell table:style-name="ce1" office:value-type="string">
            <text:p>BC</text:p>
          </table:table-cell>
          <table:table-cell table:style-name="ce1" office:value-type="string">
            <text:p><text:a xlink:href="http://en.wikipedia.org/wiki/Atlantic_Coast_Conference">ACC</text:a></text:p>
          </table:table-cell>
          <table:table-cell table:style-name="ce4" table:formula="oooc:=IF([.D1]&lt;&gt;[.D2];CONCATENATE(&quot;insert into conferences values (null,'&quot;;[.D1];&quot;');&quot;);&quot;&quot;)">
            <text:p/>
          </table:table-cell>
          <table:table-cell table:formula="oooc:=CONCATENATE(&quot;insert into teams values (null,'&quot;;[.A1];&quot;','&quot;;[.B1];&quot;','&quot;;[.C1];&quot;',(select conference_id from conferences where conference_nm='&quot;;[.D1];&quot;'));&quot;)" office:value-type="string" office:string-value="insert into teams values (null,'Boston College','Eagles','BC',(select conference_id from conferences where conference_nm='ACC'));">
            <text:p>insert into teams values (null,'Boston College','Eagles','BC',(select conference_id from conferences where conference_nm='ACC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Clemson_University">Clemson</text:a></text:p>
          </table:table-cell>
          <table:table-cell table:style-name="ce1" office:value-type="string">
            <text:p><text:a xlink:href="http://en.wikipedia.org/wiki/Clemson_Tigers_football">Tigers</text:a></text:p>
          </table:table-cell>
          <table:table-cell table:style-name="ce1" office:value-type="string">
            <text:p>CLEM</text:p>
          </table:table-cell>
          <table:table-cell table:style-name="ce1" office:value-type="string">
            <text:p><text:a xlink:href="http://en.wikipedia.org/wiki/Atlantic_Coast_Conference">ACC</text:a></text:p>
          </table:table-cell>
          <table:table-cell table:style-name="ce4" table:formula="oooc:=IF([.D2]&lt;&gt;[.D3];CONCATENATE(&quot;insert into conferences values (null,'&quot;;[.D2];&quot;');&quot;);&quot;&quot;)">
            <text:p/>
          </table:table-cell>
          <table:table-cell table:formula="oooc:=CONCATENATE(&quot;insert into teams values (null,'&quot;;[.A2];&quot;','&quot;;[.B2];&quot;','&quot;;[.C2];&quot;',(select conference_id from conferences where conference_nm='&quot;;[.D2];&quot;'));&quot;)" office:value-type="string" office:string-value="insert into teams values (null,'Clemson','Tigers','CLEM',(select conference_id from conferences where conference_nm='ACC'));">
            <text:p>insert into teams values (null,'Clemson','Tigers','CLEM',(select conference_id from conferences where conference_nm='ACC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Duke_University">Duke</text:a></text:p>
          </table:table-cell>
          <table:table-cell table:style-name="ce1" office:value-type="string">
            <text:p><text:a xlink:href="http://en.wikipedia.org/wiki/Duke_Blue_Devils_football">Blue Devils</text:a></text:p>
          </table:table-cell>
          <table:table-cell table:style-name="ce1" office:value-type="string">
            <text:p>DUKE</text:p>
          </table:table-cell>
          <table:table-cell table:style-name="ce1" office:value-type="string">
            <text:p><text:a xlink:href="http://en.wikipedia.org/wiki/Atlantic_Coast_Conference">ACC</text:a></text:p>
          </table:table-cell>
          <table:table-cell table:style-name="ce4" table:formula="oooc:=IF([.D3]&lt;&gt;[.D4];CONCATENATE(&quot;insert into conferences values (null,'&quot;;[.D3];&quot;');&quot;);&quot;&quot;)">
            <text:p/>
          </table:table-cell>
          <table:table-cell table:formula="oooc:=CONCATENATE(&quot;insert into teams values (null,'&quot;;[.A3];&quot;','&quot;;[.B3];&quot;','&quot;;[.C3];&quot;',(select conference_id from conferences where conference_nm='&quot;;[.D3];&quot;'));&quot;)" office:value-type="string" office:string-value="insert into teams values (null,'Duke','Blue Devils','DUKE',(select conference_id from conferences where conference_nm='ACC'));">
            <text:p>insert into teams values (null,'Duke','Blue Devils','DUKE',(select conference_id from conferences where conference_nm='ACC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Florida_State_University">Florida State</text:a></text:p>
          </table:table-cell>
          <table:table-cell table:style-name="ce1" office:value-type="string">
            <text:p><text:a xlink:href="http://en.wikipedia.org/wiki/Florida_State_Seminoles_football">Seminoles</text:a></text:p>
          </table:table-cell>
          <table:table-cell table:style-name="ce1" office:value-type="string">
            <text:p>FL ST</text:p>
          </table:table-cell>
          <table:table-cell table:style-name="ce1" office:value-type="string">
            <text:p><text:a xlink:href="http://en.wikipedia.org/wiki/Atlantic_Coast_Conference">ACC</text:a></text:p>
          </table:table-cell>
          <table:table-cell table:style-name="ce4" table:formula="oooc:=IF([.D4]&lt;&gt;[.D5];CONCATENATE(&quot;insert into conferences values (null,'&quot;;[.D4];&quot;');&quot;);&quot;&quot;)">
            <text:p/>
          </table:table-cell>
          <table:table-cell table:formula="oooc:=CONCATENATE(&quot;insert into teams values (null,'&quot;;[.A4];&quot;','&quot;;[.B4];&quot;','&quot;;[.C4];&quot;',(select conference_id from conferences where conference_nm='&quot;;[.D4];&quot;'));&quot;)" office:value-type="string" office:string-value="insert into teams values (null,'Florida State','Seminoles','FL ST',(select conference_id from conferences where conference_nm='ACC'));">
            <text:p>insert into teams values (null,'Florida State','Seminoles','FL ST',(select conference_id from conferences where conference_nm='ACC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Georgia_Institute_of_Technology">Georgia Tech</text:a></text:p>
          </table:table-cell>
          <table:table-cell table:style-name="ce1" office:value-type="string">
            <text:p><text:a xlink:href="http://en.wikipedia.org/wiki/Georgia_Tech_Yellow_Jackets_football">Yellow Jackets</text:a></text:p>
          </table:table-cell>
          <table:table-cell table:style-name="ce1" office:value-type="string">
            <text:p>GT</text:p>
          </table:table-cell>
          <table:table-cell table:style-name="ce1" office:value-type="string">
            <text:p><text:a xlink:href="http://en.wikipedia.org/wiki/Atlantic_Coast_Conference">ACC</text:a></text:p>
          </table:table-cell>
          <table:table-cell table:style-name="ce4" table:formula="oooc:=IF([.D5]&lt;&gt;[.D6];CONCATENATE(&quot;insert into conferences values (null,'&quot;;[.D5];&quot;');&quot;);&quot;&quot;)">
            <text:p/>
          </table:table-cell>
          <table:table-cell table:formula="oooc:=CONCATENATE(&quot;insert into teams values (null,'&quot;;[.A5];&quot;','&quot;;[.B5];&quot;','&quot;;[.C5];&quot;',(select conference_id from conferences where conference_nm='&quot;;[.D5];&quot;'));&quot;)" office:value-type="string" office:string-value="insert into teams values (null,'Georgia Tech','Yellow Jackets','GT',(select conference_id from conferences where conference_nm='ACC'));">
            <text:p>insert into teams values (null,'Georgia Tech','Yellow Jackets','GT',(select conference_id from conferences where conference_nm='ACC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Maryland,_College_Park">Maryland</text:a></text:p>
          </table:table-cell>
          <table:table-cell table:style-name="ce1" office:value-type="string">
            <text:p><text:a xlink:href="http://en.wikipedia.org/wiki/Maryland_Terrapins_football">Terrapins</text:a></text:p>
          </table:table-cell>
          <table:table-cell table:style-name="ce1" office:value-type="string">
            <text:p>MARY</text:p>
          </table:table-cell>
          <table:table-cell table:style-name="ce1" office:value-type="string">
            <text:p><text:a xlink:href="http://en.wikipedia.org/wiki/Atlantic_Coast_Conference">ACC</text:a></text:p>
          </table:table-cell>
          <table:table-cell table:style-name="ce4" table:formula="oooc:=IF([.D6]&lt;&gt;[.D7];CONCATENATE(&quot;insert into conferences values (null,'&quot;;[.D6];&quot;');&quot;);&quot;&quot;)">
            <text:p/>
          </table:table-cell>
          <table:table-cell table:formula="oooc:=CONCATENATE(&quot;insert into teams values (null,'&quot;;[.A6];&quot;','&quot;;[.B6];&quot;','&quot;;[.C6];&quot;',(select conference_id from conferences where conference_nm='&quot;;[.D6];&quot;'));&quot;)" office:value-type="string" office:string-value="insert into teams values (null,'Maryland','Terrapins','MARY',(select conference_id from conferences where conference_nm='ACC'));">
            <text:p>insert into teams values (null,'Maryland','Terrapins','MARY',(select conference_id from conferences where conference_nm='ACC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Miami">Miami</text:a></text:p>
          </table:table-cell>
          <table:table-cell table:style-name="ce1" office:value-type="string">
            <text:p><text:a xlink:href="http://en.wikipedia.org/wiki/Miami_Hurricanes_football">Hurricanes</text:a></text:p>
          </table:table-cell>
          <table:table-cell table:style-name="ce1" office:value-type="string">
            <text:p>MIAMI</text:p>
          </table:table-cell>
          <table:table-cell table:style-name="ce1" office:value-type="string">
            <text:p><text:a xlink:href="http://en.wikipedia.org/wiki/Atlantic_Coast_Conference">ACC</text:a></text:p>
          </table:table-cell>
          <table:table-cell table:style-name="ce4" table:formula="oooc:=IF([.D7]&lt;&gt;[.D8];CONCATENATE(&quot;insert into conferences values (null,'&quot;;[.D7];&quot;');&quot;);&quot;&quot;)">
            <text:p/>
          </table:table-cell>
          <table:table-cell table:formula="oooc:=CONCATENATE(&quot;insert into teams values (null,'&quot;;[.A7];&quot;','&quot;;[.B7];&quot;','&quot;;[.C7];&quot;',(select conference_id from conferences where conference_nm='&quot;;[.D7];&quot;'));&quot;)" office:value-type="string" office:string-value="insert into teams values (null,'Miami','Hurricanes','MIAMI',(select conference_id from conferences where conference_nm='ACC'));">
            <text:p>insert into teams values (null,'Miami','Hurricanes','MIAMI',(select conference_id from conferences where conference_nm='ACC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North_Carolina_State_University">NC State</text:a></text:p>
          </table:table-cell>
          <table:table-cell table:style-name="ce1" office:value-type="string">
            <text:p><text:a xlink:href="http://en.wikipedia.org/wiki/NC_State_Wolfpack_football">Wolfpack</text:a></text:p>
          </table:table-cell>
          <table:table-cell table:style-name="ce1" office:value-type="string">
            <text:p>NC ST</text:p>
          </table:table-cell>
          <table:table-cell table:style-name="ce1" office:value-type="string">
            <text:p><text:a xlink:href="http://en.wikipedia.org/wiki/Atlantic_Coast_Conference">ACC</text:a></text:p>
          </table:table-cell>
          <table:table-cell table:style-name="ce4" table:formula="oooc:=IF([.D8]&lt;&gt;[.D9];CONCATENATE(&quot;insert into conferences values (null,'&quot;;[.D8];&quot;');&quot;);&quot;&quot;)">
            <text:p/>
          </table:table-cell>
          <table:table-cell table:formula="oooc:=CONCATENATE(&quot;insert into teams values (null,'&quot;;[.A8];&quot;','&quot;;[.B8];&quot;','&quot;;[.C8];&quot;',(select conference_id from conferences where conference_nm='&quot;;[.D8];&quot;'));&quot;)" office:value-type="string" office:string-value="insert into teams values (null,'NC State','Wolfpack','NC ST',(select conference_id from conferences where conference_nm='ACC'));">
            <text:p>insert into teams values (null,'NC State','Wolfpack','NC ST',(select conference_id from conferences where conference_nm='ACC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North_Carolina_at_Chapel_Hill">North Carolina</text:a></text:p>
          </table:table-cell>
          <table:table-cell table:style-name="ce1" office:value-type="string">
            <text:p><text:a xlink:href="http://en.wikipedia.org/wiki/North_Carolina_Tar_Heels_football">Tar Heels</text:a></text:p>
          </table:table-cell>
          <table:table-cell table:style-name="ce1" office:value-type="string">
            <text:p>NC ST</text:p>
          </table:table-cell>
          <table:table-cell table:style-name="ce1" office:value-type="string">
            <text:p><text:a xlink:href="http://en.wikipedia.org/wiki/Atlantic_Coast_Conference">ACC</text:a></text:p>
          </table:table-cell>
          <table:table-cell table:style-name="ce4" table:formula="oooc:=IF([.D9]&lt;&gt;[.D10];CONCATENATE(&quot;insert into conferences values (null,'&quot;;[.D9];&quot;');&quot;);&quot;&quot;)">
            <text:p/>
          </table:table-cell>
          <table:table-cell table:formula="oooc:=CONCATENATE(&quot;insert into teams values (null,'&quot;;[.A9];&quot;','&quot;;[.B9];&quot;','&quot;;[.C9];&quot;',(select conference_id from conferences where conference_nm='&quot;;[.D9];&quot;'));&quot;)" office:value-type="string" office:string-value="insert into teams values (null,'North Carolina','Tar Heels','NC ST',(select conference_id from conferences where conference_nm='ACC'));">
            <text:p>insert into teams values (null,'North Carolina','Tar Heels','NC ST',(select conference_id from conferences where conference_nm='ACC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Virginia">Virginia</text:a></text:p>
          </table:table-cell>
          <table:table-cell table:style-name="ce1" office:value-type="string">
            <text:p><text:a xlink:href="http://en.wikipedia.org/wiki/Virginia_Cavaliers_football">Cavaliers</text:a></text:p>
          </table:table-cell>
          <table:table-cell table:style-name="ce1" office:value-type="string">
            <text:p>VIRG</text:p>
          </table:table-cell>
          <table:table-cell table:style-name="ce1" office:value-type="string">
            <text:p><text:a xlink:href="http://en.wikipedia.org/wiki/Atlantic_Coast_Conference">ACC</text:a></text:p>
          </table:table-cell>
          <table:table-cell table:style-name="ce4" table:formula="oooc:=IF([.D10]&lt;&gt;[.D11];CONCATENATE(&quot;insert into conferences values (null,'&quot;;[.D10];&quot;');&quot;);&quot;&quot;)">
            <text:p/>
          </table:table-cell>
          <table:table-cell table:formula="oooc:=CONCATENATE(&quot;insert into teams values (null,'&quot;;[.A10];&quot;','&quot;;[.B10];&quot;','&quot;;[.C10];&quot;',(select conference_id from conferences where conference_nm='&quot;;[.D10];&quot;'));&quot;)" office:value-type="string" office:string-value="insert into teams values (null,'Virginia','Cavaliers','VIRG',(select conference_id from conferences where conference_nm='ACC'));">
            <text:p>insert into teams values (null,'Virginia','Cavaliers','VIRG',(select conference_id from conferences where conference_nm='ACC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Virginia_Polytechnic_Institute_and_State_University">Virginia Tech</text:a></text:p>
          </table:table-cell>
          <table:table-cell table:style-name="ce1" office:value-type="string">
            <text:p><text:a xlink:href="http://en.wikipedia.org/wiki/Virginia_Tech_Hokies_football">Hokies</text:a></text:p>
          </table:table-cell>
          <table:table-cell table:style-name="ce1" office:value-type="string">
            <text:p>VT</text:p>
          </table:table-cell>
          <table:table-cell table:style-name="ce1" office:value-type="string">
            <text:p><text:a xlink:href="http://en.wikipedia.org/wiki/Atlantic_Coast_Conference">ACC</text:a></text:p>
          </table:table-cell>
          <table:table-cell table:style-name="ce4" table:formula="oooc:=IF([.D11]&lt;&gt;[.D12];CONCATENATE(&quot;insert into conferences values (null,'&quot;;[.D11];&quot;');&quot;);&quot;&quot;)">
            <text:p/>
          </table:table-cell>
          <table:table-cell table:formula="oooc:=CONCATENATE(&quot;insert into teams values (null,'&quot;;[.A11];&quot;','&quot;;[.B11];&quot;','&quot;;[.C11];&quot;',(select conference_id from conferences where conference_nm='&quot;;[.D11];&quot;'));&quot;)" office:value-type="string" office:string-value="insert into teams values (null,'Virginia Tech','Hokies','VT',(select conference_id from conferences where conference_nm='ACC'));">
            <text:p>insert into teams values (null,'Virginia Tech','Hokies','VT',(select conference_id from conferences where conference_nm='ACC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Wake_Forest_University">Wake Forest</text:a></text:p>
          </table:table-cell>
          <table:table-cell table:style-name="ce1" office:value-type="string">
            <text:p><text:a xlink:href="http://en.wikipedia.org/wiki/Wake_Forest_Demon_Deacons_football">Demon Deacons</text:a></text:p>
          </table:table-cell>
          <table:table-cell table:style-name="ce1" office:value-type="string">
            <text:p>WF</text:p>
          </table:table-cell>
          <table:table-cell table:style-name="ce1" office:value-type="string">
            <text:p><text:a xlink:href="http://en.wikipedia.org/wiki/Atlantic_Coast_Conference">ACC</text:a></text:p>
          </table:table-cell>
          <table:table-cell table:style-name="ce4" table:formula="oooc:=IF([.D12]&lt;&gt;[.D13];CONCATENATE(&quot;insert into conferences values (null,'&quot;;[.D12];&quot;');&quot;);&quot;&quot;)" office:value-type="string" office:string-value="insert into conferences values (null,'ACC');">
            <text:p>insert into conferences values (null,'ACC');</text:p>
          </table:table-cell>
          <table:table-cell table:formula="oooc:=CONCATENATE(&quot;insert into teams values (null,'&quot;;[.A12];&quot;','&quot;;[.B12];&quot;','&quot;;[.C12];&quot;',(select conference_id from conferences where conference_nm='&quot;;[.D12];&quot;'));&quot;)" office:value-type="string" office:string-value="insert into teams values (null,'Wake Forest','Demon Deacons','WF',(select conference_id from conferences where conference_nm='ACC'));">
            <text:p>insert into teams values (null,'Wake Forest','Demon Deacons','WF',(select conference_id from conferences where conference_nm='ACC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Baylor_University">Baylor</text:a></text:p>
          </table:table-cell>
          <table:table-cell table:style-name="ce1" office:value-type="string">
            <text:p><text:a xlink:href="http://en.wikipedia.org/wiki/Baylor_Bears_football">Bears</text:a></text:p>
          </table:table-cell>
          <table:table-cell table:style-name="ce1" office:value-type="string">
            <text:p>BAYLOR</text:p>
          </table:table-cell>
          <table:table-cell table:style-name="ce1" office:value-type="string">
            <text:p><text:a xlink:href="http://en.wikipedia.org/wiki/Big_12_Conference">Big 12</text:a></text:p>
          </table:table-cell>
          <table:table-cell table:style-name="ce4" table:formula="oooc:=IF([.D13]&lt;&gt;[.D14];CONCATENATE(&quot;insert into conferences values (null,'&quot;;[.D13];&quot;');&quot;);&quot;&quot;)">
            <text:p/>
          </table:table-cell>
          <table:table-cell table:formula="oooc:=CONCATENATE(&quot;insert into teams values (null,'&quot;;[.A13];&quot;','&quot;;[.B13];&quot;','&quot;;[.C13];&quot;',(select conference_id from conferences where conference_nm='&quot;;[.D13];&quot;'));&quot;)" office:value-type="string" office:string-value="insert into teams values (null,'Baylor','Bears','BAYLOR',(select conference_id from conferences where conference_nm='Big 12'));">
            <text:p>insert into teams values (null,'Baylor','Bears','BAYLOR',(select conference_id from conferences where conference_nm='Big 12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Colorado_at_Boulder">Colorado</text:a></text:p>
          </table:table-cell>
          <table:table-cell table:style-name="ce1" office:value-type="string">
            <text:p><text:a xlink:href="http://en.wikipedia.org/wiki/Colorado_Buffaloes_football">Buffaloes</text:a></text:p>
          </table:table-cell>
          <table:table-cell table:style-name="ce1" office:value-type="string">
            <text:p>COL</text:p>
          </table:table-cell>
          <table:table-cell table:style-name="ce1" office:value-type="string">
            <text:p><text:a xlink:href="http://en.wikipedia.org/wiki/Big_12_Conference">Big 12</text:a></text:p>
          </table:table-cell>
          <table:table-cell table:style-name="ce4" table:formula="oooc:=IF([.D14]&lt;&gt;[.D15];CONCATENATE(&quot;insert into conferences values (null,'&quot;;[.D14];&quot;');&quot;);&quot;&quot;)">
            <text:p/>
          </table:table-cell>
          <table:table-cell table:formula="oooc:=CONCATENATE(&quot;insert into teams values (null,'&quot;;[.A14];&quot;','&quot;;[.B14];&quot;','&quot;;[.C14];&quot;',(select conference_id from conferences where conference_nm='&quot;;[.D14];&quot;'));&quot;)" office:value-type="string" office:string-value="insert into teams values (null,'Colorado','Buffaloes','COL',(select conference_id from conferences where conference_nm='Big 12'));">
            <text:p>insert into teams values (null,'Colorado','Buffaloes','COL',(select conference_id from conferences where conference_nm='Big 12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Iowa_State_University">Iowa State</text:a></text:p>
          </table:table-cell>
          <table:table-cell table:style-name="ce1" office:value-type="string">
            <text:p><text:a xlink:href="http://en.wikipedia.org/wiki/Iowa_State_Cyclones_football">Cyclones</text:a></text:p>
          </table:table-cell>
          <table:table-cell table:style-name="ce1" office:value-type="string">
            <text:p>IOWAST</text:p>
          </table:table-cell>
          <table:table-cell table:style-name="ce1" office:value-type="string">
            <text:p><text:a xlink:href="http://en.wikipedia.org/wiki/Big_12_Conference">Big 12</text:a></text:p>
          </table:table-cell>
          <table:table-cell table:style-name="ce4" table:formula="oooc:=IF([.D15]&lt;&gt;[.D16];CONCATENATE(&quot;insert into conferences values (null,'&quot;;[.D15];&quot;');&quot;);&quot;&quot;)">
            <text:p/>
          </table:table-cell>
          <table:table-cell table:formula="oooc:=CONCATENATE(&quot;insert into teams values (null,'&quot;;[.A15];&quot;','&quot;;[.B15];&quot;','&quot;;[.C15];&quot;',(select conference_id from conferences where conference_nm='&quot;;[.D15];&quot;'));&quot;)" office:value-type="string" office:string-value="insert into teams values (null,'Iowa State','Cyclones','IOWAST',(select conference_id from conferences where conference_nm='Big 12'));">
            <text:p>insert into teams values (null,'Iowa State','Cyclones','IOWAST',(select conference_id from conferences where conference_nm='Big 12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Kansas">Kansas</text:a></text:p>
          </table:table-cell>
          <table:table-cell table:style-name="ce1" office:value-type="string">
            <text:p><text:a xlink:href="http://en.wikipedia.org/wiki/Kansas_Jayhawks_football">Jayhawks</text:a></text:p>
          </table:table-cell>
          <table:table-cell table:style-name="ce1" office:value-type="string">
            <text:p>KANSAS</text:p>
          </table:table-cell>
          <table:table-cell table:style-name="ce1" office:value-type="string">
            <text:p><text:a xlink:href="http://en.wikipedia.org/wiki/Big_12_Conference">Big 12</text:a></text:p>
          </table:table-cell>
          <table:table-cell table:style-name="ce4" table:formula="oooc:=IF([.D16]&lt;&gt;[.D17];CONCATENATE(&quot;insert into conferences values (null,'&quot;;[.D16];&quot;');&quot;);&quot;&quot;)">
            <text:p/>
          </table:table-cell>
          <table:table-cell table:formula="oooc:=CONCATENATE(&quot;insert into teams values (null,'&quot;;[.A16];&quot;','&quot;;[.B16];&quot;','&quot;;[.C16];&quot;',(select conference_id from conferences where conference_nm='&quot;;[.D16];&quot;'));&quot;)" office:value-type="string" office:string-value="insert into teams values (null,'Kansas','Jayhawks','KANSAS',(select conference_id from conferences where conference_nm='Big 12'));">
            <text:p>insert into teams values (null,'Kansas','Jayhawks','KANSAS',(select conference_id from conferences where conference_nm='Big 12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Kansas_State_University">Kansas State</text:a></text:p>
          </table:table-cell>
          <table:table-cell table:style-name="ce1" office:value-type="string">
            <text:p><text:a xlink:href="http://en.wikipedia.org/wiki/Kansas_State_Wildcats_football">Wildcats</text:a></text:p>
          </table:table-cell>
          <table:table-cell table:style-name="ce1" office:value-type="string">
            <text:p>K ST</text:p>
          </table:table-cell>
          <table:table-cell table:style-name="ce1" office:value-type="string">
            <text:p><text:a xlink:href="http://en.wikipedia.org/wiki/Big_12_Conference">Big 12</text:a></text:p>
          </table:table-cell>
          <table:table-cell table:style-name="ce4" table:formula="oooc:=IF([.D17]&lt;&gt;[.D18];CONCATENATE(&quot;insert into conferences values (null,'&quot;;[.D17];&quot;');&quot;);&quot;&quot;)">
            <text:p/>
          </table:table-cell>
          <table:table-cell table:formula="oooc:=CONCATENATE(&quot;insert into teams values (null,'&quot;;[.A17];&quot;','&quot;;[.B17];&quot;','&quot;;[.C17];&quot;',(select conference_id from conferences where conference_nm='&quot;;[.D17];&quot;'));&quot;)" office:value-type="string" office:string-value="insert into teams values (null,'Kansas State','Wildcats','K ST',(select conference_id from conferences where conference_nm='Big 12'));">
            <text:p>insert into teams values (null,'Kansas State','Wildcats','K ST',(select conference_id from conferences where conference_nm='Big 12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Missouri–Columbia">Missouri</text:a></text:p>
          </table:table-cell>
          <table:table-cell table:style-name="ce1" office:value-type="string">
            <text:p><text:a xlink:href="http://en.wikipedia.org/wiki/Missouri_Tigers_football">Tigers</text:a></text:p>
          </table:table-cell>
          <table:table-cell table:style-name="ce1" office:value-type="string">
            <text:p>MIZZU</text:p>
          </table:table-cell>
          <table:table-cell table:style-name="ce1" office:value-type="string">
            <text:p><text:a xlink:href="http://en.wikipedia.org/wiki/Big_12_Conference">Big 12</text:a></text:p>
          </table:table-cell>
          <table:table-cell table:style-name="ce4" table:formula="oooc:=IF([.D18]&lt;&gt;[.D19];CONCATENATE(&quot;insert into conferences values (null,'&quot;;[.D18];&quot;');&quot;);&quot;&quot;)">
            <text:p/>
          </table:table-cell>
          <table:table-cell table:formula="oooc:=CONCATENATE(&quot;insert into teams values (null,'&quot;;[.A18];&quot;','&quot;;[.B18];&quot;','&quot;;[.C18];&quot;',(select conference_id from conferences where conference_nm='&quot;;[.D18];&quot;'));&quot;)" office:value-type="string" office:string-value="insert into teams values (null,'Missouri','Tigers','MIZZU',(select conference_id from conferences where conference_nm='Big 12'));">
            <text:p>insert into teams values (null,'Missouri','Tigers','MIZZU',(select conference_id from conferences where conference_nm='Big 12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Nebraska–Lincoln">Nebraska</text:a></text:p>
          </table:table-cell>
          <table:table-cell table:style-name="ce1" office:value-type="string">
            <text:p><text:a xlink:href="http://en.wikipedia.org/wiki/Nebraska_Cornhuskers_football">Cornhuskers</text:a></text:p>
          </table:table-cell>
          <table:table-cell table:style-name="ce1" office:value-type="string">
            <text:p>NEB</text:p>
          </table:table-cell>
          <table:table-cell table:style-name="ce1" office:value-type="string">
            <text:p><text:a xlink:href="http://en.wikipedia.org/wiki/Big_12_Conference">Big 12</text:a></text:p>
          </table:table-cell>
          <table:table-cell table:style-name="ce4" table:formula="oooc:=IF([.D19]&lt;&gt;[.D20];CONCATENATE(&quot;insert into conferences values (null,'&quot;;[.D19];&quot;');&quot;);&quot;&quot;)">
            <text:p/>
          </table:table-cell>
          <table:table-cell table:formula="oooc:=CONCATENATE(&quot;insert into teams values (null,'&quot;;[.A19];&quot;','&quot;;[.B19];&quot;','&quot;;[.C19];&quot;',(select conference_id from conferences where conference_nm='&quot;;[.D19];&quot;'));&quot;)" office:value-type="string" office:string-value="insert into teams values (null,'Nebraska','Cornhuskers','NEB',(select conference_id from conferences where conference_nm='Big 12'));">
            <text:p>insert into teams values (null,'Nebraska','Cornhuskers','NEB',(select conference_id from conferences where conference_nm='Big 12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Oklahoma">Oklahoma</text:a></text:p>
          </table:table-cell>
          <table:table-cell table:style-name="ce1" office:value-type="string">
            <text:p><text:a xlink:href="http://en.wikipedia.org/wiki/Oklahoma_Sooners_football">Sooners</text:a></text:p>
          </table:table-cell>
          <table:table-cell table:style-name="ce1" office:value-type="string">
            <text:p>OKLA</text:p>
          </table:table-cell>
          <table:table-cell table:style-name="ce1" office:value-type="string">
            <text:p><text:a xlink:href="http://en.wikipedia.org/wiki/Big_12_Conference">Big 12</text:a></text:p>
          </table:table-cell>
          <table:table-cell table:style-name="ce4" table:formula="oooc:=IF([.D20]&lt;&gt;[.D21];CONCATENATE(&quot;insert into conferences values (null,'&quot;;[.D20];&quot;');&quot;);&quot;&quot;)">
            <text:p/>
          </table:table-cell>
          <table:table-cell table:formula="oooc:=CONCATENATE(&quot;insert into teams values (null,'&quot;;[.A20];&quot;','&quot;;[.B20];&quot;','&quot;;[.C20];&quot;',(select conference_id from conferences where conference_nm='&quot;;[.D20];&quot;'));&quot;)" office:value-type="string" office:string-value="insert into teams values (null,'Oklahoma','Sooners','OKLA',(select conference_id from conferences where conference_nm='Big 12'));">
            <text:p>insert into teams values (null,'Oklahoma','Sooners','OKLA',(select conference_id from conferences where conference_nm='Big 12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Oklahoma_State_University–Stillwater">Oklahoma State</text:a></text:p>
          </table:table-cell>
          <table:table-cell table:style-name="ce1" office:value-type="string">
            <text:p><text:a xlink:href="http://en.wikipedia.org/wiki/Oklahoma_State_Cowboys_football">Cowboys</text:a></text:p>
          </table:table-cell>
          <table:table-cell table:style-name="ce1" office:value-type="string">
            <text:p>OK ST</text:p>
          </table:table-cell>
          <table:table-cell table:style-name="ce1" office:value-type="string">
            <text:p><text:a xlink:href="http://en.wikipedia.org/wiki/Big_12_Conference">Big 12</text:a></text:p>
          </table:table-cell>
          <table:table-cell table:style-name="ce4" table:formula="oooc:=IF([.D21]&lt;&gt;[.D22];CONCATENATE(&quot;insert into conferences values (null,'&quot;;[.D21];&quot;');&quot;);&quot;&quot;)">
            <text:p/>
          </table:table-cell>
          <table:table-cell table:formula="oooc:=CONCATENATE(&quot;insert into teams values (null,'&quot;;[.A21];&quot;','&quot;;[.B21];&quot;','&quot;;[.C21];&quot;',(select conference_id from conferences where conference_nm='&quot;;[.D21];&quot;'));&quot;)" office:value-type="string" office:string-value="insert into teams values (null,'Oklahoma State','Cowboys','OK ST',(select conference_id from conferences where conference_nm='Big 12'));">
            <text:p>insert into teams values (null,'Oklahoma State','Cowboys','OK ST',(select conference_id from conferences where conference_nm='Big 12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Texas_at_Austin">Texas</text:a></text:p>
          </table:table-cell>
          <table:table-cell table:style-name="ce1" office:value-type="string">
            <text:p><text:a xlink:href="http://en.wikipedia.org/wiki/Texas_Longhorns_football">Longhorns</text:a></text:p>
          </table:table-cell>
          <table:table-cell table:style-name="ce1" office:value-type="string">
            <text:p>TEXAS</text:p>
          </table:table-cell>
          <table:table-cell table:style-name="ce1" office:value-type="string">
            <text:p><text:a xlink:href="http://en.wikipedia.org/wiki/Big_12_Conference">Big 12</text:a></text:p>
          </table:table-cell>
          <table:table-cell table:style-name="ce4" table:formula="oooc:=IF([.D22]&lt;&gt;[.D23];CONCATENATE(&quot;insert into conferences values (null,'&quot;;[.D22];&quot;');&quot;);&quot;&quot;)">
            <text:p/>
          </table:table-cell>
          <table:table-cell table:formula="oooc:=CONCATENATE(&quot;insert into teams values (null,'&quot;;[.A22];&quot;','&quot;;[.B22];&quot;','&quot;;[.C22];&quot;',(select conference_id from conferences where conference_nm='&quot;;[.D22];&quot;'));&quot;)" office:value-type="string" office:string-value="insert into teams values (null,'Texas','Longhorns','TEXAS',(select conference_id from conferences where conference_nm='Big 12'));">
            <text:p>insert into teams values (null,'Texas','Longhorns','TEXAS',(select conference_id from conferences where conference_nm='Big 12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Texas_A%26M_University">Texas A&amp;M</text:a></text:p>
          </table:table-cell>
          <table:table-cell table:style-name="ce1" office:value-type="string">
            <text:p><text:a xlink:href="http://en.wikipedia.org/wiki/Texas_A%26M_Aggies_football">Aggies</text:a></text:p>
          </table:table-cell>
          <table:table-cell table:style-name="ce1" office:value-type="string">
            <text:p>A&amp;M</text:p>
          </table:table-cell>
          <table:table-cell table:style-name="ce1" office:value-type="string">
            <text:p><text:a xlink:href="http://en.wikipedia.org/wiki/Big_12_Conference">Big 12</text:a></text:p>
          </table:table-cell>
          <table:table-cell table:style-name="ce4" table:formula="oooc:=IF([.D23]&lt;&gt;[.D24];CONCATENATE(&quot;insert into conferences values (null,'&quot;;[.D23];&quot;');&quot;);&quot;&quot;)">
            <text:p/>
          </table:table-cell>
          <table:table-cell table:formula="oooc:=CONCATENATE(&quot;insert into teams values (null,'&quot;;[.A23];&quot;','&quot;;[.B23];&quot;','&quot;;[.C23];&quot;',(select conference_id from conferences where conference_nm='&quot;;[.D23];&quot;'));&quot;)" office:value-type="string" office:string-value="insert into teams values (null,'Texas A&amp;M','Aggies','A&amp;M',(select conference_id from conferences where conference_nm='Big 12'));">
            <text:p>insert into teams values (null,'Texas A&amp;M','Aggies','A&amp;M',(select conference_id from conferences where conference_nm='Big 12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Texas_Tech_University">Texas Tech</text:a></text:p>
          </table:table-cell>
          <table:table-cell table:style-name="ce1" office:value-type="string">
            <text:p><text:a xlink:href="http://en.wikipedia.org/wiki/Texas_Tech_Red_Raiders_football">Red Raiders</text:a></text:p>
          </table:table-cell>
          <table:table-cell table:style-name="ce1" office:value-type="string">
            <text:p>TT</text:p>
          </table:table-cell>
          <table:table-cell table:style-name="ce1" office:value-type="string">
            <text:p><text:a xlink:href="http://en.wikipedia.org/wiki/Big_12_Conference">Big 12</text:a></text:p>
          </table:table-cell>
          <table:table-cell table:style-name="ce4" table:formula="oooc:=IF([.D24]&lt;&gt;[.D25];CONCATENATE(&quot;insert into conferences values (null,'&quot;;[.D24];&quot;');&quot;);&quot;&quot;)" office:value-type="string" office:string-value="insert into conferences values (null,'Big 12');">
            <text:p>insert into conferences values (null,'Big 12');</text:p>
          </table:table-cell>
          <table:table-cell table:formula="oooc:=CONCATENATE(&quot;insert into teams values (null,'&quot;;[.A24];&quot;','&quot;;[.B24];&quot;','&quot;;[.C24];&quot;',(select conference_id from conferences where conference_nm='&quot;;[.D24];&quot;'));&quot;)" office:value-type="string" office:string-value="insert into teams values (null,'Texas Tech','Red Raiders','TT',(select conference_id from conferences where conference_nm='Big 12'));">
            <text:p>insert into teams values (null,'Texas Tech','Red Raiders','TT',(select conference_id from conferences where conference_nm='Big 12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Cincinnati">Cincinnati</text:a></text:p>
          </table:table-cell>
          <table:table-cell table:style-name="ce1" office:value-type="string">
            <text:p><text:a xlink:href="http://en.wikipedia.org/wiki/Cincinnati_Bearcats_football">Bearcats</text:a></text:p>
          </table:table-cell>
          <table:table-cell table:style-name="ce1" office:value-type="string">
            <text:p>CIN</text:p>
          </table:table-cell>
          <table:table-cell table:style-name="ce1" office:value-type="string">
            <text:p><text:a xlink:href="http://en.wikipedia.org/wiki/Big_East_Conference">Big East</text:a></text:p>
          </table:table-cell>
          <table:table-cell table:style-name="ce4" table:formula="oooc:=IF([.D25]&lt;&gt;[.D26];CONCATENATE(&quot;insert into conferences values (null,'&quot;;[.D25];&quot;');&quot;);&quot;&quot;)">
            <text:p/>
          </table:table-cell>
          <table:table-cell table:formula="oooc:=CONCATENATE(&quot;insert into teams values (null,'&quot;;[.A25];&quot;','&quot;;[.B25];&quot;','&quot;;[.C25];&quot;',(select conference_id from conferences where conference_nm='&quot;;[.D25];&quot;'));&quot;)" office:value-type="string" office:string-value="insert into teams values (null,'Cincinnati','Bearcats','CIN',(select conference_id from conferences where conference_nm='Big East'));">
            <text:p>insert into teams values (null,'Cincinnati','Bearcats','CIN',(select conference_id from conferences where conference_nm='Big East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Connecticut">Connecticut</text:a></text:p>
          </table:table-cell>
          <table:table-cell table:style-name="ce1" office:value-type="string">
            <text:p><text:a xlink:href="http://en.wikipedia.org/wiki/Connecticut_Huskies_football">Huskies</text:a></text:p>
          </table:table-cell>
          <table:table-cell table:style-name="ce1" office:value-type="string">
            <text:p>UCONN</text:p>
          </table:table-cell>
          <table:table-cell table:style-name="ce1" office:value-type="string">
            <text:p><text:a xlink:href="http://en.wikipedia.org/wiki/Big_East_Conference">Big East</text:a></text:p>
          </table:table-cell>
          <table:table-cell table:style-name="ce4" table:formula="oooc:=IF([.D26]&lt;&gt;[.D27];CONCATENATE(&quot;insert into conferences values (null,'&quot;;[.D26];&quot;');&quot;);&quot;&quot;)">
            <text:p/>
          </table:table-cell>
          <table:table-cell table:formula="oooc:=CONCATENATE(&quot;insert into teams values (null,'&quot;;[.A26];&quot;','&quot;;[.B26];&quot;','&quot;;[.C26];&quot;',(select conference_id from conferences where conference_nm='&quot;;[.D26];&quot;'));&quot;)" office:value-type="string" office:string-value="insert into teams values (null,'Connecticut','Huskies','UCONN',(select conference_id from conferences where conference_nm='Big East'));">
            <text:p>insert into teams values (null,'Connecticut','Huskies','UCONN',(select conference_id from conferences where conference_nm='Big East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Louisville">Louisville</text:a></text:p>
          </table:table-cell>
          <table:table-cell table:style-name="ce1" office:value-type="string">
            <text:p><text:a xlink:href="http://en.wikipedia.org/wiki/Louisville_Cardinals_football">Cardinals</text:a></text:p>
          </table:table-cell>
          <table:table-cell table:style-name="ce1" office:value-type="string">
            <text:p>LVILLE</text:p>
          </table:table-cell>
          <table:table-cell table:style-name="ce1" office:value-type="string">
            <text:p><text:a xlink:href="http://en.wikipedia.org/wiki/Big_East_Conference">Big East</text:a></text:p>
          </table:table-cell>
          <table:table-cell table:style-name="ce4" table:formula="oooc:=IF([.D27]&lt;&gt;[.D28];CONCATENATE(&quot;insert into conferences values (null,'&quot;;[.D27];&quot;');&quot;);&quot;&quot;)">
            <text:p/>
          </table:table-cell>
          <table:table-cell table:formula="oooc:=CONCATENATE(&quot;insert into teams values (null,'&quot;;[.A27];&quot;','&quot;;[.B27];&quot;','&quot;;[.C27];&quot;',(select conference_id from conferences where conference_nm='&quot;;[.D27];&quot;'));&quot;)" office:value-type="string" office:string-value="insert into teams values (null,'Louisville','Cardinals','LVILLE',(select conference_id from conferences where conference_nm='Big East'));">
            <text:p>insert into teams values (null,'Louisville','Cardinals','LVILLE',(select conference_id from conferences where conference_nm='Big East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Pittsburgh">Pittsburgh</text:a></text:p>
          </table:table-cell>
          <table:table-cell table:style-name="ce1" office:value-type="string">
            <text:p><text:a xlink:href="http://en.wikipedia.org/wiki/Pittsburgh_Panthers_football">Panthers</text:a></text:p>
          </table:table-cell>
          <table:table-cell table:style-name="ce1" office:value-type="string">
            <text:p>PITT</text:p>
          </table:table-cell>
          <table:table-cell table:style-name="ce1" office:value-type="string">
            <text:p><text:a xlink:href="http://en.wikipedia.org/wiki/Big_East_Conference">Big East</text:a></text:p>
          </table:table-cell>
          <table:table-cell table:style-name="ce4" table:formula="oooc:=IF([.D28]&lt;&gt;[.D29];CONCATENATE(&quot;insert into conferences values (null,'&quot;;[.D28];&quot;');&quot;);&quot;&quot;)">
            <text:p/>
          </table:table-cell>
          <table:table-cell table:formula="oooc:=CONCATENATE(&quot;insert into teams values (null,'&quot;;[.A28];&quot;','&quot;;[.B28];&quot;','&quot;;[.C28];&quot;',(select conference_id from conferences where conference_nm='&quot;;[.D28];&quot;'));&quot;)" office:value-type="string" office:string-value="insert into teams values (null,'Pittsburgh','Panthers','PITT',(select conference_id from conferences where conference_nm='Big East'));">
            <text:p>insert into teams values (null,'Pittsburgh','Panthers','PITT',(select conference_id from conferences where conference_nm='Big East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Rutgers_University">Rutgers</text:a></text:p>
          </table:table-cell>
          <table:table-cell table:style-name="ce1" office:value-type="string">
            <text:p><text:a xlink:href="http://en.wikipedia.org/wiki/Rutgers_Scarlet_Knights_football">Scarlet Knights</text:a></text:p>
          </table:table-cell>
          <table:table-cell table:style-name="ce1" office:value-type="string">
            <text:p>RUTG</text:p>
          </table:table-cell>
          <table:table-cell table:style-name="ce1" office:value-type="string">
            <text:p><text:a xlink:href="http://en.wikipedia.org/wiki/Big_East_Conference">Big East</text:a></text:p>
          </table:table-cell>
          <table:table-cell table:style-name="ce4" table:formula="oooc:=IF([.D29]&lt;&gt;[.D30];CONCATENATE(&quot;insert into conferences values (null,'&quot;;[.D29];&quot;');&quot;);&quot;&quot;)">
            <text:p/>
          </table:table-cell>
          <table:table-cell table:formula="oooc:=CONCATENATE(&quot;insert into teams values (null,'&quot;;[.A29];&quot;','&quot;;[.B29];&quot;','&quot;;[.C29];&quot;',(select conference_id from conferences where conference_nm='&quot;;[.D29];&quot;'));&quot;)" office:value-type="string" office:string-value="insert into teams values (null,'Rutgers','Scarlet Knights','RUTG',(select conference_id from conferences where conference_nm='Big East'));">
            <text:p>insert into teams values (null,'Rutgers','Scarlet Knights','RUTG',(select conference_id from conferences where conference_nm='Big East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South_Florida">South Florida</text:a></text:p>
          </table:table-cell>
          <table:table-cell table:style-name="ce1" office:value-type="string">
            <text:p><text:a xlink:href="http://en.wikipedia.org/wiki/South_Florida_Bulls_football">Bulls</text:a></text:p>
          </table:table-cell>
          <table:table-cell table:style-name="ce1" office:value-type="string">
            <text:p>USF</text:p>
          </table:table-cell>
          <table:table-cell table:style-name="ce1" office:value-type="string">
            <text:p><text:a xlink:href="http://en.wikipedia.org/wiki/Big_East_Conference">Big East</text:a></text:p>
          </table:table-cell>
          <table:table-cell table:style-name="ce4" table:formula="oooc:=IF([.D30]&lt;&gt;[.D31];CONCATENATE(&quot;insert into conferences values (null,'&quot;;[.D30];&quot;');&quot;);&quot;&quot;)">
            <text:p/>
          </table:table-cell>
          <table:table-cell table:formula="oooc:=CONCATENATE(&quot;insert into teams values (null,'&quot;;[.A30];&quot;','&quot;;[.B30];&quot;','&quot;;[.C30];&quot;',(select conference_id from conferences where conference_nm='&quot;;[.D30];&quot;'));&quot;)" office:value-type="string" office:string-value="insert into teams values (null,'South Florida','Bulls','USF',(select conference_id from conferences where conference_nm='Big East'));">
            <text:p>insert into teams values (null,'South Florida','Bulls','USF',(select conference_id from conferences where conference_nm='Big East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Syracuse_University">Syracuse</text:a></text:p>
          </table:table-cell>
          <table:table-cell table:style-name="ce1" office:value-type="string">
            <text:p><text:a xlink:href="http://en.wikipedia.org/wiki/Syracuse_Orange_football">Orange</text:a></text:p>
          </table:table-cell>
          <table:table-cell table:style-name="ce1" office:value-type="string">
            <text:p>SYR</text:p>
          </table:table-cell>
          <table:table-cell table:style-name="ce1" office:value-type="string">
            <text:p><text:a xlink:href="http://en.wikipedia.org/wiki/Big_East_Conference">Big East</text:a></text:p>
          </table:table-cell>
          <table:table-cell table:style-name="ce4" table:formula="oooc:=IF([.D31]&lt;&gt;[.D32];CONCATENATE(&quot;insert into conferences values (null,'&quot;;[.D31];&quot;');&quot;);&quot;&quot;)">
            <text:p/>
          </table:table-cell>
          <table:table-cell table:formula="oooc:=CONCATENATE(&quot;insert into teams values (null,'&quot;;[.A31];&quot;','&quot;;[.B31];&quot;','&quot;;[.C31];&quot;',(select conference_id from conferences where conference_nm='&quot;;[.D31];&quot;'));&quot;)" office:value-type="string" office:string-value="insert into teams values (null,'Syracuse','Orange','SYR',(select conference_id from conferences where conference_nm='Big East'));">
            <text:p>insert into teams values (null,'Syracuse','Orange','SYR',(select conference_id from conferences where conference_nm='Big East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West_Virginia_University">West Virginia</text:a></text:p>
          </table:table-cell>
          <table:table-cell table:style-name="ce1" office:value-type="string">
            <text:p><text:a xlink:href="http://en.wikipedia.org/wiki/West_Virginia_Mountaineers_football">Mountaineers</text:a></text:p>
          </table:table-cell>
          <table:table-cell table:style-name="ce1" office:value-type="string">
            <text:p>WV</text:p>
          </table:table-cell>
          <table:table-cell table:style-name="ce1" office:value-type="string">
            <text:p><text:a xlink:href="http://en.wikipedia.org/wiki/Big_East_Conference">Big East</text:a></text:p>
          </table:table-cell>
          <table:table-cell table:style-name="ce4" table:formula="oooc:=IF([.D32]&lt;&gt;[.D33];CONCATENATE(&quot;insert into conferences values (null,'&quot;;[.D32];&quot;');&quot;);&quot;&quot;)" office:value-type="string" office:string-value="insert into conferences values (null,'Big East');">
            <text:p>insert into conferences values (null,'Big East');</text:p>
          </table:table-cell>
          <table:table-cell table:formula="oooc:=CONCATENATE(&quot;insert into teams values (null,'&quot;;[.A32];&quot;','&quot;;[.B32];&quot;','&quot;;[.C32];&quot;',(select conference_id from conferences where conference_nm='&quot;;[.D32];&quot;'));&quot;)" office:value-type="string" office:string-value="insert into teams values (null,'West Virginia','Mountaineers','WV',(select conference_id from conferences where conference_nm='Big East'));">
            <text:p>insert into teams values (null,'West Virginia','Mountaineers','WV',(select conference_id from conferences where conference_nm='Big East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Eastern_Washington_University">Eastern Washington</text:a></text:p>
          </table:table-cell>
          <table:table-cell table:style-name="ce2" office:value-type="string">
            <text:p>Eagles</text:p>
          </table:table-cell>
          <table:table-cell table:style-name="ce2" office:value-type="string">
            <text:p>E WASH</text:p>
          </table:table-cell>
          <table:table-cell table:style-name="ce2" office:value-type="string">
            <text:p><text:a xlink:href="http://en.wikipedia.org/wiki/Big_Sky_Conference">Big Sky</text:a></text:p>
          </table:table-cell>
          <table:table-cell table:style-name="ce4" table:formula="oooc:=IF([.D33]&lt;&gt;[.D34];CONCATENATE(&quot;insert into conferences values (null,'&quot;;[.D33];&quot;');&quot;);&quot;&quot;)">
            <text:p/>
          </table:table-cell>
          <table:table-cell table:formula="oooc:=CONCATENATE(&quot;insert into teams values (null,'&quot;;[.A33];&quot;','&quot;;[.B33];&quot;','&quot;;[.C33];&quot;',(select conference_id from conferences where conference_nm='&quot;;[.D33];&quot;'));&quot;)" office:value-type="string" office:string-value="insert into teams values (null,'Eastern Washington','Eagles','E WASH',(select conference_id from conferences where conference_nm='Big Sky'));">
            <text:p>insert into teams values (null,'Eastern Washington','Eagles','E WASH',(select conference_id from conferences where conference_nm='Big Sky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Idaho_State_University">Idaho State</text:a></text:p>
          </table:table-cell>
          <table:table-cell table:style-name="ce2" office:value-type="string">
            <text:p>Bengals</text:p>
          </table:table-cell>
          <table:table-cell table:style-name="ce2" office:value-type="string">
            <text:p>IDAHO</text:p>
          </table:table-cell>
          <table:table-cell table:style-name="ce2" office:value-type="string">
            <text:p><text:a xlink:href="http://en.wikipedia.org/wiki/Big_Sky_Conference">Big Sky</text:a></text:p>
          </table:table-cell>
          <table:table-cell table:style-name="ce4" table:formula="oooc:=IF([.D34]&lt;&gt;[.D35];CONCATENATE(&quot;insert into conferences values (null,'&quot;;[.D34];&quot;');&quot;);&quot;&quot;)">
            <text:p/>
          </table:table-cell>
          <table:table-cell table:formula="oooc:=CONCATENATE(&quot;insert into teams values (null,'&quot;;[.A34];&quot;','&quot;;[.B34];&quot;','&quot;;[.C34];&quot;',(select conference_id from conferences where conference_nm='&quot;;[.D34];&quot;'));&quot;)" office:value-type="string" office:string-value="insert into teams values (null,'Idaho State','Bengals','IDAHO',(select conference_id from conferences where conference_nm='Big Sky'));">
            <text:p>insert into teams values (null,'Idaho State','Bengals','IDAHO',(select conference_id from conferences where conference_nm='Big Sky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University_of_Montana-Missoula">Montana</text:a></text:p>
          </table:table-cell>
          <table:table-cell table:style-name="ce2" office:value-type="string">
            <text:p><text:a xlink:href="http://en.wikipedia.org/wiki/Montana_Grizzlies_football">Grizzlies</text:a></text:p>
          </table:table-cell>
          <table:table-cell table:style-name="ce2" office:value-type="string">
            <text:p>MONT</text:p>
          </table:table-cell>
          <table:table-cell table:style-name="ce2" office:value-type="string">
            <text:p><text:a xlink:href="http://en.wikipedia.org/wiki/Big_Sky_Conference">Big Sky</text:a></text:p>
          </table:table-cell>
          <table:table-cell table:style-name="ce4" table:formula="oooc:=IF([.D35]&lt;&gt;[.D36];CONCATENATE(&quot;insert into conferences values (null,'&quot;;[.D35];&quot;');&quot;);&quot;&quot;)">
            <text:p/>
          </table:table-cell>
          <table:table-cell table:formula="oooc:=CONCATENATE(&quot;insert into teams values (null,'&quot;;[.A35];&quot;','&quot;;[.B35];&quot;','&quot;;[.C35];&quot;',(select conference_id from conferences where conference_nm='&quot;;[.D35];&quot;'));&quot;)" office:value-type="string" office:string-value="insert into teams values (null,'Montana','Grizzlies','MONT',(select conference_id from conferences where conference_nm='Big Sky'));">
            <text:p>insert into teams values (null,'Montana','Grizzlies','MONT',(select conference_id from conferences where conference_nm='Big Sky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Montana_State_University_-_Bozeman">Montana State</text:a></text:p>
          </table:table-cell>
          <table:table-cell table:style-name="ce2" office:value-type="string">
            <text:p>Bobcats</text:p>
          </table:table-cell>
          <table:table-cell table:style-name="ce2" office:value-type="string">
            <text:p>MONTST</text:p>
          </table:table-cell>
          <table:table-cell table:style-name="ce2" office:value-type="string">
            <text:p><text:a xlink:href="http://en.wikipedia.org/wiki/Big_Sky_Conference">Big Sky</text:a></text:p>
          </table:table-cell>
          <table:table-cell table:style-name="ce4" table:formula="oooc:=IF([.D36]&lt;&gt;[.D37];CONCATENATE(&quot;insert into conferences values (null,'&quot;;[.D36];&quot;');&quot;);&quot;&quot;)">
            <text:p/>
          </table:table-cell>
          <table:table-cell table:formula="oooc:=CONCATENATE(&quot;insert into teams values (null,'&quot;;[.A36];&quot;','&quot;;[.B36];&quot;','&quot;;[.C36];&quot;',(select conference_id from conferences where conference_nm='&quot;;[.D36];&quot;'));&quot;)" office:value-type="string" office:string-value="insert into teams values (null,'Montana State','Bobcats','MONTST',(select conference_id from conferences where conference_nm='Big Sky'));">
            <text:p>insert into teams values (null,'Montana State','Bobcats','MONTST',(select conference_id from conferences where conference_nm='Big Sky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Northern_Arizona_University">Northern Arizona</text:a></text:p>
          </table:table-cell>
          <table:table-cell table:style-name="ce2" office:value-type="string">
            <text:p>Lumberjacks</text:p>
          </table:table-cell>
          <table:table-cell table:style-name="ce2" office:value-type="string">
            <text:p>N AZ</text:p>
          </table:table-cell>
          <table:table-cell table:style-name="ce2" office:value-type="string">
            <text:p><text:a xlink:href="http://en.wikipedia.org/wiki/Big_Sky_Conference">Big Sky</text:a></text:p>
          </table:table-cell>
          <table:table-cell table:style-name="ce4" table:formula="oooc:=IF([.D37]&lt;&gt;[.D38];CONCATENATE(&quot;insert into conferences values (null,'&quot;;[.D37];&quot;');&quot;);&quot;&quot;)">
            <text:p/>
          </table:table-cell>
          <table:table-cell table:formula="oooc:=CONCATENATE(&quot;insert into teams values (null,'&quot;;[.A37];&quot;','&quot;;[.B37];&quot;','&quot;;[.C37];&quot;',(select conference_id from conferences where conference_nm='&quot;;[.D37];&quot;'));&quot;)" office:value-type="string" office:string-value="insert into teams values (null,'Northern Arizona','Lumberjacks','N AZ',(select conference_id from conferences where conference_nm='Big Sky'));">
            <text:p>insert into teams values (null,'Northern Arizona','Lumberjacks','N AZ',(select conference_id from conferences where conference_nm='Big Sky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University_of_Northern_Colorado">Northern Colorado</text:a></text:p>
          </table:table-cell>
          <table:table-cell table:style-name="ce2" office:value-type="string">
            <text:p>Bears</text:p>
          </table:table-cell>
          <table:table-cell table:style-name="ce2" office:value-type="string">
            <text:p>N COL</text:p>
          </table:table-cell>
          <table:table-cell table:style-name="ce2" office:value-type="string">
            <text:p><text:a xlink:href="http://en.wikipedia.org/wiki/Big_Sky_Conference">Big Sky</text:a></text:p>
          </table:table-cell>
          <table:table-cell table:style-name="ce4" table:formula="oooc:=IF([.D38]&lt;&gt;[.D39];CONCATENATE(&quot;insert into conferences values (null,'&quot;;[.D38];&quot;');&quot;);&quot;&quot;)">
            <text:p/>
          </table:table-cell>
          <table:table-cell table:formula="oooc:=CONCATENATE(&quot;insert into teams values (null,'&quot;;[.A38];&quot;','&quot;;[.B38];&quot;','&quot;;[.C38];&quot;',(select conference_id from conferences where conference_nm='&quot;;[.D38];&quot;'));&quot;)" office:value-type="string" office:string-value="insert into teams values (null,'Northern Colorado','Bears','N COL',(select conference_id from conferences where conference_nm='Big Sky'));">
            <text:p>insert into teams values (null,'Northern Colorado','Bears','N COL',(select conference_id from conferences where conference_nm='Big Sky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Portland_State_University">Portland State</text:a></text:p>
          </table:table-cell>
          <table:table-cell table:style-name="ce2" office:value-type="string">
            <text:p><text:a xlink:href="http://en.wikipedia.org/wiki/Portland_State_Vikings">Vikings</text:a></text:p>
          </table:table-cell>
          <table:table-cell table:style-name="ce2" office:value-type="string">
            <text:p>PORTLD</text:p>
          </table:table-cell>
          <table:table-cell table:style-name="ce2" office:value-type="string">
            <text:p><text:a xlink:href="http://en.wikipedia.org/wiki/Big_Sky_Conference">Big Sky</text:a></text:p>
          </table:table-cell>
          <table:table-cell table:style-name="ce4" table:formula="oooc:=IF([.D39]&lt;&gt;[.D40];CONCATENATE(&quot;insert into conferences values (null,'&quot;;[.D39];&quot;');&quot;);&quot;&quot;)">
            <text:p/>
          </table:table-cell>
          <table:table-cell table:formula="oooc:=CONCATENATE(&quot;insert into teams values (null,'&quot;;[.A39];&quot;','&quot;;[.B39];&quot;','&quot;;[.C39];&quot;',(select conference_id from conferences where conference_nm='&quot;;[.D39];&quot;'));&quot;)" office:value-type="string" office:string-value="insert into teams values (null,'Portland State','Vikings','PORTLD',(select conference_id from conferences where conference_nm='Big Sky'));">
            <text:p>insert into teams values (null,'Portland State','Vikings','PORTLD',(select conference_id from conferences where conference_nm='Big Sky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California_State_University,_Sacramento">Sacramento State</text:a></text:p>
          </table:table-cell>
          <table:table-cell table:style-name="ce2" office:value-type="string">
            <text:p>Hornets</text:p>
          </table:table-cell>
          <table:table-cell table:style-name="ce2" office:value-type="string">
            <text:p>SAC</text:p>
          </table:table-cell>
          <table:table-cell table:style-name="ce2" office:value-type="string">
            <text:p><text:a xlink:href="http://en.wikipedia.org/wiki/Big_Sky_Conference">Big Sky</text:a></text:p>
          </table:table-cell>
          <table:table-cell table:style-name="ce4" table:formula="oooc:=IF([.D40]&lt;&gt;[.D41];CONCATENATE(&quot;insert into conferences values (null,'&quot;;[.D40];&quot;');&quot;);&quot;&quot;)">
            <text:p/>
          </table:table-cell>
          <table:table-cell table:formula="oooc:=CONCATENATE(&quot;insert into teams values (null,'&quot;;[.A40];&quot;','&quot;;[.B40];&quot;','&quot;;[.C40];&quot;',(select conference_id from conferences where conference_nm='&quot;;[.D40];&quot;'));&quot;)" office:value-type="string" office:string-value="insert into teams values (null,'Sacramento State','Hornets','SAC',(select conference_id from conferences where conference_nm='Big Sky'));">
            <text:p>insert into teams values (null,'Sacramento State','Hornets','SAC',(select conference_id from conferences where conference_nm='Big Sky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Weber_State_University">Weber State</text:a></text:p>
          </table:table-cell>
          <table:table-cell table:style-name="ce2" office:value-type="string">
            <text:p>Wildcats</text:p>
          </table:table-cell>
          <table:table-cell table:style-name="ce2" office:value-type="string">
            <text:p>WEBER</text:p>
          </table:table-cell>
          <table:table-cell table:style-name="ce2" office:value-type="string">
            <text:p><text:a xlink:href="http://en.wikipedia.org/wiki/Big_Sky_Conference">Big Sky</text:a></text:p>
          </table:table-cell>
          <table:table-cell table:style-name="ce4" table:formula="oooc:=IF([.D41]&lt;&gt;[.D42];CONCATENATE(&quot;insert into conferences values (null,'&quot;;[.D41];&quot;');&quot;);&quot;&quot;)" office:value-type="string" office:string-value="insert into conferences values (null,'Big Sky');">
            <text:p>insert into conferences values (null,'Big Sky');</text:p>
          </table:table-cell>
          <table:table-cell table:formula="oooc:=CONCATENATE(&quot;insert into teams values (null,'&quot;;[.A41];&quot;','&quot;;[.B41];&quot;','&quot;;[.C41];&quot;',(select conference_id from conferences where conference_nm='&quot;;[.D41];&quot;'));&quot;)" office:value-type="string" office:string-value="insert into teams values (null,'Weber State','Wildcats','WEBER',(select conference_id from conferences where conference_nm='Big Sky'));">
            <text:p>insert into teams values (null,'Weber State','Wildcats','WEBER',(select conference_id from conferences where conference_nm='Big Sky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Charleston_Southern_University">Charleston Southern</text:a></text:p>
          </table:table-cell>
          <table:table-cell table:style-name="ce2" office:value-type="string">
            <text:p>Buccaneers</text:p>
          </table:table-cell>
          <table:table-cell table:style-name="ce2" office:value-type="string">
            <text:p>CHRLST</text:p>
          </table:table-cell>
          <table:table-cell table:style-name="ce2" office:value-type="string">
            <text:p><text:a xlink:href="http://en.wikipedia.org/wiki/Big_South_Conference">Big South</text:a></text:p>
          </table:table-cell>
          <table:table-cell table:style-name="ce4" table:formula="oooc:=IF([.D42]&lt;&gt;[.D43];CONCATENATE(&quot;insert into conferences values (null,'&quot;;[.D42];&quot;');&quot;);&quot;&quot;)">
            <text:p/>
          </table:table-cell>
          <table:table-cell table:formula="oooc:=CONCATENATE(&quot;insert into teams values (null,'&quot;;[.A42];&quot;','&quot;;[.B42];&quot;','&quot;;[.C42];&quot;',(select conference_id from conferences where conference_nm='&quot;;[.D42];&quot;'));&quot;)" office:value-type="string" office:string-value="insert into teams values (null,'Charleston Southern','Buccaneers','CHRLST',(select conference_id from conferences where conference_nm='Big South'));">
            <text:p>insert into teams values (null,'Charleston Southern','Buccaneers','CHRLST',(select conference_id from conferences where conference_nm='Big South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Coastal_Carolina_University">Coastal Carolina</text:a></text:p>
          </table:table-cell>
          <table:table-cell table:style-name="ce2" office:value-type="string">
            <text:p>Chanticleers</text:p>
          </table:table-cell>
          <table:table-cell table:style-name="ce2" office:value-type="string">
            <text:p>CSTCAR</text:p>
          </table:table-cell>
          <table:table-cell table:style-name="ce2" office:value-type="string">
            <text:p><text:a xlink:href="http://en.wikipedia.org/wiki/Big_South_Conference">Big South</text:a></text:p>
          </table:table-cell>
          <table:table-cell table:style-name="ce4" table:formula="oooc:=IF([.D43]&lt;&gt;[.D44];CONCATENATE(&quot;insert into conferences values (null,'&quot;;[.D43];&quot;');&quot;);&quot;&quot;)">
            <text:p/>
          </table:table-cell>
          <table:table-cell table:formula="oooc:=CONCATENATE(&quot;insert into teams values (null,'&quot;;[.A43];&quot;','&quot;;[.B43];&quot;','&quot;;[.C43];&quot;',(select conference_id from conferences where conference_nm='&quot;;[.D43];&quot;'));&quot;)" office:value-type="string" office:string-value="insert into teams values (null,'Coastal Carolina','Chanticleers','CSTCAR',(select conference_id from conferences where conference_nm='Big South'));">
            <text:p>insert into teams values (null,'Coastal Carolina','Chanticleers','CSTCAR',(select conference_id from conferences where conference_nm='Big South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Gardner-Webb_University">Gardner-Webb</text:a></text:p>
          </table:table-cell>
          <table:table-cell table:style-name="ce2" office:value-type="string">
            <text:p>Runnin' Bulldogs</text:p>
          </table:table-cell>
          <table:table-cell table:style-name="ce2" office:value-type="string">
            <text:p>GARWEB</text:p>
          </table:table-cell>
          <table:table-cell table:style-name="ce2" office:value-type="string">
            <text:p><text:a xlink:href="http://en.wikipedia.org/wiki/Big_South_Conference">Big South</text:a></text:p>
          </table:table-cell>
          <table:table-cell table:style-name="ce4" table:formula="oooc:=IF([.D44]&lt;&gt;[.D45];CONCATENATE(&quot;insert into conferences values (null,'&quot;;[.D44];&quot;');&quot;);&quot;&quot;)">
            <text:p/>
          </table:table-cell>
          <table:table-cell table:formula="oooc:=CONCATENATE(&quot;insert into teams values (null,'&quot;;[.A44];&quot;','&quot;;[.B44];&quot;','&quot;;[.C44];&quot;',(select conference_id from conferences where conference_nm='&quot;;[.D44];&quot;'));&quot;)" office:value-type="string" office:string-value="insert into teams values (null,'Gardner-Webb','Runnin' Bulldogs','GARWEB',(select conference_id from conferences where conference_nm='Big South'));">
            <text:p>insert into teams values (null,'Gardner-Webb','Runnin' Bulldogs','GARWEB',(select conference_id from conferences where conference_nm='Big South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Liberty_University">Liberty</text:a></text:p>
          </table:table-cell>
          <table:table-cell table:style-name="ce2" office:value-type="string">
            <text:p>Flames</text:p>
          </table:table-cell>
          <table:table-cell table:style-name="ce2" office:value-type="string">
            <text:p>LIBRTY</text:p>
          </table:table-cell>
          <table:table-cell table:style-name="ce2" office:value-type="string">
            <text:p><text:a xlink:href="http://en.wikipedia.org/wiki/Big_South_Conference">Big South</text:a></text:p>
          </table:table-cell>
          <table:table-cell table:style-name="ce4" table:formula="oooc:=IF([.D45]&lt;&gt;[.D46];CONCATENATE(&quot;insert into conferences values (null,'&quot;;[.D45];&quot;');&quot;);&quot;&quot;)">
            <text:p/>
          </table:table-cell>
          <table:table-cell table:formula="oooc:=CONCATENATE(&quot;insert into teams values (null,'&quot;;[.A45];&quot;','&quot;;[.B45];&quot;','&quot;;[.C45];&quot;',(select conference_id from conferences where conference_nm='&quot;;[.D45];&quot;'));&quot;)" office:value-type="string" office:string-value="insert into teams values (null,'Liberty','Flames','LIBRTY',(select conference_id from conferences where conference_nm='Big South'));">
            <text:p>insert into teams values (null,'Liberty','Flames','LIBRTY',(select conference_id from conferences where conference_nm='Big South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Presbyterian_College">Presbyterian</text:a></text:p>
          </table:table-cell>
          <table:table-cell table:style-name="ce2" office:value-type="string">
            <text:p>Blue Hose</text:p>
          </table:table-cell>
          <table:table-cell table:style-name="ce2" office:value-type="string">
            <text:p>PRESB</text:p>
          </table:table-cell>
          <table:table-cell table:style-name="ce2" office:value-type="string">
            <text:p><text:a xlink:href="http://en.wikipedia.org/wiki/Big_South_Conference">Big South</text:a></text:p>
          </table:table-cell>
          <table:table-cell table:style-name="ce4" table:formula="oooc:=IF([.D46]&lt;&gt;[.D47];CONCATENATE(&quot;insert into conferences values (null,'&quot;;[.D46];&quot;');&quot;);&quot;&quot;)">
            <text:p/>
          </table:table-cell>
          <table:table-cell table:formula="oooc:=CONCATENATE(&quot;insert into teams values (null,'&quot;;[.A46];&quot;','&quot;;[.B46];&quot;','&quot;;[.C46];&quot;',(select conference_id from conferences where conference_nm='&quot;;[.D46];&quot;'));&quot;)" office:value-type="string" office:string-value="insert into teams values (null,'Presbyterian','Blue Hose','PRESB',(select conference_id from conferences where conference_nm='Big South'));">
            <text:p>insert into teams values (null,'Presbyterian','Blue Hose','PRESB',(select conference_id from conferences where conference_nm='Big South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State_University_of_New_York_at_Stony_Brook">Stony Brook</text:a></text:p>
          </table:table-cell>
          <table:table-cell table:style-name="ce2" office:value-type="string">
            <text:p><text:a xlink:href="http://en.wikipedia.org/wiki/Stony_Brook_Seawolves">Seawolves</text:a></text:p>
          </table:table-cell>
          <table:table-cell table:style-name="ce2" office:value-type="string">
            <text:p>STONY</text:p>
          </table:table-cell>
          <table:table-cell table:style-name="ce2" office:value-type="string">
            <text:p><text:a xlink:href="http://en.wikipedia.org/wiki/Big_South_Conference">Big South</text:a></text:p>
          </table:table-cell>
          <table:table-cell table:style-name="ce4" table:formula="oooc:=IF([.D47]&lt;&gt;[.D48];CONCATENATE(&quot;insert into conferences values (null,'&quot;;[.D47];&quot;');&quot;);&quot;&quot;)">
            <text:p/>
          </table:table-cell>
          <table:table-cell table:formula="oooc:=CONCATENATE(&quot;insert into teams values (null,'&quot;;[.A47];&quot;','&quot;;[.B47];&quot;','&quot;;[.C47];&quot;',(select conference_id from conferences where conference_nm='&quot;;[.D47];&quot;'));&quot;)" office:value-type="string" office:string-value="insert into teams values (null,'Stony Brook','Seawolves','STONY',(select conference_id from conferences where conference_nm='Big South'));">
            <text:p>insert into teams values (null,'Stony Brook','Seawolves','STONY',(select conference_id from conferences where conference_nm='Big South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Virginia_Military_Institute">VMI</text:a></text:p>
          </table:table-cell>
          <table:table-cell table:style-name="ce2" office:value-type="string">
            <text:p>Keydets</text:p>
          </table:table-cell>
          <table:table-cell table:style-name="ce2" office:value-type="string">
            <text:p>VMI</text:p>
          </table:table-cell>
          <table:table-cell table:style-name="ce2" office:value-type="string">
            <text:p><text:a xlink:href="http://en.wikipedia.org/wiki/Big_South_Conference">Big South</text:a></text:p>
          </table:table-cell>
          <table:table-cell table:style-name="ce4" table:formula="oooc:=IF([.D48]&lt;&gt;[.D49];CONCATENATE(&quot;insert into conferences values (null,'&quot;;[.D48];&quot;');&quot;);&quot;&quot;)" office:value-type="string" office:string-value="insert into conferences values (null,'Big South');">
            <text:p>insert into conferences values (null,'Big South');</text:p>
          </table:table-cell>
          <table:table-cell table:formula="oooc:=CONCATENATE(&quot;insert into teams values (null,'&quot;;[.A48];&quot;','&quot;;[.B48];&quot;','&quot;;[.C48];&quot;',(select conference_id from conferences where conference_nm='&quot;;[.D48];&quot;'));&quot;)" office:value-type="string" office:string-value="insert into teams values (null,'VMI','Keydets','VMI',(select conference_id from conferences where conference_nm='Big South'));">
            <text:p>insert into teams values (null,'VMI','Keydets','VMI',(select conference_id from conferences where conference_nm='Big South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Illinois_at_Urbana-Champaign">Illinois</text:a></text:p>
          </table:table-cell>
          <table:table-cell table:style-name="ce1" office:value-type="string">
            <text:p><text:a xlink:href="http://en.wikipedia.org/wiki/Illinois_Fighting_Illini_football">Fighting Illini</text:a></text:p>
          </table:table-cell>
          <table:table-cell table:style-name="ce1" office:value-type="string">
            <text:p>ILL</text:p>
          </table:table-cell>
          <table:table-cell table:style-name="ce1" office:value-type="string">
            <text:p><text:a xlink:href="http://en.wikipedia.org/wiki/Big_Ten_Conference">Big Ten</text:a></text:p>
          </table:table-cell>
          <table:table-cell table:style-name="ce4" table:formula="oooc:=IF([.D49]&lt;&gt;[.D50];CONCATENATE(&quot;insert into conferences values (null,'&quot;;[.D49];&quot;');&quot;);&quot;&quot;)">
            <text:p/>
          </table:table-cell>
          <table:table-cell table:formula="oooc:=CONCATENATE(&quot;insert into teams values (null,'&quot;;[.A49];&quot;','&quot;;[.B49];&quot;','&quot;;[.C49];&quot;',(select conference_id from conferences where conference_nm='&quot;;[.D49];&quot;'));&quot;)" office:value-type="string" office:string-value="insert into teams values (null,'Illinois','Fighting Illini','ILL',(select conference_id from conferences where conference_nm='Big Ten'));">
            <text:p>insert into teams values (null,'Illinois','Fighting Illini','ILL',(select conference_id from conferences where conference_nm='Big Ten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Indiana_University_Bloomington">Indiana</text:a></text:p>
          </table:table-cell>
          <table:table-cell table:style-name="ce1" office:value-type="string">
            <text:p><text:a xlink:href="http://en.wikipedia.org/wiki/Indiana_Hoosiers_football">Hoosiers</text:a></text:p>
          </table:table-cell>
          <table:table-cell table:style-name="ce1" office:value-type="string">
            <text:p>IND</text:p>
          </table:table-cell>
          <table:table-cell table:style-name="ce1" office:value-type="string">
            <text:p><text:a xlink:href="http://en.wikipedia.org/wiki/Big_Ten_Conference">Big Ten</text:a></text:p>
          </table:table-cell>
          <table:table-cell table:style-name="ce4" table:formula="oooc:=IF([.D50]&lt;&gt;[.D51];CONCATENATE(&quot;insert into conferences values (null,'&quot;;[.D50];&quot;');&quot;);&quot;&quot;)">
            <text:p/>
          </table:table-cell>
          <table:table-cell table:formula="oooc:=CONCATENATE(&quot;insert into teams values (null,'&quot;;[.A50];&quot;','&quot;;[.B50];&quot;','&quot;;[.C50];&quot;',(select conference_id from conferences where conference_nm='&quot;;[.D50];&quot;'));&quot;)" office:value-type="string" office:string-value="insert into teams values (null,'Indiana','Hoosiers','IND',(select conference_id from conferences where conference_nm='Big Ten'));">
            <text:p>insert into teams values (null,'Indiana','Hoosiers','IND',(select conference_id from conferences where conference_nm='Big Ten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Iowa">Iowa</text:a></text:p>
          </table:table-cell>
          <table:table-cell table:style-name="ce1" office:value-type="string">
            <text:p><text:a xlink:href="http://en.wikipedia.org/wiki/Iowa_Hawkeyes_football">Hawkeyes</text:a></text:p>
          </table:table-cell>
          <table:table-cell table:style-name="ce1" office:value-type="string">
            <text:p>IOWA</text:p>
          </table:table-cell>
          <table:table-cell table:style-name="ce1" office:value-type="string">
            <text:p><text:a xlink:href="http://en.wikipedia.org/wiki/Big_Ten_Conference">Big Ten</text:a></text:p>
          </table:table-cell>
          <table:table-cell table:style-name="ce4" table:formula="oooc:=IF([.D51]&lt;&gt;[.D52];CONCATENATE(&quot;insert into conferences values (null,'&quot;;[.D51];&quot;');&quot;);&quot;&quot;)">
            <text:p/>
          </table:table-cell>
          <table:table-cell table:formula="oooc:=CONCATENATE(&quot;insert into teams values (null,'&quot;;[.A51];&quot;','&quot;;[.B51];&quot;','&quot;;[.C51];&quot;',(select conference_id from conferences where conference_nm='&quot;;[.D51];&quot;'));&quot;)" office:value-type="string" office:string-value="insert into teams values (null,'Iowa','Hawkeyes','IOWA',(select conference_id from conferences where conference_nm='Big Ten'));">
            <text:p>insert into teams values (null,'Iowa','Hawkeyes','IOWA',(select conference_id from conferences where conference_nm='Big Ten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Michigan">Michigan</text:a></text:p>
          </table:table-cell>
          <table:table-cell table:style-name="ce1" office:value-type="string">
            <text:p><text:a xlink:href="http://en.wikipedia.org/wiki/Michigan_Wolverines_football">Wolverines</text:a></text:p>
          </table:table-cell>
          <table:table-cell table:style-name="ce1" office:value-type="string">
            <text:p>MICH</text:p>
          </table:table-cell>
          <table:table-cell table:style-name="ce1" office:value-type="string">
            <text:p><text:a xlink:href="http://en.wikipedia.org/wiki/Big_Ten_Conference">Big Ten</text:a></text:p>
          </table:table-cell>
          <table:table-cell table:style-name="ce4" table:formula="oooc:=IF([.D52]&lt;&gt;[.D53];CONCATENATE(&quot;insert into conferences values (null,'&quot;;[.D52];&quot;');&quot;);&quot;&quot;)">
            <text:p/>
          </table:table-cell>
          <table:table-cell table:formula="oooc:=CONCATENATE(&quot;insert into teams values (null,'&quot;;[.A52];&quot;','&quot;;[.B52];&quot;','&quot;;[.C52];&quot;',(select conference_id from conferences where conference_nm='&quot;;[.D52];&quot;'));&quot;)" office:value-type="string" office:string-value="insert into teams values (null,'Michigan','Wolverines','MICH',(select conference_id from conferences where conference_nm='Big Ten'));">
            <text:p>insert into teams values (null,'Michigan','Wolverines','MICH',(select conference_id from conferences where conference_nm='Big Ten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Michigan_State_University">Michigan State</text:a></text:p>
          </table:table-cell>
          <table:table-cell table:style-name="ce1" office:value-type="string">
            <text:p><text:a xlink:href="http://en.wikipedia.org/wiki/Michigan_State_Spartans_football">Spartans</text:a></text:p>
          </table:table-cell>
          <table:table-cell table:style-name="ce1" office:value-type="string">
            <text:p>MICHST</text:p>
          </table:table-cell>
          <table:table-cell table:style-name="ce1" office:value-type="string">
            <text:p><text:a xlink:href="http://en.wikipedia.org/wiki/Big_Ten_Conference">Big Ten</text:a></text:p>
          </table:table-cell>
          <table:table-cell table:style-name="ce4" table:formula="oooc:=IF([.D53]&lt;&gt;[.D54];CONCATENATE(&quot;insert into conferences values (null,'&quot;;[.D53];&quot;');&quot;);&quot;&quot;)">
            <text:p/>
          </table:table-cell>
          <table:table-cell table:formula="oooc:=CONCATENATE(&quot;insert into teams values (null,'&quot;;[.A53];&quot;','&quot;;[.B53];&quot;','&quot;;[.C53];&quot;',(select conference_id from conferences where conference_nm='&quot;;[.D53];&quot;'));&quot;)" office:value-type="string" office:string-value="insert into teams values (null,'Michigan State','Spartans','MICHST',(select conference_id from conferences where conference_nm='Big Ten'));">
            <text:p>insert into teams values (null,'Michigan State','Spartans','MICHST',(select conference_id from conferences where conference_nm='Big Ten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Minnesota">Minnesota</text:a></text:p>
          </table:table-cell>
          <table:table-cell table:style-name="ce1" office:value-type="string">
            <text:p><text:a xlink:href="http://en.wikipedia.org/wiki/Minnesota_Golden_Gophers_football">Golden Gophers</text:a></text:p>
          </table:table-cell>
          <table:table-cell table:style-name="ce1" office:value-type="string">
            <text:p>MINN</text:p>
          </table:table-cell>
          <table:table-cell table:style-name="ce1" office:value-type="string">
            <text:p><text:a xlink:href="http://en.wikipedia.org/wiki/Big_Ten_Conference">Big Ten</text:a></text:p>
          </table:table-cell>
          <table:table-cell table:style-name="ce4" table:formula="oooc:=IF([.D54]&lt;&gt;[.D55];CONCATENATE(&quot;insert into conferences values (null,'&quot;;[.D54];&quot;');&quot;);&quot;&quot;)">
            <text:p/>
          </table:table-cell>
          <table:table-cell table:formula="oooc:=CONCATENATE(&quot;insert into teams values (null,'&quot;;[.A54];&quot;','&quot;;[.B54];&quot;','&quot;;[.C54];&quot;',(select conference_id from conferences where conference_nm='&quot;;[.D54];&quot;'));&quot;)" office:value-type="string" office:string-value="insert into teams values (null,'Minnesota','Golden Gophers','MINN',(select conference_id from conferences where conference_nm='Big Ten'));">
            <text:p>insert into teams values (null,'Minnesota','Golden Gophers','MINN',(select conference_id from conferences where conference_nm='Big Ten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Northwestern_University">Northwestern</text:a></text:p>
          </table:table-cell>
          <table:table-cell table:style-name="ce1" office:value-type="string">
            <text:p><text:a xlink:href="http://en.wikipedia.org/wiki/Northwestern_Wildcats_football">Wildcats</text:a></text:p>
          </table:table-cell>
          <table:table-cell table:style-name="ce1" office:value-type="string">
            <text:p>NW</text:p>
          </table:table-cell>
          <table:table-cell table:style-name="ce1" office:value-type="string">
            <text:p><text:a xlink:href="http://en.wikipedia.org/wiki/Big_Ten_Conference">Big Ten</text:a></text:p>
          </table:table-cell>
          <table:table-cell table:style-name="ce4" table:formula="oooc:=IF([.D55]&lt;&gt;[.D56];CONCATENATE(&quot;insert into conferences values (null,'&quot;;[.D55];&quot;');&quot;);&quot;&quot;)">
            <text:p/>
          </table:table-cell>
          <table:table-cell table:formula="oooc:=CONCATENATE(&quot;insert into teams values (null,'&quot;;[.A55];&quot;','&quot;;[.B55];&quot;','&quot;;[.C55];&quot;',(select conference_id from conferences where conference_nm='&quot;;[.D55];&quot;'));&quot;)" office:value-type="string" office:string-value="insert into teams values (null,'Northwestern','Wildcats','NW',(select conference_id from conferences where conference_nm='Big Ten'));">
            <text:p>insert into teams values (null,'Northwestern','Wildcats','NW',(select conference_id from conferences where conference_nm='Big Ten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Ohio_State_University">Ohio State</text:a></text:p>
          </table:table-cell>
          <table:table-cell table:style-name="ce1" office:value-type="string">
            <text:p><text:a xlink:href="http://en.wikipedia.org/wiki/Ohio_State_Buckeyes_football">Buckeyes</text:a></text:p>
          </table:table-cell>
          <table:table-cell table:style-name="ce1" office:value-type="string">
            <text:p>OHIOST</text:p>
          </table:table-cell>
          <table:table-cell table:style-name="ce1" office:value-type="string">
            <text:p><text:a xlink:href="http://en.wikipedia.org/wiki/Big_Ten_Conference">Big Ten</text:a></text:p>
          </table:table-cell>
          <table:table-cell table:style-name="ce4" table:formula="oooc:=IF([.D56]&lt;&gt;[.D57];CONCATENATE(&quot;insert into conferences values (null,'&quot;;[.D56];&quot;');&quot;);&quot;&quot;)">
            <text:p/>
          </table:table-cell>
          <table:table-cell table:formula="oooc:=CONCATENATE(&quot;insert into teams values (null,'&quot;;[.A56];&quot;','&quot;;[.B56];&quot;','&quot;;[.C56];&quot;',(select conference_id from conferences where conference_nm='&quot;;[.D56];&quot;'));&quot;)" office:value-type="string" office:string-value="insert into teams values (null,'Ohio State','Buckeyes','OHIOST',(select conference_id from conferences where conference_nm='Big Ten'));">
            <text:p>insert into teams values (null,'Ohio State','Buckeyes','OHIOST',(select conference_id from conferences where conference_nm='Big Ten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Pennsylvania_State_University">Penn State</text:a></text:p>
          </table:table-cell>
          <table:table-cell table:style-name="ce1" office:value-type="string">
            <text:p><text:a xlink:href="http://en.wikipedia.org/wiki/Penn_State_Nittany_Lions_football">Nittany Lions</text:a></text:p>
          </table:table-cell>
          <table:table-cell table:style-name="ce1" office:value-type="string">
            <text:p>PENNST</text:p>
          </table:table-cell>
          <table:table-cell table:style-name="ce1" office:value-type="string">
            <text:p><text:a xlink:href="http://en.wikipedia.org/wiki/Big_Ten_Conference">Big Ten</text:a></text:p>
          </table:table-cell>
          <table:table-cell table:style-name="ce4" table:formula="oooc:=IF([.D57]&lt;&gt;[.D58];CONCATENATE(&quot;insert into conferences values (null,'&quot;;[.D57];&quot;');&quot;);&quot;&quot;)">
            <text:p/>
          </table:table-cell>
          <table:table-cell table:formula="oooc:=CONCATENATE(&quot;insert into teams values (null,'&quot;;[.A57];&quot;','&quot;;[.B57];&quot;','&quot;;[.C57];&quot;',(select conference_id from conferences where conference_nm='&quot;;[.D57];&quot;'));&quot;)" office:value-type="string" office:string-value="insert into teams values (null,'Penn State','Nittany Lions','PENNST',(select conference_id from conferences where conference_nm='Big Ten'));">
            <text:p>insert into teams values (null,'Penn State','Nittany Lions','PENNST',(select conference_id from conferences where conference_nm='Big Ten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Purdue_University">Purdue</text:a></text:p>
          </table:table-cell>
          <table:table-cell table:style-name="ce1" office:value-type="string">
            <text:p><text:a xlink:href="http://en.wikipedia.org/wiki/Purdue_Boilermakers_football">Boilermakers</text:a></text:p>
          </table:table-cell>
          <table:table-cell table:style-name="ce1" office:value-type="string">
            <text:p>PURDUE</text:p>
          </table:table-cell>
          <table:table-cell table:style-name="ce1" office:value-type="string">
            <text:p><text:a xlink:href="http://en.wikipedia.org/wiki/Big_Ten_Conference">Big Ten</text:a></text:p>
          </table:table-cell>
          <table:table-cell table:style-name="ce4" table:formula="oooc:=IF([.D58]&lt;&gt;[.D59];CONCATENATE(&quot;insert into conferences values (null,'&quot;;[.D58];&quot;');&quot;);&quot;&quot;)">
            <text:p/>
          </table:table-cell>
          <table:table-cell table:formula="oooc:=CONCATENATE(&quot;insert into teams values (null,'&quot;;[.A58];&quot;','&quot;;[.B58];&quot;','&quot;;[.C58];&quot;',(select conference_id from conferences where conference_nm='&quot;;[.D58];&quot;'));&quot;)" office:value-type="string" office:string-value="insert into teams values (null,'Purdue','Boilermakers','PURDUE',(select conference_id from conferences where conference_nm='Big Ten'));">
            <text:p>insert into teams values (null,'Purdue','Boilermakers','PURDUE',(select conference_id from conferences where conference_nm='Big Ten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Wisconsin-Madison">Wisconsin</text:a></text:p>
          </table:table-cell>
          <table:table-cell table:style-name="ce1" office:value-type="string">
            <text:p><text:a xlink:href="http://en.wikipedia.org/wiki/Wisconsin_Badgers_football">Badgers</text:a></text:p>
          </table:table-cell>
          <table:table-cell table:style-name="ce1" office:value-type="string">
            <text:p>WIS</text:p>
          </table:table-cell>
          <table:table-cell table:style-name="ce1" office:value-type="string">
            <text:p><text:a xlink:href="http://en.wikipedia.org/wiki/Big_Ten_Conference">Big Ten</text:a></text:p>
          </table:table-cell>
          <table:table-cell table:style-name="ce4" table:formula="oooc:=IF([.D59]&lt;&gt;[.D60];CONCATENATE(&quot;insert into conferences values (null,'&quot;;[.D59];&quot;');&quot;);&quot;&quot;)" office:value-type="string" office:string-value="insert into conferences values (null,'Big Ten');">
            <text:p>insert into conferences values (null,'Big Ten');</text:p>
          </table:table-cell>
          <table:table-cell table:formula="oooc:=CONCATENATE(&quot;insert into teams values (null,'&quot;;[.A59];&quot;','&quot;;[.B59];&quot;','&quot;;[.C59];&quot;',(select conference_id from conferences where conference_nm='&quot;;[.D59];&quot;'));&quot;)" office:value-type="string" office:string-value="insert into teams values (null,'Wisconsin','Badgers','WIS',(select conference_id from conferences where conference_nm='Big Ten'));">
            <text:p>insert into teams values (null,'Wisconsin','Badgers','WIS',(select conference_id from conferences where conference_nm='Big Ten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East_Carolina_University">ECU</text:a></text:p>
          </table:table-cell>
          <table:table-cell table:style-name="ce1" office:value-type="string">
            <text:p><text:a xlink:href="http://en.wikipedia.org/wiki/East_Carolina_Pirates_football">Pirates</text:a></text:p>
          </table:table-cell>
          <table:table-cell table:style-name="ce1" office:value-type="string">
            <text:p><text:a xlink:href="http://en.wikipedia.org/wiki/East_Carolina_University">ECU</text:a></text:p>
          </table:table-cell>
          <table:table-cell table:style-name="ce1" office:value-type="string">
            <text:p><text:a xlink:href="http://en.wikipedia.org/wiki/Conference_USA">C-USA</text:a></text:p>
          </table:table-cell>
          <table:table-cell table:style-name="ce4" table:formula="oooc:=IF([.D60]&lt;&gt;[.D61];CONCATENATE(&quot;insert into conferences values (null,'&quot;;[.D60];&quot;');&quot;);&quot;&quot;)">
            <text:p/>
          </table:table-cell>
          <table:table-cell table:formula="oooc:=CONCATENATE(&quot;insert into teams values (null,'&quot;;[.A60];&quot;','&quot;;[.B60];&quot;','&quot;;[.C60];&quot;',(select conference_id from conferences where conference_nm='&quot;;[.D60];&quot;'));&quot;)" office:value-type="string" office:string-value="insert into teams values (null,'ECU','Pirates','ECU',(select conference_id from conferences where conference_nm='C-USA'));">
            <text:p>insert into teams values (null,'ECU','Pirates','ECU',(select conference_id from conferences where conference_nm='C-USA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Houston">Houston</text:a></text:p>
          </table:table-cell>
          <table:table-cell table:style-name="ce1" office:value-type="string">
            <text:p><text:a xlink:href="http://en.wikipedia.org/wiki/Houston_Cougars_football">Cougars</text:a></text:p>
          </table:table-cell>
          <table:table-cell table:style-name="ce1" office:value-type="string">
            <text:p>HOUSTN</text:p>
          </table:table-cell>
          <table:table-cell table:style-name="ce1" office:value-type="string">
            <text:p><text:a xlink:href="http://en.wikipedia.org/wiki/Conference_USA">C-USA</text:a></text:p>
          </table:table-cell>
          <table:table-cell table:style-name="ce4" table:formula="oooc:=IF([.D61]&lt;&gt;[.D62];CONCATENATE(&quot;insert into conferences values (null,'&quot;;[.D61];&quot;');&quot;);&quot;&quot;)">
            <text:p/>
          </table:table-cell>
          <table:table-cell table:formula="oooc:=CONCATENATE(&quot;insert into teams values (null,'&quot;;[.A61];&quot;','&quot;;[.B61];&quot;','&quot;;[.C61];&quot;',(select conference_id from conferences where conference_nm='&quot;;[.D61];&quot;'));&quot;)" office:value-type="string" office:string-value="insert into teams values (null,'Houston','Cougars','HOUSTN',(select conference_id from conferences where conference_nm='C-USA'));">
            <text:p>insert into teams values (null,'Houston','Cougars','HOUSTN',(select conference_id from conferences where conference_nm='C-USA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Marshall_University">Marshall</text:a></text:p>
          </table:table-cell>
          <table:table-cell table:style-name="ce1" office:value-type="string">
            <text:p><text:a xlink:href="http://en.wikipedia.org/wiki/Marshall_Thundering_Herd_football">Thundering Herd</text:a></text:p>
          </table:table-cell>
          <table:table-cell table:style-name="ce1" office:value-type="string">
            <text:p>MARSHL</text:p>
          </table:table-cell>
          <table:table-cell table:style-name="ce1" office:value-type="string">
            <text:p><text:a xlink:href="http://en.wikipedia.org/wiki/Conference_USA">C-USA</text:a></text:p>
          </table:table-cell>
          <table:table-cell table:style-name="ce4" table:formula="oooc:=IF([.D62]&lt;&gt;[.D63];CONCATENATE(&quot;insert into conferences values (null,'&quot;;[.D62];&quot;');&quot;);&quot;&quot;)">
            <text:p/>
          </table:table-cell>
          <table:table-cell table:formula="oooc:=CONCATENATE(&quot;insert into teams values (null,'&quot;;[.A62];&quot;','&quot;;[.B62];&quot;','&quot;;[.C62];&quot;',(select conference_id from conferences where conference_nm='&quot;;[.D62];&quot;'));&quot;)" office:value-type="string" office:string-value="insert into teams values (null,'Marshall','Thundering Herd','MARSHL',(select conference_id from conferences where conference_nm='C-USA'));">
            <text:p>insert into teams values (null,'Marshall','Thundering Herd','MARSHL',(select conference_id from conferences where conference_nm='C-USA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Memphis">Memphis</text:a></text:p>
          </table:table-cell>
          <table:table-cell table:style-name="ce1" office:value-type="string">
            <text:p><text:a xlink:href="http://en.wikipedia.org/wiki/Memphis_Tigers_football">Tigers</text:a></text:p>
          </table:table-cell>
          <table:table-cell table:style-name="ce1" office:value-type="string">
            <text:p>MEMPHS</text:p>
          </table:table-cell>
          <table:table-cell table:style-name="ce1" office:value-type="string">
            <text:p><text:a xlink:href="http://en.wikipedia.org/wiki/Conference_USA">C-USA</text:a></text:p>
          </table:table-cell>
          <table:table-cell table:style-name="ce4" table:formula="oooc:=IF([.D63]&lt;&gt;[.D64];CONCATENATE(&quot;insert into conferences values (null,'&quot;;[.D63];&quot;');&quot;);&quot;&quot;)">
            <text:p/>
          </table:table-cell>
          <table:table-cell table:formula="oooc:=CONCATENATE(&quot;insert into teams values (null,'&quot;;[.A63];&quot;','&quot;;[.B63];&quot;','&quot;;[.C63];&quot;',(select conference_id from conferences where conference_nm='&quot;;[.D63];&quot;'));&quot;)" office:value-type="string" office:string-value="insert into teams values (null,'Memphis','Tigers','MEMPHS',(select conference_id from conferences where conference_nm='C-USA'));">
            <text:p>insert into teams values (null,'Memphis','Tigers','MEMPHS',(select conference_id from conferences where conference_nm='C-USA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Rice_University">Rice</text:a></text:p>
          </table:table-cell>
          <table:table-cell table:style-name="ce1" office:value-type="string">
            <text:p><text:a xlink:href="http://en.wikipedia.org/wiki/Rice_Owls_football">Owls</text:a></text:p>
          </table:table-cell>
          <table:table-cell table:style-name="ce1" office:value-type="string">
            <text:p>RICE</text:p>
          </table:table-cell>
          <table:table-cell table:style-name="ce1" office:value-type="string">
            <text:p><text:a xlink:href="http://en.wikipedia.org/wiki/Conference_USA">C-USA</text:a></text:p>
          </table:table-cell>
          <table:table-cell table:style-name="ce4" table:formula="oooc:=IF([.D64]&lt;&gt;[.D65];CONCATENATE(&quot;insert into conferences values (null,'&quot;;[.D64];&quot;');&quot;);&quot;&quot;)">
            <text:p/>
          </table:table-cell>
          <table:table-cell table:formula="oooc:=CONCATENATE(&quot;insert into teams values (null,'&quot;;[.A64];&quot;','&quot;;[.B64];&quot;','&quot;;[.C64];&quot;',(select conference_id from conferences where conference_nm='&quot;;[.D64];&quot;'));&quot;)" office:value-type="string" office:string-value="insert into teams values (null,'Rice','Owls','RICE',(select conference_id from conferences where conference_nm='C-USA'));">
            <text:p>insert into teams values (null,'Rice','Owls','RICE',(select conference_id from conferences where conference_nm='C-USA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Southern_Methodist_University">SMU</text:a></text:p>
          </table:table-cell>
          <table:table-cell table:style-name="ce1" office:value-type="string">
            <text:p><text:a xlink:href="http://en.wikipedia.org/wiki/SMU_Mustangs_football">Mustangs</text:a></text:p>
          </table:table-cell>
          <table:table-cell table:style-name="ce1" office:value-type="string">
            <text:p>SMU</text:p>
          </table:table-cell>
          <table:table-cell table:style-name="ce1" office:value-type="string">
            <text:p><text:a xlink:href="http://en.wikipedia.org/wiki/Conference_USA">C-USA</text:a></text:p>
          </table:table-cell>
          <table:table-cell table:style-name="ce4" table:formula="oooc:=IF([.D65]&lt;&gt;[.D66];CONCATENATE(&quot;insert into conferences values (null,'&quot;;[.D65];&quot;');&quot;);&quot;&quot;)">
            <text:p/>
          </table:table-cell>
          <table:table-cell table:formula="oooc:=CONCATENATE(&quot;insert into teams values (null,'&quot;;[.A65];&quot;','&quot;;[.B65];&quot;','&quot;;[.C65];&quot;',(select conference_id from conferences where conference_nm='&quot;;[.D65];&quot;'));&quot;)" office:value-type="string" office:string-value="insert into teams values (null,'SMU','Mustangs','SMU',(select conference_id from conferences where conference_nm='C-USA'));">
            <text:p>insert into teams values (null,'SMU','Mustangs','SMU',(select conference_id from conferences where conference_nm='C-USA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The_University_of_Southern_Mississippi">Southern Miss</text:a></text:p>
          </table:table-cell>
          <table:table-cell table:style-name="ce1" office:value-type="string">
            <text:p><text:a xlink:href="http://en.wikipedia.org/wiki/Southern_Miss_Golden_Eagles_football">Golden Eagles</text:a></text:p>
          </table:table-cell>
          <table:table-cell table:style-name="ce1" office:value-type="string">
            <text:p>SOMISS</text:p>
          </table:table-cell>
          <table:table-cell table:style-name="ce1" office:value-type="string">
            <text:p><text:a xlink:href="http://en.wikipedia.org/wiki/Conference_USA">C-USA</text:a></text:p>
          </table:table-cell>
          <table:table-cell table:style-name="ce4" table:formula="oooc:=IF([.D66]&lt;&gt;[.D67];CONCATENATE(&quot;insert into conferences values (null,'&quot;;[.D66];&quot;');&quot;);&quot;&quot;)">
            <text:p/>
          </table:table-cell>
          <table:table-cell table:formula="oooc:=CONCATENATE(&quot;insert into teams values (null,'&quot;;[.A66];&quot;','&quot;;[.B66];&quot;','&quot;;[.C66];&quot;',(select conference_id from conferences where conference_nm='&quot;;[.D66];&quot;'));&quot;)" office:value-type="string" office:string-value="insert into teams values (null,'Southern Miss','Golden Eagles','SOMISS',(select conference_id from conferences where conference_nm='C-USA'));">
            <text:p>insert into teams values (null,'Southern Miss','Golden Eagles','SOMISS',(select conference_id from conferences where conference_nm='C-USA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Tulane_University">Tulane</text:a></text:p>
          </table:table-cell>
          <table:table-cell table:style-name="ce1" office:value-type="string">
            <text:p><text:a xlink:href="http://en.wikipedia.org/wiki/Tulane_Green_Wave_football">Green Wave</text:a></text:p>
          </table:table-cell>
          <table:table-cell table:style-name="ce1" office:value-type="string">
            <text:p>TULANE</text:p>
          </table:table-cell>
          <table:table-cell table:style-name="ce1" office:value-type="string">
            <text:p><text:a xlink:href="http://en.wikipedia.org/wiki/Conference_USA">C-USA</text:a></text:p>
          </table:table-cell>
          <table:table-cell table:style-name="ce4" table:formula="oooc:=IF([.D67]&lt;&gt;[.D68];CONCATENATE(&quot;insert into conferences values (null,'&quot;;[.D67];&quot;');&quot;);&quot;&quot;)">
            <text:p/>
          </table:table-cell>
          <table:table-cell table:formula="oooc:=CONCATENATE(&quot;insert into teams values (null,'&quot;;[.A67];&quot;','&quot;;[.B67];&quot;','&quot;;[.C67];&quot;',(select conference_id from conferences where conference_nm='&quot;;[.D67];&quot;'));&quot;)" office:value-type="string" office:string-value="insert into teams values (null,'Tulane','Green Wave','TULANE',(select conference_id from conferences where conference_nm='C-USA'));">
            <text:p>insert into teams values (null,'Tulane','Green Wave','TULANE',(select conference_id from conferences where conference_nm='C-USA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Tulsa">Tulsa</text:a></text:p>
          </table:table-cell>
          <table:table-cell table:style-name="ce1" office:value-type="string">
            <text:p><text:a xlink:href="http://en.wikipedia.org/wiki/Tulsa_Golden_Hurricane_football">Golden Hurricane</text:a></text:p>
          </table:table-cell>
          <table:table-cell table:style-name="ce1" office:value-type="string">
            <text:p>TULSA</text:p>
          </table:table-cell>
          <table:table-cell table:style-name="ce1" office:value-type="string">
            <text:p><text:a xlink:href="http://en.wikipedia.org/wiki/Conference_USA">C-USA</text:a></text:p>
          </table:table-cell>
          <table:table-cell table:style-name="ce4" table:formula="oooc:=IF([.D68]&lt;&gt;[.D69];CONCATENATE(&quot;insert into conferences values (null,'&quot;;[.D68];&quot;');&quot;);&quot;&quot;)">
            <text:p/>
          </table:table-cell>
          <table:table-cell table:formula="oooc:=CONCATENATE(&quot;insert into teams values (null,'&quot;;[.A68];&quot;','&quot;;[.B68];&quot;','&quot;;[.C68];&quot;',(select conference_id from conferences where conference_nm='&quot;;[.D68];&quot;'));&quot;)" office:value-type="string" office:string-value="insert into teams values (null,'Tulsa','Golden Hurricane','TULSA',(select conference_id from conferences where conference_nm='C-USA'));">
            <text:p>insert into teams values (null,'Tulsa','Golden Hurricane','TULSA',(select conference_id from conferences where conference_nm='C-USA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Alabama_at_Birmingham">UAB</text:a></text:p>
          </table:table-cell>
          <table:table-cell table:style-name="ce1" office:value-type="string">
            <text:p><text:a xlink:href="http://en.wikipedia.org/wiki/UAB_Blazers_football">Blazers</text:a></text:p>
          </table:table-cell>
          <table:table-cell table:style-name="ce1" office:value-type="string">
            <text:p>UAB</text:p>
          </table:table-cell>
          <table:table-cell table:style-name="ce1" office:value-type="string">
            <text:p><text:a xlink:href="http://en.wikipedia.org/wiki/Conference_USA">C-USA</text:a></text:p>
          </table:table-cell>
          <table:table-cell table:style-name="ce4" table:formula="oooc:=IF([.D69]&lt;&gt;[.D70];CONCATENATE(&quot;insert into conferences values (null,'&quot;;[.D69];&quot;');&quot;);&quot;&quot;)">
            <text:p/>
          </table:table-cell>
          <table:table-cell table:formula="oooc:=CONCATENATE(&quot;insert into teams values (null,'&quot;;[.A69];&quot;','&quot;;[.B69];&quot;','&quot;;[.C69];&quot;',(select conference_id from conferences where conference_nm='&quot;;[.D69];&quot;'));&quot;)" office:value-type="string" office:string-value="insert into teams values (null,'UAB','Blazers','UAB',(select conference_id from conferences where conference_nm='C-USA'));">
            <text:p>insert into teams values (null,'UAB','Blazers','UAB',(select conference_id from conferences where conference_nm='C-USA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Central_Florida">UCF</text:a></text:p>
          </table:table-cell>
          <table:table-cell table:style-name="ce1" office:value-type="string">
            <text:p><text:a xlink:href="http://en.wikipedia.org/wiki/UCF_Golden_Knights_football">Knights</text:a></text:p>
          </table:table-cell>
          <table:table-cell table:style-name="ce1" office:value-type="string">
            <text:p>UCF</text:p>
          </table:table-cell>
          <table:table-cell table:style-name="ce1" office:value-type="string">
            <text:p><text:a xlink:href="http://en.wikipedia.org/wiki/Conference_USA">C-USA</text:a></text:p>
          </table:table-cell>
          <table:table-cell table:style-name="ce4" table:formula="oooc:=IF([.D70]&lt;&gt;[.D71];CONCATENATE(&quot;insert into conferences values (null,'&quot;;[.D70];&quot;');&quot;);&quot;&quot;)">
            <text:p/>
          </table:table-cell>
          <table:table-cell table:formula="oooc:=CONCATENATE(&quot;insert into teams values (null,'&quot;;[.A70];&quot;','&quot;;[.B70];&quot;','&quot;;[.C70];&quot;',(select conference_id from conferences where conference_nm='&quot;;[.D70];&quot;'));&quot;)" office:value-type="string" office:string-value="insert into teams values (null,'UCF','Knights','UCF',(select conference_id from conferences where conference_nm='C-USA'));">
            <text:p>insert into teams values (null,'UCF','Knights','UCF',(select conference_id from conferences where conference_nm='C-USA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Texas_at_El_Paso">UTEP</text:a></text:p>
          </table:table-cell>
          <table:table-cell table:style-name="ce1" office:value-type="string">
            <text:p><text:a xlink:href="http://en.wikipedia.org/wiki/UTEP_Miners_football">Miners</text:a></text:p>
          </table:table-cell>
          <table:table-cell table:style-name="ce1" office:value-type="string">
            <text:p><text:a xlink:href="http://en.wikipedia.org/wiki/University_of_Texas_at_El_Paso">UTEP</text:a></text:p>
          </table:table-cell>
          <table:table-cell table:style-name="ce1" office:value-type="string">
            <text:p><text:a xlink:href="http://en.wikipedia.org/wiki/Conference_USA">C-USA</text:a></text:p>
          </table:table-cell>
          <table:table-cell table:style-name="ce4" table:formula="oooc:=IF([.D71]&lt;&gt;[.D72];CONCATENATE(&quot;insert into conferences values (null,'&quot;;[.D71];&quot;');&quot;);&quot;&quot;)" office:value-type="string" office:string-value="insert into conferences values (null,'C-USA');">
            <text:p>insert into conferences values (null,'C-USA');</text:p>
          </table:table-cell>
          <table:table-cell table:formula="oooc:=CONCATENATE(&quot;insert into teams values (null,'&quot;;[.A71];&quot;','&quot;;[.B71];&quot;','&quot;;[.C71];&quot;',(select conference_id from conferences where conference_nm='&quot;;[.D71];&quot;'));&quot;)" office:value-type="string" office:string-value="insert into teams values (null,'UTEP','Miners','UTEP',(select conference_id from conferences where conference_nm='C-USA'));">
            <text:p>insert into teams values (null,'UTEP','Miners','UTEP',(select conference_id from conferences where conference_nm='C-USA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University_of_Delaware">Delaware</text:a></text:p>
          </table:table-cell>
          <table:table-cell table:style-name="ce2" office:value-type="string">
            <text:p><text:a xlink:href="http://en.wikipedia.org/wiki/Delaware_Fightin%27_Blue_Hens_football">Fightin' Blue Hens</text:a></text:p>
          </table:table-cell>
          <table:table-cell table:style-name="ce2" office:value-type="string">
            <text:p>DEL</text:p>
          </table:table-cell>
          <table:table-cell table:style-name="ce2" office:value-type="string">
            <text:p><text:a xlink:href="http://en.wikipedia.org/wiki/Colonial_Athletic_Association">CAA</text:a></text:p>
          </table:table-cell>
          <table:table-cell table:style-name="ce4" table:formula="oooc:=IF([.D72]&lt;&gt;[.D73];CONCATENATE(&quot;insert into conferences values (null,'&quot;;[.D72];&quot;');&quot;);&quot;&quot;)">
            <text:p/>
          </table:table-cell>
          <table:table-cell table:formula="oooc:=CONCATENATE(&quot;insert into teams values (null,'&quot;;[.A72];&quot;','&quot;;[.B72];&quot;','&quot;;[.C72];&quot;',(select conference_id from conferences where conference_nm='&quot;;[.D72];&quot;'));&quot;)" office:value-type="string" office:string-value="insert into teams values (null,'Delaware','Fightin' Blue Hens','DEL',(select conference_id from conferences where conference_nm='CAA'));">
            <text:p>insert into teams values (null,'Delaware','Fightin' Blue Hens','DEL',(select conference_id from conferences where conference_nm='CAA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Hofstra_University">Hofstra</text:a></text:p>
          </table:table-cell>
          <table:table-cell table:style-name="ce2" office:value-type="string">
            <text:p>Pride</text:p>
          </table:table-cell>
          <table:table-cell table:style-name="ce2" office:value-type="string">
            <text:p>HOFSTR</text:p>
          </table:table-cell>
          <table:table-cell table:style-name="ce2" office:value-type="string">
            <text:p><text:a xlink:href="http://en.wikipedia.org/wiki/Colonial_Athletic_Association">CAA</text:a></text:p>
          </table:table-cell>
          <table:table-cell table:style-name="ce4" table:formula="oooc:=IF([.D73]&lt;&gt;[.D74];CONCATENATE(&quot;insert into conferences values (null,'&quot;;[.D73];&quot;');&quot;);&quot;&quot;)">
            <text:p/>
          </table:table-cell>
          <table:table-cell table:formula="oooc:=CONCATENATE(&quot;insert into teams values (null,'&quot;;[.A73];&quot;','&quot;;[.B73];&quot;','&quot;;[.C73];&quot;',(select conference_id from conferences where conference_nm='&quot;;[.D73];&quot;'));&quot;)" office:value-type="string" office:string-value="insert into teams values (null,'Hofstra','Pride','HOFSTR',(select conference_id from conferences where conference_nm='CAA'));">
            <text:p>insert into teams values (null,'Hofstra','Pride','HOFSTR',(select conference_id from conferences where conference_nm='CAA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James_Madison_University">James Madison</text:a></text:p>
          </table:table-cell>
          <table:table-cell table:style-name="ce2" office:value-type="string">
            <text:p><text:a xlink:href="http://en.wikipedia.org/wiki/James_Madison_Dukes_football">Dukes</text:a></text:p>
          </table:table-cell>
          <table:table-cell table:style-name="ce2" office:value-type="string">
            <text:p>JMAD</text:p>
          </table:table-cell>
          <table:table-cell table:style-name="ce2" office:value-type="string">
            <text:p><text:a xlink:href="http://en.wikipedia.org/wiki/Colonial_Athletic_Association">CAA</text:a></text:p>
          </table:table-cell>
          <table:table-cell table:style-name="ce4" table:formula="oooc:=IF([.D74]&lt;&gt;[.D75];CONCATENATE(&quot;insert into conferences values (null,'&quot;;[.D74];&quot;');&quot;);&quot;&quot;)">
            <text:p/>
          </table:table-cell>
          <table:table-cell table:formula="oooc:=CONCATENATE(&quot;insert into teams values (null,'&quot;;[.A74];&quot;','&quot;;[.B74];&quot;','&quot;;[.C74];&quot;',(select conference_id from conferences where conference_nm='&quot;;[.D74];&quot;'));&quot;)" office:value-type="string" office:string-value="insert into teams values (null,'James Madison','Dukes','JMAD',(select conference_id from conferences where conference_nm='CAA'));">
            <text:p>insert into teams values (null,'James Madison','Dukes','JMAD',(select conference_id from conferences where conference_nm='CAA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University_of_Maine">Maine</text:a></text:p>
          </table:table-cell>
          <table:table-cell table:style-name="ce2" office:value-type="string">
            <text:p><text:a xlink:href="http://en.wikipedia.org/wiki/Maine_Black_Bears">Black Bears</text:a></text:p>
          </table:table-cell>
          <table:table-cell table:style-name="ce2" office:value-type="string">
            <text:p>MAINE</text:p>
          </table:table-cell>
          <table:table-cell table:style-name="ce2" office:value-type="string">
            <text:p><text:a xlink:href="http://en.wikipedia.org/wiki/Colonial_Athletic_Association">CAA</text:a></text:p>
          </table:table-cell>
          <table:table-cell table:style-name="ce4" table:formula="oooc:=IF([.D75]&lt;&gt;[.D76];CONCATENATE(&quot;insert into conferences values (null,'&quot;;[.D75];&quot;');&quot;);&quot;&quot;)">
            <text:p/>
          </table:table-cell>
          <table:table-cell table:formula="oooc:=CONCATENATE(&quot;insert into teams values (null,'&quot;;[.A75];&quot;','&quot;;[.B75];&quot;','&quot;;[.C75];&quot;',(select conference_id from conferences where conference_nm='&quot;;[.D75];&quot;'));&quot;)" office:value-type="string" office:string-value="insert into teams values (null,'Maine','Black Bears','MAINE',(select conference_id from conferences where conference_nm='CAA'));">
            <text:p>insert into teams values (null,'Maine','Black Bears','MAINE',(select conference_id from conferences where conference_nm='CAA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University_of_Massachusetts_Amherst">Massachusetts</text:a></text:p>
          </table:table-cell>
          <table:table-cell table:style-name="ce2" office:value-type="string">
            <text:p><text:a xlink:href="http://en.wikipedia.org/wiki/UMass_Minutemen">Minutemen</text:a></text:p>
          </table:table-cell>
          <table:table-cell table:style-name="ce2" office:value-type="string">
            <text:p>MASS</text:p>
          </table:table-cell>
          <table:table-cell table:style-name="ce2" office:value-type="string">
            <text:p><text:a xlink:href="http://en.wikipedia.org/wiki/Colonial_Athletic_Association">CAA</text:a></text:p>
          </table:table-cell>
          <table:table-cell table:style-name="ce4" table:formula="oooc:=IF([.D76]&lt;&gt;[.D77];CONCATENATE(&quot;insert into conferences values (null,'&quot;;[.D76];&quot;');&quot;);&quot;&quot;)">
            <text:p/>
          </table:table-cell>
          <table:table-cell table:formula="oooc:=CONCATENATE(&quot;insert into teams values (null,'&quot;;[.A76];&quot;','&quot;;[.B76];&quot;','&quot;;[.C76];&quot;',(select conference_id from conferences where conference_nm='&quot;;[.D76];&quot;'));&quot;)" office:value-type="string" office:string-value="insert into teams values (null,'Massachusetts','Minutemen','MASS',(select conference_id from conferences where conference_nm='CAA'));">
            <text:p>insert into teams values (null,'Massachusetts','Minutemen','MASS',(select conference_id from conferences where conference_nm='CAA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University_of_New_Hampshire">New Hampshire</text:a></text:p>
          </table:table-cell>
          <table:table-cell table:style-name="ce2" office:value-type="string">
            <text:p><text:a xlink:href="http://en.wikipedia.org/wiki/New_Hampshire_Wildcats">Wildcats</text:a></text:p>
          </table:table-cell>
          <table:table-cell table:style-name="ce2" office:value-type="string">
            <text:p>NH</text:p>
          </table:table-cell>
          <table:table-cell table:style-name="ce2" office:value-type="string">
            <text:p><text:a xlink:href="http://en.wikipedia.org/wiki/Colonial_Athletic_Association">CAA</text:a></text:p>
          </table:table-cell>
          <table:table-cell table:style-name="ce4" table:formula="oooc:=IF([.D77]&lt;&gt;[.D78];CONCATENATE(&quot;insert into conferences values (null,'&quot;;[.D77];&quot;');&quot;);&quot;&quot;)">
            <text:p/>
          </table:table-cell>
          <table:table-cell table:formula="oooc:=CONCATENATE(&quot;insert into teams values (null,'&quot;;[.A77];&quot;','&quot;;[.B77];&quot;','&quot;;[.C77];&quot;',(select conference_id from conferences where conference_nm='&quot;;[.D77];&quot;'));&quot;)" office:value-type="string" office:string-value="insert into teams values (null,'New Hampshire','Wildcats','NH',(select conference_id from conferences where conference_nm='CAA'));">
            <text:p>insert into teams values (null,'New Hampshire','Wildcats','NH',(select conference_id from conferences where conference_nm='CAA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Northeastern_University,_Boston">Northeastern</text:a></text:p>
          </table:table-cell>
          <table:table-cell table:style-name="ce2" office:value-type="string">
            <text:p><text:a xlink:href="http://en.wikipedia.org/wiki/Northeastern_University_Huskies">Huskies</text:a></text:p>
          </table:table-cell>
          <table:table-cell table:style-name="ce2" office:value-type="string">
            <text:p>NOREAS</text:p>
          </table:table-cell>
          <table:table-cell table:style-name="ce2" office:value-type="string">
            <text:p><text:a xlink:href="http://en.wikipedia.org/wiki/Colonial_Athletic_Association">CAA</text:a></text:p>
          </table:table-cell>
          <table:table-cell table:style-name="ce4" table:formula="oooc:=IF([.D78]&lt;&gt;[.D79];CONCATENATE(&quot;insert into conferences values (null,'&quot;;[.D78];&quot;');&quot;);&quot;&quot;)">
            <text:p/>
          </table:table-cell>
          <table:table-cell table:formula="oooc:=CONCATENATE(&quot;insert into teams values (null,'&quot;;[.A78];&quot;','&quot;;[.B78];&quot;','&quot;;[.C78];&quot;',(select conference_id from conferences where conference_nm='&quot;;[.D78];&quot;'));&quot;)" office:value-type="string" office:string-value="insert into teams values (null,'Northeastern','Huskies','NOREAS',(select conference_id from conferences where conference_nm='CAA'));">
            <text:p>insert into teams values (null,'Northeastern','Huskies','NOREAS',(select conference_id from conferences where conference_nm='CAA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University_of_Rhode_Island">Rhode Island</text:a></text:p>
          </table:table-cell>
          <table:table-cell table:style-name="ce2" office:value-type="string">
            <text:p>Rams</text:p>
          </table:table-cell>
          <table:table-cell table:style-name="ce2" office:value-type="string">
            <text:p>RI</text:p>
          </table:table-cell>
          <table:table-cell table:style-name="ce2" office:value-type="string">
            <text:p><text:a xlink:href="http://en.wikipedia.org/wiki/Colonial_Athletic_Association">CAA</text:a></text:p>
          </table:table-cell>
          <table:table-cell table:style-name="ce4" table:formula="oooc:=IF([.D79]&lt;&gt;[.D80];CONCATENATE(&quot;insert into conferences values (null,'&quot;;[.D79];&quot;');&quot;);&quot;&quot;)">
            <text:p/>
          </table:table-cell>
          <table:table-cell table:formula="oooc:=CONCATENATE(&quot;insert into teams values (null,'&quot;;[.A79];&quot;','&quot;;[.B79];&quot;','&quot;;[.C79];&quot;',(select conference_id from conferences where conference_nm='&quot;;[.D79];&quot;'));&quot;)" office:value-type="string" office:string-value="insert into teams values (null,'Rhode Island','Rams','RI',(select conference_id from conferences where conference_nm='CAA'));">
            <text:p>insert into teams values (null,'Rhode Island','Rams','RI',(select conference_id from conferences where conference_nm='CAA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University_of_Richmond">Richmond</text:a></text:p>
          </table:table-cell>
          <table:table-cell table:style-name="ce2" office:value-type="string">
            <text:p><text:a xlink:href="http://en.wikipedia.org/wiki/Richmond_Spiders_football">Spiders</text:a></text:p>
          </table:table-cell>
          <table:table-cell table:style-name="ce2" office:value-type="string">
            <text:p>RICH</text:p>
          </table:table-cell>
          <table:table-cell table:style-name="ce2" office:value-type="string">
            <text:p><text:a xlink:href="http://en.wikipedia.org/wiki/Colonial_Athletic_Association">CAA</text:a></text:p>
          </table:table-cell>
          <table:table-cell table:style-name="ce4" table:formula="oooc:=IF([.D80]&lt;&gt;[.D81];CONCATENATE(&quot;insert into conferences values (null,'&quot;;[.D80];&quot;');&quot;);&quot;&quot;)">
            <text:p/>
          </table:table-cell>
          <table:table-cell table:formula="oooc:=CONCATENATE(&quot;insert into teams values (null,'&quot;;[.A80];&quot;','&quot;;[.B80];&quot;','&quot;;[.C80];&quot;',(select conference_id from conferences where conference_nm='&quot;;[.D80];&quot;'));&quot;)" office:value-type="string" office:string-value="insert into teams values (null,'Richmond','Spiders','RICH',(select conference_id from conferences where conference_nm='CAA'));">
            <text:p>insert into teams values (null,'Richmond','Spiders','RICH',(select conference_id from conferences where conference_nm='CAA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Towson_University">Towson</text:a></text:p>
          </table:table-cell>
          <table:table-cell table:style-name="ce2" office:value-type="string">
            <text:p><text:a xlink:href="http://en.wikipedia.org/wiki/Towson_Tigers">Tigers</text:a></text:p>
          </table:table-cell>
          <table:table-cell table:style-name="ce2" office:value-type="string">
            <text:p>TOWSON</text:p>
          </table:table-cell>
          <table:table-cell table:style-name="ce2" office:value-type="string">
            <text:p><text:a xlink:href="http://en.wikipedia.org/wiki/Colonial_Athletic_Association">CAA</text:a></text:p>
          </table:table-cell>
          <table:table-cell table:style-name="ce4" table:formula="oooc:=IF([.D81]&lt;&gt;[.D82];CONCATENATE(&quot;insert into conferences values (null,'&quot;;[.D81];&quot;');&quot;);&quot;&quot;)">
            <text:p/>
          </table:table-cell>
          <table:table-cell table:formula="oooc:=CONCATENATE(&quot;insert into teams values (null,'&quot;;[.A81];&quot;','&quot;;[.B81];&quot;','&quot;;[.C81];&quot;',(select conference_id from conferences where conference_nm='&quot;;[.D81];&quot;'));&quot;)" office:value-type="string" office:string-value="insert into teams values (null,'Towson','Tigers','TOWSON',(select conference_id from conferences where conference_nm='CAA'));">
            <text:p>insert into teams values (null,'Towson','Tigers','TOWSON',(select conference_id from conferences where conference_nm='CAA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Villanova_University">Villanova</text:a></text:p>
          </table:table-cell>
          <table:table-cell table:style-name="ce2" office:value-type="string">
            <text:p>Wildcats</text:p>
          </table:table-cell>
          <table:table-cell table:style-name="ce2" office:value-type="string">
            <text:p>VILL</text:p>
          </table:table-cell>
          <table:table-cell table:style-name="ce2" office:value-type="string">
            <text:p><text:a xlink:href="http://en.wikipedia.org/wiki/Colonial_Athletic_Association">CAA</text:a></text:p>
          </table:table-cell>
          <table:table-cell table:style-name="ce4" table:formula="oooc:=IF([.D82]&lt;&gt;[.D83];CONCATENATE(&quot;insert into conferences values (null,'&quot;;[.D82];&quot;');&quot;);&quot;&quot;)">
            <text:p/>
          </table:table-cell>
          <table:table-cell table:formula="oooc:=CONCATENATE(&quot;insert into teams values (null,'&quot;;[.A82];&quot;','&quot;;[.B82];&quot;','&quot;;[.C82];&quot;',(select conference_id from conferences where conference_nm='&quot;;[.D82];&quot;'));&quot;)" office:value-type="string" office:string-value="insert into teams values (null,'Villanova','Wildcats','VILL',(select conference_id from conferences where conference_nm='CAA'));">
            <text:p>insert into teams values (null,'Villanova','Wildcats','VILL',(select conference_id from conferences where conference_nm='CAA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College_of_William_and_Mary">William &amp; Mary</text:a></text:p>
          </table:table-cell>
          <table:table-cell table:style-name="ce2" office:value-type="string">
            <text:p>Tribe</text:p>
          </table:table-cell>
          <table:table-cell table:style-name="ce2" office:value-type="string">
            <text:p>W&amp;M</text:p>
          </table:table-cell>
          <table:table-cell table:style-name="ce2" office:value-type="string">
            <text:p><text:a xlink:href="http://en.wikipedia.org/wiki/Colonial_Athletic_Association">CAA</text:a></text:p>
          </table:table-cell>
          <table:table-cell table:style-name="ce4" table:formula="oooc:=IF([.D83]&lt;&gt;[.D84];CONCATENATE(&quot;insert into conferences values (null,'&quot;;[.D83];&quot;');&quot;);&quot;&quot;)" office:value-type="string" office:string-value="insert into conferences values (null,'CAA');">
            <text:p>insert into conferences values (null,'CAA');</text:p>
          </table:table-cell>
          <table:table-cell table:formula="oooc:=CONCATENATE(&quot;insert into teams values (null,'&quot;;[.A83];&quot;','&quot;;[.B83];&quot;','&quot;;[.C83];&quot;',(select conference_id from conferences where conference_nm='&quot;;[.D83];&quot;'));&quot;)" office:value-type="string" office:string-value="insert into teams values (null,'William &amp; Mary','Tribe','W&amp;M',(select conference_id from conferences where conference_nm='CAA'));">
            <text:p>insert into teams values (null,'William &amp; Mary','Tribe','W&amp;M',(select conference_id from conferences where conference_nm='CAA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California_Polytechnic_State_University">Cal Poly</text:a></text:p>
          </table:table-cell>
          <table:table-cell table:style-name="ce2" office:value-type="string">
            <text:p>Mustangs</text:p>
          </table:table-cell>
          <table:table-cell table:style-name="ce2" office:value-type="string">
            <text:p>CALPOL</text:p>
          </table:table-cell>
          <table:table-cell table:style-name="ce2" office:value-type="string">
            <text:p><text:a xlink:href="http://en.wikipedia.org/wiki/Great_West_Football_Conference">Great West</text:a></text:p>
          </table:table-cell>
          <table:table-cell table:style-name="ce4" table:formula="oooc:=IF([.D84]&lt;&gt;[.D85];CONCATENATE(&quot;insert into conferences values (null,'&quot;;[.D84];&quot;');&quot;);&quot;&quot;)">
            <text:p/>
          </table:table-cell>
          <table:table-cell table:formula="oooc:=CONCATENATE(&quot;insert into teams values (null,'&quot;;[.A84];&quot;','&quot;;[.B84];&quot;','&quot;;[.C84];&quot;',(select conference_id from conferences where conference_nm='&quot;;[.D84];&quot;'));&quot;)" office:value-type="string" office:string-value="insert into teams values (null,'Cal Poly','Mustangs','CALPOL',(select conference_id from conferences where conference_nm='Great West'));">
            <text:p>insert into teams values (null,'Cal Poly','Mustangs','CALPOL',(select conference_id from conferences where conference_nm='Great West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University_of_North_Dakota">North Dakota</text:a></text:p>
          </table:table-cell>
          <table:table-cell table:style-name="ce2" office:value-type="string">
            <text:p><text:a xlink:href="http://en.wikipedia.org/wiki/North_Dakota_Fighting_Sioux_football">Fighting Sioux</text:a></text:p>
          </table:table-cell>
          <table:table-cell table:style-name="ce2" office:value-type="string">
            <text:p>ND</text:p>
          </table:table-cell>
          <table:table-cell table:style-name="ce2" office:value-type="string">
            <text:p><text:a xlink:href="http://en.wikipedia.org/wiki/Great_West_Football_Conference">Great West</text:a></text:p>
          </table:table-cell>
          <table:table-cell table:style-name="ce4" table:formula="oooc:=IF([.D85]&lt;&gt;[.D86];CONCATENATE(&quot;insert into conferences values (null,'&quot;;[.D85];&quot;');&quot;);&quot;&quot;)">
            <text:p/>
          </table:table-cell>
          <table:table-cell table:formula="oooc:=CONCATENATE(&quot;insert into teams values (null,'&quot;;[.A85];&quot;','&quot;;[.B85];&quot;','&quot;;[.C85];&quot;',(select conference_id from conferences where conference_nm='&quot;;[.D85];&quot;'));&quot;)" office:value-type="string" office:string-value="insert into teams values (null,'North Dakota','Fighting Sioux','ND',(select conference_id from conferences where conference_nm='Great West'));">
            <text:p>insert into teams values (null,'North Dakota','Fighting Sioux','ND',(select conference_id from conferences where conference_nm='Great West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University_of_South_Dakota">South Dakota</text:a></text:p>
          </table:table-cell>
          <table:table-cell table:style-name="ce2" office:value-type="string">
            <text:p><text:a xlink:href="http://en.wikipedia.org/wiki/South_Dakota_Coyotes">Coyotes</text:a></text:p>
          </table:table-cell>
          <table:table-cell table:style-name="ce2" office:value-type="string">
            <text:p>SD</text:p>
          </table:table-cell>
          <table:table-cell table:style-name="ce2" office:value-type="string">
            <text:p><text:a xlink:href="http://en.wikipedia.org/wiki/Great_West_Football_Conference">Great West</text:a></text:p>
          </table:table-cell>
          <table:table-cell table:style-name="ce4" table:formula="oooc:=IF([.D86]&lt;&gt;[.D87];CONCATENATE(&quot;insert into conferences values (null,'&quot;;[.D86];&quot;');&quot;);&quot;&quot;)">
            <text:p/>
          </table:table-cell>
          <table:table-cell table:formula="oooc:=CONCATENATE(&quot;insert into teams values (null,'&quot;;[.A86];&quot;','&quot;;[.B86];&quot;','&quot;;[.C86];&quot;',(select conference_id from conferences where conference_nm='&quot;;[.D86];&quot;'));&quot;)" office:value-type="string" office:string-value="insert into teams values (null,'South Dakota','Coyotes','SD',(select conference_id from conferences where conference_nm='Great West'));">
            <text:p>insert into teams values (null,'South Dakota','Coyotes','SD',(select conference_id from conferences where conference_nm='Great West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Southern_Utah_University">Southern Utah</text:a></text:p>
          </table:table-cell>
          <table:table-cell table:style-name="ce2" office:value-type="string">
            <text:p>Thunderbirds</text:p>
          </table:table-cell>
          <table:table-cell table:style-name="ce2" office:value-type="string">
            <text:p>S UTAH</text:p>
          </table:table-cell>
          <table:table-cell table:style-name="ce2" office:value-type="string">
            <text:p><text:a xlink:href="http://en.wikipedia.org/wiki/Great_West_Football_Conference">Great West</text:a></text:p>
          </table:table-cell>
          <table:table-cell table:style-name="ce4" table:formula="oooc:=IF([.D87]&lt;&gt;[.D88];CONCATENATE(&quot;insert into conferences values (null,'&quot;;[.D87];&quot;');&quot;);&quot;&quot;)">
            <text:p/>
          </table:table-cell>
          <table:table-cell table:formula="oooc:=CONCATENATE(&quot;insert into teams values (null,'&quot;;[.A87];&quot;','&quot;;[.B87];&quot;','&quot;;[.C87];&quot;',(select conference_id from conferences where conference_nm='&quot;;[.D87];&quot;'));&quot;)" office:value-type="string" office:string-value="insert into teams values (null,'Southern Utah','Thunderbirds','S UTAH',(select conference_id from conferences where conference_nm='Great West'));">
            <text:p>insert into teams values (null,'Southern Utah','Thunderbirds','S UTAH',(select conference_id from conferences where conference_nm='Great West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University_of_California,_Davis">UC Davis</text:a></text:p>
          </table:table-cell>
          <table:table-cell table:style-name="ce2" office:value-type="string">
            <text:p>Aggies</text:p>
          </table:table-cell>
          <table:table-cell table:style-name="ce2" office:value-type="string">
            <text:p>UC DAV</text:p>
          </table:table-cell>
          <table:table-cell table:style-name="ce2" office:value-type="string">
            <text:p><text:a xlink:href="http://en.wikipedia.org/wiki/Great_West_Football_Conference">Great West</text:a></text:p>
          </table:table-cell>
          <table:table-cell table:style-name="ce4" table:formula="oooc:=IF([.D88]&lt;&gt;[.D89];CONCATENATE(&quot;insert into conferences values (null,'&quot;;[.D88];&quot;');&quot;);&quot;&quot;)" office:value-type="string" office:string-value="insert into conferences values (null,'Great West');">
            <text:p>insert into conferences values (null,'Great West');</text:p>
          </table:table-cell>
          <table:table-cell table:formula="oooc:=CONCATENATE(&quot;insert into teams values (null,'&quot;;[.A88];&quot;','&quot;;[.B88];&quot;','&quot;;[.C88];&quot;',(select conference_id from conferences where conference_nm='&quot;;[.D88];&quot;'));&quot;)" office:value-type="string" office:string-value="insert into teams values (null,'UC Davis','Aggies','UC DAV',(select conference_id from conferences where conference_nm='Great West'));">
            <text:p>insert into teams values (null,'UC Davis','Aggies','UC DAV',(select conference_id from conferences where conference_nm='Great West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ted_States_Military_Academy">Army</text:a></text:p>
          </table:table-cell>
          <table:table-cell table:style-name="ce1" office:value-type="string">
            <text:p><text:a xlink:href="http://en.wikipedia.org/wiki/Army_Black_Knights_football">Black Knights</text:a></text:p>
          </table:table-cell>
          <table:table-cell table:style-name="ce1" office:value-type="string">
            <text:p>ARMY</text:p>
          </table:table-cell>
          <table:table-cell table:style-name="ce1" office:value-type="string">
            <text:p><text:a xlink:href="http://en.wikipedia.org/wiki/NCAA_Division_I-A_Independent_Schools">Independent</text:a></text:p>
          </table:table-cell>
          <table:table-cell table:style-name="ce4" table:formula="oooc:=IF([.D89]&lt;&gt;[.D90];CONCATENATE(&quot;insert into conferences values (null,'&quot;;[.D89];&quot;');&quot;);&quot;&quot;)">
            <text:p/>
          </table:table-cell>
          <table:table-cell table:formula="oooc:=CONCATENATE(&quot;insert into teams values (null,'&quot;;[.A89];&quot;','&quot;;[.B89];&quot;','&quot;;[.C89];&quot;',(select conference_id from conferences where conference_nm='&quot;;[.D89];&quot;'));&quot;)" office:value-type="string" office:string-value="insert into teams values (null,'Army','Black Knights','ARMY',(select conference_id from conferences where conference_nm='Independent'));">
            <text:p>insert into teams values (null,'Army','Black Knights','ARMY',(select conference_id from conferences where conference_nm='Independent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ted_States_Naval_Academy">Navy</text:a></text:p>
          </table:table-cell>
          <table:table-cell table:style-name="ce1" office:value-type="string">
            <text:p><text:a xlink:href="http://en.wikipedia.org/wiki/Navy_Midshipmen_football">Midshipmen</text:a></text:p>
          </table:table-cell>
          <table:table-cell table:style-name="ce1" office:value-type="string">
            <text:p>NAVY</text:p>
          </table:table-cell>
          <table:table-cell table:style-name="ce1" office:value-type="string">
            <text:p><text:a xlink:href="http://en.wikipedia.org/wiki/NCAA_Division_I-A_Independent_Schools">Independent</text:a></text:p>
          </table:table-cell>
          <table:table-cell table:style-name="ce4" table:formula="oooc:=IF([.D90]&lt;&gt;[.D91];CONCATENATE(&quot;insert into conferences values (null,'&quot;;[.D90];&quot;');&quot;);&quot;&quot;)">
            <text:p/>
          </table:table-cell>
          <table:table-cell table:formula="oooc:=CONCATENATE(&quot;insert into teams values (null,'&quot;;[.A90];&quot;','&quot;;[.B90];&quot;','&quot;;[.C90];&quot;',(select conference_id from conferences where conference_nm='&quot;;[.D90];&quot;'));&quot;)" office:value-type="string" office:string-value="insert into teams values (null,'Navy','Midshipmen','NAVY',(select conference_id from conferences where conference_nm='Independent'));">
            <text:p>insert into teams values (null,'Navy','Midshipmen','NAVY',(select conference_id from conferences where conference_nm='Independent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Notre_Dame">Notre Dame</text:a></text:p>
          </table:table-cell>
          <table:table-cell table:style-name="ce1" office:value-type="string">
            <text:p><text:a xlink:href="http://en.wikipedia.org/wiki/Notre_Dame_Fighting_Irish_football">Fighting Irish</text:a></text:p>
          </table:table-cell>
          <table:table-cell table:style-name="ce1" office:value-type="string">
            <text:p>ND</text:p>
          </table:table-cell>
          <table:table-cell table:style-name="ce1" office:value-type="string">
            <text:p><text:a xlink:href="http://en.wikipedia.org/wiki/NCAA_Division_I-A_Independent_Schools">Independent</text:a></text:p>
          </table:table-cell>
          <table:table-cell table:style-name="ce4" table:formula="oooc:=IF([.D91]&lt;&gt;[.D92];CONCATENATE(&quot;insert into conferences values (null,'&quot;;[.D91];&quot;');&quot;);&quot;&quot;)">
            <text:p/>
          </table:table-cell>
          <table:table-cell table:formula="oooc:=CONCATENATE(&quot;insert into teams values (null,'&quot;;[.A91];&quot;','&quot;;[.B91];&quot;','&quot;;[.C91];&quot;',(select conference_id from conferences where conference_nm='&quot;;[.D91];&quot;'));&quot;)" office:value-type="string" office:string-value="insert into teams values (null,'Notre Dame','Fighting Irish','ND',(select conference_id from conferences where conference_nm='Independent'));">
            <text:p>insert into teams values (null,'Notre Dame','Fighting Irish','ND',(select conference_id from conferences where conference_nm='Independent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Western Kentucky</text:p>
          </table:table-cell>
          <table:table-cell table:style-name="ce1" office:value-type="string">
            <text:p>Hilltoppers</text:p>
          </table:table-cell>
          <table:table-cell table:style-name="ce1" office:value-type="string">
            <text:p>WK</text:p>
          </table:table-cell>
          <table:table-cell table:style-name="ce1" office:value-type="string">
            <text:p><text:a xlink:href="http://en.wikipedia.org/wiki/NCAA_Division_I-A_Independent_Schools">Independent</text:a></text:p>
          </table:table-cell>
          <table:table-cell table:style-name="ce4" table:formula="oooc:=IF([.D92]&lt;&gt;[.D93];CONCATENATE(&quot;insert into conferences values (null,'&quot;;[.D92];&quot;');&quot;);&quot;&quot;)" office:value-type="string" office:string-value="insert into conferences values (null,'Independent');">
            <text:p>insert into conferences values (null,'Independent');</text:p>
          </table:table-cell>
          <table:table-cell table:formula="oooc:=CONCATENATE(&quot;insert into teams values (null,'&quot;;[.A92];&quot;','&quot;;[.B92];&quot;','&quot;;[.C92];&quot;',(select conference_id from conferences where conference_nm='&quot;;[.D92];&quot;'));&quot;)" office:value-type="string" office:string-value="insert into teams values (null,'Western Kentucky','Hilltoppers','WK',(select conference_id from conferences where conference_nm='Independent'));">
            <text:p>insert into teams values (null,'Western Kentucky','Hilltoppers','WK',(select conference_id from conferences where conference_nm='Independent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Iona_College_%28New_York%29">Iona</text:a></text:p>
          </table:table-cell>
          <table:table-cell table:style-name="ce2" office:value-type="string">
            <text:p>Gaels</text:p>
          </table:table-cell>
          <table:table-cell table:style-name="ce2" office:value-type="string">
            <text:p>IONA</text:p>
          </table:table-cell>
          <table:table-cell table:style-name="ce2" office:value-type="string">
            <text:p><text:a xlink:href="http://en.wikipedia.org/wiki/NCAA_Division_I-AA_Independent_Schools">Independent</text:a>2</text:p>
          </table:table-cell>
          <table:table-cell table:style-name="ce4" table:formula="oooc:=IF([.D93]&lt;&gt;[.D94];CONCATENATE(&quot;insert into conferences values (null,'&quot;;[.D93];&quot;');&quot;);&quot;&quot;)">
            <text:p/>
          </table:table-cell>
          <table:table-cell table:formula="oooc:=CONCATENATE(&quot;insert into teams values (null,'&quot;;[.A93];&quot;','&quot;;[.B93];&quot;','&quot;;[.C93];&quot;',(select conference_id from conferences where conference_nm='&quot;;[.D93];&quot;'));&quot;)" office:value-type="string" office:string-value="insert into teams values (null,'Iona','Gaels','IONA',(select conference_id from conferences where conference_nm='Independent2'));">
            <text:p>insert into teams values (null,'Iona','Gaels','IONA',(select conference_id from conferences where conference_nm='Independent2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Marist_College">Marist</text:a></text:p>
          </table:table-cell>
          <table:table-cell table:style-name="ce2" office:value-type="string">
            <text:p>Red Foxes</text:p>
          </table:table-cell>
          <table:table-cell table:style-name="ce2" office:value-type="string">
            <text:p>MARIST</text:p>
          </table:table-cell>
          <table:table-cell table:style-name="ce2" office:value-type="string">
            <text:p><text:a xlink:href="http://en.wikipedia.org/wiki/NCAA_Division_I-AA_Independent_Schools">Independent</text:a>2</text:p>
          </table:table-cell>
          <table:table-cell table:style-name="ce4" table:formula="oooc:=IF([.D94]&lt;&gt;[.D95];CONCATENATE(&quot;insert into conferences values (null,'&quot;;[.D94];&quot;');&quot;);&quot;&quot;)">
            <text:p/>
          </table:table-cell>
          <table:table-cell table:formula="oooc:=CONCATENATE(&quot;insert into teams values (null,'&quot;;[.A94];&quot;','&quot;;[.B94];&quot;','&quot;;[.C94];&quot;',(select conference_id from conferences where conference_nm='&quot;;[.D94];&quot;'));&quot;)" office:value-type="string" office:string-value="insert into teams values (null,'Marist','Red Foxes','MARIST',(select conference_id from conferences where conference_nm='Independent2'));">
            <text:p>insert into teams values (null,'Marist','Red Foxes','MARIST',(select conference_id from conferences where conference_nm='Independent2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North_Carolina_Central_University">North Carolina Central</text:a></text:p>
          </table:table-cell>
          <table:table-cell table:style-name="ce2" office:value-type="string">
            <text:p>Eagles</text:p>
          </table:table-cell>
          <table:table-cell table:style-name="ce2" office:value-type="string">
            <text:p>NC CNT</text:p>
          </table:table-cell>
          <table:table-cell table:style-name="ce2" office:value-type="string">
            <text:p><text:a xlink:href="http://en.wikipedia.org/wiki/NCAA_Division_I-AA_Independent_Schools">Independent</text:a>2</text:p>
          </table:table-cell>
          <table:table-cell table:style-name="ce4" table:formula="oooc:=IF([.D95]&lt;&gt;[.D96];CONCATENATE(&quot;insert into conferences values (null,'&quot;;[.D95];&quot;');&quot;);&quot;&quot;)">
            <text:p/>
          </table:table-cell>
          <table:table-cell table:formula="oooc:=CONCATENATE(&quot;insert into teams values (null,'&quot;;[.A95];&quot;','&quot;;[.B95];&quot;','&quot;;[.C95];&quot;',(select conference_id from conferences where conference_nm='&quot;;[.D95];&quot;'));&quot;)" office:value-type="string" office:string-value="insert into teams values (null,'North Carolina Central','Eagles','NC CNT',(select conference_id from conferences where conference_nm='Independent2'));">
            <text:p>insert into teams values (null,'North Carolina Central','Eagles','NC CNT',(select conference_id from conferences where conference_nm='Independent2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Savannah_State_University">Savannah State</text:a></text:p>
          </table:table-cell>
          <table:table-cell table:style-name="ce2" office:value-type="string">
            <text:p><text:a xlink:href="http://en.wikipedia.org/wiki/Savannah_State_Tigers">Tigers</text:a></text:p>
          </table:table-cell>
          <table:table-cell table:style-name="ce2" office:value-type="string">
            <text:p>SAVST</text:p>
          </table:table-cell>
          <table:table-cell table:style-name="ce2" office:value-type="string">
            <text:p><text:a xlink:href="http://en.wikipedia.org/wiki/NCAA_Division_I-AA_Independent_Schools">Independent</text:a>2</text:p>
          </table:table-cell>
          <table:table-cell table:style-name="ce4" table:formula="oooc:=IF([.D96]&lt;&gt;[.D97];CONCATENATE(&quot;insert into conferences values (null,'&quot;;[.D96];&quot;');&quot;);&quot;&quot;)" office:value-type="string" office:string-value="insert into conferences values (null,'Independent2');">
            <text:p>insert into conferences values (null,'Independent2');</text:p>
          </table:table-cell>
          <table:table-cell table:formula="oooc:=CONCATENATE(&quot;insert into teams values (null,'&quot;;[.A96];&quot;','&quot;;[.B96];&quot;','&quot;;[.C96];&quot;',(select conference_id from conferences where conference_nm='&quot;;[.D96];&quot;'));&quot;)" office:value-type="string" office:string-value="insert into teams values (null,'Savannah State','Tigers','SAVST',(select conference_id from conferences where conference_nm='Independent2'));">
            <text:p>insert into teams values (null,'Savannah State','Tigers','SAVST',(select conference_id from conferences where conference_nm='Independent2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Brown_University">Brown</text:a></text:p>
          </table:table-cell>
          <table:table-cell table:style-name="ce2" office:value-type="string">
            <text:p>Bears</text:p>
          </table:table-cell>
          <table:table-cell table:style-name="ce2" office:value-type="string">
            <text:p>BROWN</text:p>
          </table:table-cell>
          <table:table-cell table:style-name="ce2" office:value-type="string">
            <text:p><text:a xlink:href="http://en.wikipedia.org/wiki/Ivy_League">Ivy</text:a></text:p>
          </table:table-cell>
          <table:table-cell table:style-name="ce4" table:formula="oooc:=IF([.D97]&lt;&gt;[.D98];CONCATENATE(&quot;insert into conferences values (null,'&quot;;[.D97];&quot;');&quot;);&quot;&quot;)">
            <text:p/>
          </table:table-cell>
          <table:table-cell table:formula="oooc:=CONCATENATE(&quot;insert into teams values (null,'&quot;;[.A97];&quot;','&quot;;[.B97];&quot;','&quot;;[.C97];&quot;',(select conference_id from conferences where conference_nm='&quot;;[.D97];&quot;'));&quot;)" office:value-type="string" office:string-value="insert into teams values (null,'Brown','Bears','BROWN',(select conference_id from conferences where conference_nm='Ivy'));">
            <text:p>insert into teams values (null,'Brown','Bears','BROWN',(select conference_id from conferences where conference_nm='Ivy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Columbia_University">Columbia</text:a></text:p>
          </table:table-cell>
          <table:table-cell table:style-name="ce2" office:value-type="string">
            <text:p><text:a xlink:href="http://en.wikipedia.org/wiki/Columbia_Lions">Lions</text:a></text:p>
          </table:table-cell>
          <table:table-cell table:style-name="ce2" office:value-type="string">
            <text:p>COLUM</text:p>
          </table:table-cell>
          <table:table-cell table:style-name="ce2" office:value-type="string">
            <text:p><text:a xlink:href="http://en.wikipedia.org/wiki/Ivy_League">Ivy</text:a></text:p>
          </table:table-cell>
          <table:table-cell table:style-name="ce4" table:formula="oooc:=IF([.D98]&lt;&gt;[.D99];CONCATENATE(&quot;insert into conferences values (null,'&quot;;[.D98];&quot;');&quot;);&quot;&quot;)">
            <text:p/>
          </table:table-cell>
          <table:table-cell table:formula="oooc:=CONCATENATE(&quot;insert into teams values (null,'&quot;;[.A98];&quot;','&quot;;[.B98];&quot;','&quot;;[.C98];&quot;',(select conference_id from conferences where conference_nm='&quot;;[.D98];&quot;'));&quot;)" office:value-type="string" office:string-value="insert into teams values (null,'Columbia','Lions','COLUM',(select conference_id from conferences where conference_nm='Ivy'));">
            <text:p>insert into teams values (null,'Columbia','Lions','COLUM',(select conference_id from conferences where conference_nm='Ivy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Cornell_University">Cornell</text:a></text:p>
          </table:table-cell>
          <table:table-cell table:style-name="ce2" office:value-type="string">
            <text:p><text:a xlink:href="http://en.wikipedia.org/wiki/Cornell_Big_Red">Big Red</text:a></text:p>
          </table:table-cell>
          <table:table-cell table:style-name="ce2" office:value-type="string">
            <text:p>CORNEL</text:p>
          </table:table-cell>
          <table:table-cell table:style-name="ce2" office:value-type="string">
            <text:p><text:a xlink:href="http://en.wikipedia.org/wiki/Ivy_League">Ivy</text:a></text:p>
          </table:table-cell>
          <table:table-cell table:style-name="ce4" table:formula="oooc:=IF([.D99]&lt;&gt;[.D100];CONCATENATE(&quot;insert into conferences values (null,'&quot;;[.D99];&quot;');&quot;);&quot;&quot;)">
            <text:p/>
          </table:table-cell>
          <table:table-cell table:formula="oooc:=CONCATENATE(&quot;insert into teams values (null,'&quot;;[.A99];&quot;','&quot;;[.B99];&quot;','&quot;;[.C99];&quot;',(select conference_id from conferences where conference_nm='&quot;;[.D99];&quot;'));&quot;)" office:value-type="string" office:string-value="insert into teams values (null,'Cornell','Big Red','CORNEL',(select conference_id from conferences where conference_nm='Ivy'));">
            <text:p>insert into teams values (null,'Cornell','Big Red','CORNEL',(select conference_id from conferences where conference_nm='Ivy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Dartmouth_College">Dartmouth</text:a></text:p>
          </table:table-cell>
          <table:table-cell table:style-name="ce2" office:value-type="string">
            <text:p><text:a xlink:href="http://en.wikipedia.org/wiki/Dartmouth_College_athletic_teams">Big Green</text:a></text:p>
          </table:table-cell>
          <table:table-cell table:style-name="ce2" office:value-type="string">
            <text:p>DART</text:p>
          </table:table-cell>
          <table:table-cell table:style-name="ce2" office:value-type="string">
            <text:p><text:a xlink:href="http://en.wikipedia.org/wiki/Ivy_League">Ivy</text:a></text:p>
          </table:table-cell>
          <table:table-cell table:style-name="ce4" table:formula="oooc:=IF([.D100]&lt;&gt;[.D101];CONCATENATE(&quot;insert into conferences values (null,'&quot;;[.D100];&quot;');&quot;);&quot;&quot;)">
            <text:p/>
          </table:table-cell>
          <table:table-cell table:formula="oooc:=CONCATENATE(&quot;insert into teams values (null,'&quot;;[.A100];&quot;','&quot;;[.B100];&quot;','&quot;;[.C100];&quot;',(select conference_id from conferences where conference_nm='&quot;;[.D100];&quot;'));&quot;)" office:value-type="string" office:string-value="insert into teams values (null,'Dartmouth','Big Green','DART',(select conference_id from conferences where conference_nm='Ivy'));">
            <text:p>insert into teams values (null,'Dartmouth','Big Green','DART',(select conference_id from conferences where conference_nm='Ivy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Harvard_University">Harvard</text:a></text:p>
          </table:table-cell>
          <table:table-cell table:style-name="ce2" office:value-type="string">
            <text:p>Crimson</text:p>
          </table:table-cell>
          <table:table-cell table:style-name="ce2" office:value-type="string">
            <text:p>HARVRD</text:p>
          </table:table-cell>
          <table:table-cell table:style-name="ce2" office:value-type="string">
            <text:p><text:a xlink:href="http://en.wikipedia.org/wiki/Ivy_League">Ivy</text:a></text:p>
          </table:table-cell>
          <table:table-cell table:style-name="ce4" table:formula="oooc:=IF([.D101]&lt;&gt;[.D102];CONCATENATE(&quot;insert into conferences values (null,'&quot;;[.D101];&quot;');&quot;);&quot;&quot;)">
            <text:p/>
          </table:table-cell>
          <table:table-cell table:formula="oooc:=CONCATENATE(&quot;insert into teams values (null,'&quot;;[.A101];&quot;','&quot;;[.B101];&quot;','&quot;;[.C101];&quot;',(select conference_id from conferences where conference_nm='&quot;;[.D101];&quot;'));&quot;)" office:value-type="string" office:string-value="insert into teams values (null,'Harvard','Crimson','HARVRD',(select conference_id from conferences where conference_nm='Ivy'));">
            <text:p>insert into teams values (null,'Harvard','Crimson','HARVRD',(select conference_id from conferences where conference_nm='Ivy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University_of_Pennsylvania">Pennsylvania</text:a></text:p>
          </table:table-cell>
          <table:table-cell table:style-name="ce2" office:value-type="string">
            <text:p>Quakers</text:p>
          </table:table-cell>
          <table:table-cell table:style-name="ce2" office:value-type="string">
            <text:p>PENN</text:p>
          </table:table-cell>
          <table:table-cell table:style-name="ce2" office:value-type="string">
            <text:p><text:a xlink:href="http://en.wikipedia.org/wiki/Ivy_League">Ivy</text:a></text:p>
          </table:table-cell>
          <table:table-cell table:style-name="ce4" table:formula="oooc:=IF([.D102]&lt;&gt;[.D103];CONCATENATE(&quot;insert into conferences values (null,'&quot;;[.D102];&quot;');&quot;);&quot;&quot;)">
            <text:p/>
          </table:table-cell>
          <table:table-cell table:formula="oooc:=CONCATENATE(&quot;insert into teams values (null,'&quot;;[.A102];&quot;','&quot;;[.B102];&quot;','&quot;;[.C102];&quot;',(select conference_id from conferences where conference_nm='&quot;;[.D102];&quot;'));&quot;)" office:value-type="string" office:string-value="insert into teams values (null,'Pennsylvania','Quakers','PENN',(select conference_id from conferences where conference_nm='Ivy'));">
            <text:p>insert into teams values (null,'Pennsylvania','Quakers','PENN',(select conference_id from conferences where conference_nm='Ivy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Princeton_University">Princeton</text:a></text:p>
          </table:table-cell>
          <table:table-cell table:style-name="ce2" office:value-type="string">
            <text:p>Tigers</text:p>
          </table:table-cell>
          <table:table-cell table:style-name="ce2" office:value-type="string">
            <text:p>PRINCE</text:p>
          </table:table-cell>
          <table:table-cell table:style-name="ce2" office:value-type="string">
            <text:p><text:a xlink:href="http://en.wikipedia.org/wiki/Ivy_League">Ivy</text:a></text:p>
          </table:table-cell>
          <table:table-cell table:style-name="ce4" table:formula="oooc:=IF([.D103]&lt;&gt;[.D104];CONCATENATE(&quot;insert into conferences values (null,'&quot;;[.D103];&quot;');&quot;);&quot;&quot;)">
            <text:p/>
          </table:table-cell>
          <table:table-cell table:formula="oooc:=CONCATENATE(&quot;insert into teams values (null,'&quot;;[.A103];&quot;','&quot;;[.B103];&quot;','&quot;;[.C103];&quot;',(select conference_id from conferences where conference_nm='&quot;;[.D103];&quot;'));&quot;)" office:value-type="string" office:string-value="insert into teams values (null,'Princeton','Tigers','PRINCE',(select conference_id from conferences where conference_nm='Ivy'));">
            <text:p>insert into teams values (null,'Princeton','Tigers','PRINCE',(select conference_id from conferences where conference_nm='Ivy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Yale_University">Yale</text:a></text:p>
          </table:table-cell>
          <table:table-cell table:style-name="ce2" office:value-type="string">
            <text:p>Bulldogs</text:p>
          </table:table-cell>
          <table:table-cell table:style-name="ce2" office:value-type="string">
            <text:p>YALE</text:p>
          </table:table-cell>
          <table:table-cell table:style-name="ce2" office:value-type="string">
            <text:p><text:a xlink:href="http://en.wikipedia.org/wiki/Ivy_League">Ivy</text:a></text:p>
          </table:table-cell>
          <table:table-cell table:style-name="ce4" table:formula="oooc:=IF([.D104]&lt;&gt;[.D105];CONCATENATE(&quot;insert into conferences values (null,'&quot;;[.D104];&quot;');&quot;);&quot;&quot;)" office:value-type="string" office:string-value="insert into conferences values (null,'Ivy');">
            <text:p>insert into conferences values (null,'Ivy');</text:p>
          </table:table-cell>
          <table:table-cell table:formula="oooc:=CONCATENATE(&quot;insert into teams values (null,'&quot;;[.A104];&quot;','&quot;;[.B104];&quot;','&quot;;[.C104];&quot;',(select conference_id from conferences where conference_nm='&quot;;[.D104];&quot;'));&quot;)" office:value-type="string" office:string-value="insert into teams values (null,'Yale','Bulldogs','YALE',(select conference_id from conferences where conference_nm='Ivy'));">
            <text:p>insert into teams values (null,'Yale','Bulldogs','YALE',(select conference_id from conferences where conference_nm='Ivy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Akron">Akron</text:a></text:p>
          </table:table-cell>
          <table:table-cell table:style-name="ce1" office:value-type="string">
            <text:p><text:a xlink:href="http://en.wikipedia.org/wiki/Akron_Zips_football">Zips</text:a></text:p>
          </table:table-cell>
          <table:table-cell table:style-name="ce1" office:value-type="string">
            <text:p>AKRON</text:p>
          </table:table-cell>
          <table:table-cell table:style-name="ce1" office:value-type="string">
            <text:p><text:a xlink:href="http://en.wikipedia.org/wiki/Mid-American_Conference">MAC</text:a></text:p>
          </table:table-cell>
          <table:table-cell table:style-name="ce4" table:formula="oooc:=IF([.D105]&lt;&gt;[.D106];CONCATENATE(&quot;insert into conferences values (null,'&quot;;[.D105];&quot;');&quot;);&quot;&quot;)">
            <text:p/>
          </table:table-cell>
          <table:table-cell table:formula="oooc:=CONCATENATE(&quot;insert into teams values (null,'&quot;;[.A105];&quot;','&quot;;[.B105];&quot;','&quot;;[.C105];&quot;',(select conference_id from conferences where conference_nm='&quot;;[.D105];&quot;'));&quot;)" office:value-type="string" office:string-value="insert into teams values (null,'Akron','Zips','AKRON',(select conference_id from conferences where conference_nm='MAC'));">
            <text:p>insert into teams values (null,'Akron','Zips','AKRON',(select conference_id from conferences where conference_nm='MAC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Ball_State_University">Ball State</text:a></text:p>
          </table:table-cell>
          <table:table-cell table:style-name="ce1" office:value-type="string">
            <text:p><text:a xlink:href="http://en.wikipedia.org/wiki/Ball_State_Cardinals_football">Cardinals</text:a></text:p>
          </table:table-cell>
          <table:table-cell table:style-name="ce1" office:value-type="string">
            <text:p>BALLST</text:p>
          </table:table-cell>
          <table:table-cell table:style-name="ce1" office:value-type="string">
            <text:p><text:a xlink:href="http://en.wikipedia.org/wiki/Mid-American_Conference">MAC</text:a></text:p>
          </table:table-cell>
          <table:table-cell table:style-name="ce4" table:formula="oooc:=IF([.D106]&lt;&gt;[.D107];CONCATENATE(&quot;insert into conferences values (null,'&quot;;[.D106];&quot;');&quot;);&quot;&quot;)">
            <text:p/>
          </table:table-cell>
          <table:table-cell table:formula="oooc:=CONCATENATE(&quot;insert into teams values (null,'&quot;;[.A106];&quot;','&quot;;[.B106];&quot;','&quot;;[.C106];&quot;',(select conference_id from conferences where conference_nm='&quot;;[.D106];&quot;'));&quot;)" office:value-type="string" office:string-value="insert into teams values (null,'Ball State','Cardinals','BALLST',(select conference_id from conferences where conference_nm='MAC'));">
            <text:p>insert into teams values (null,'Ball State','Cardinals','BALLST',(select conference_id from conferences where conference_nm='MAC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Bowling_Green_State_University">Bowling Green</text:a></text:p>
          </table:table-cell>
          <table:table-cell table:style-name="ce1" office:value-type="string">
            <text:p><text:a xlink:href="http://en.wikipedia.org/wiki/Bowling_Green_Falcons_football">Falcons</text:a></text:p>
          </table:table-cell>
          <table:table-cell table:style-name="ce1" office:value-type="string">
            <text:p>BG</text:p>
          </table:table-cell>
          <table:table-cell table:style-name="ce1" office:value-type="string">
            <text:p><text:a xlink:href="http://en.wikipedia.org/wiki/Mid-American_Conference">MAC</text:a></text:p>
          </table:table-cell>
          <table:table-cell table:style-name="ce4" table:formula="oooc:=IF([.D107]&lt;&gt;[.D108];CONCATENATE(&quot;insert into conferences values (null,'&quot;;[.D107];&quot;');&quot;);&quot;&quot;)">
            <text:p/>
          </table:table-cell>
          <table:table-cell table:formula="oooc:=CONCATENATE(&quot;insert into teams values (null,'&quot;;[.A107];&quot;','&quot;;[.B107];&quot;','&quot;;[.C107];&quot;',(select conference_id from conferences where conference_nm='&quot;;[.D107];&quot;'));&quot;)" office:value-type="string" office:string-value="insert into teams values (null,'Bowling Green','Falcons','BG',(select conference_id from conferences where conference_nm='MAC'));">
            <text:p>insert into teams values (null,'Bowling Green','Falcons','BG',(select conference_id from conferences where conference_nm='MAC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at_Buffalo,_The_State_University_of_New_York">Buffalo</text:a></text:p>
          </table:table-cell>
          <table:table-cell table:style-name="ce1" office:value-type="string">
            <text:p><text:a xlink:href="http://en.wikipedia.org/wiki/Buffalo_Bulls_football">Bulls</text:a></text:p>
          </table:table-cell>
          <table:table-cell table:style-name="ce1" office:value-type="string">
            <text:p>BUFF</text:p>
          </table:table-cell>
          <table:table-cell table:style-name="ce1" office:value-type="string">
            <text:p><text:a xlink:href="http://en.wikipedia.org/wiki/Mid-American_Conference">MAC</text:a></text:p>
          </table:table-cell>
          <table:table-cell table:style-name="ce4" table:formula="oooc:=IF([.D108]&lt;&gt;[.D109];CONCATENATE(&quot;insert into conferences values (null,'&quot;;[.D108];&quot;');&quot;);&quot;&quot;)">
            <text:p/>
          </table:table-cell>
          <table:table-cell table:formula="oooc:=CONCATENATE(&quot;insert into teams values (null,'&quot;;[.A108];&quot;','&quot;;[.B108];&quot;','&quot;;[.C108];&quot;',(select conference_id from conferences where conference_nm='&quot;;[.D108];&quot;'));&quot;)" office:value-type="string" office:string-value="insert into teams values (null,'Buffalo','Bulls','BUFF',(select conference_id from conferences where conference_nm='MAC'));">
            <text:p>insert into teams values (null,'Buffalo','Bulls','BUFF',(select conference_id from conferences where conference_nm='MAC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Central_Michigan_University">Central Michigan</text:a></text:p>
          </table:table-cell>
          <table:table-cell table:style-name="ce1" office:value-type="string">
            <text:p><text:a xlink:href="http://en.wikipedia.org/wiki/Central_Michigan_Chippewas_football">Chippewas</text:a></text:p>
          </table:table-cell>
          <table:table-cell table:style-name="ce1" office:value-type="string">
            <text:p>CM</text:p>
          </table:table-cell>
          <table:table-cell table:style-name="ce1" office:value-type="string">
            <text:p><text:a xlink:href="http://en.wikipedia.org/wiki/Mid-American_Conference">MAC</text:a></text:p>
          </table:table-cell>
          <table:table-cell table:style-name="ce4" table:formula="oooc:=IF([.D109]&lt;&gt;[.D110];CONCATENATE(&quot;insert into conferences values (null,'&quot;;[.D109];&quot;');&quot;);&quot;&quot;)">
            <text:p/>
          </table:table-cell>
          <table:table-cell table:formula="oooc:=CONCATENATE(&quot;insert into teams values (null,'&quot;;[.A109];&quot;','&quot;;[.B109];&quot;','&quot;;[.C109];&quot;',(select conference_id from conferences where conference_nm='&quot;;[.D109];&quot;'));&quot;)" office:value-type="string" office:string-value="insert into teams values (null,'Central Michigan','Chippewas','CM',(select conference_id from conferences where conference_nm='MAC'));">
            <text:p>insert into teams values (null,'Central Michigan','Chippewas','CM',(select conference_id from conferences where conference_nm='MAC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Eastern_Michigan_University">Eastern Michigan</text:a></text:p>
          </table:table-cell>
          <table:table-cell table:style-name="ce1" office:value-type="string">
            <text:p><text:a xlink:href="http://en.wikipedia.org/wiki/Eastern_Michigan_Eagles_football">Eagles</text:a></text:p>
          </table:table-cell>
          <table:table-cell table:style-name="ce1" office:value-type="string">
            <text:p>EM</text:p>
          </table:table-cell>
          <table:table-cell table:style-name="ce1" office:value-type="string">
            <text:p><text:a xlink:href="http://en.wikipedia.org/wiki/Mid-American_Conference">MAC</text:a></text:p>
          </table:table-cell>
          <table:table-cell table:style-name="ce4" table:formula="oooc:=IF([.D110]&lt;&gt;[.D111];CONCATENATE(&quot;insert into conferences values (null,'&quot;;[.D110];&quot;');&quot;);&quot;&quot;)">
            <text:p/>
          </table:table-cell>
          <table:table-cell table:formula="oooc:=CONCATENATE(&quot;insert into teams values (null,'&quot;;[.A110];&quot;','&quot;;[.B110];&quot;','&quot;;[.C110];&quot;',(select conference_id from conferences where conference_nm='&quot;;[.D110];&quot;'));&quot;)" office:value-type="string" office:string-value="insert into teams values (null,'Eastern Michigan','Eagles','EM',(select conference_id from conferences where conference_nm='MAC'));">
            <text:p>insert into teams values (null,'Eastern Michigan','Eagles','EM',(select conference_id from conferences where conference_nm='MAC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Kent_State_University">Kent State</text:a></text:p>
          </table:table-cell>
          <table:table-cell table:style-name="ce1" office:value-type="string">
            <text:p><text:a xlink:href="http://en.wikipedia.org/wiki/Kent_State_Golden_Flashes_football">Golden Flashes</text:a></text:p>
          </table:table-cell>
          <table:table-cell table:style-name="ce1" office:value-type="string">
            <text:p>KENT</text:p>
          </table:table-cell>
          <table:table-cell table:style-name="ce1" office:value-type="string">
            <text:p><text:a xlink:href="http://en.wikipedia.org/wiki/Mid-American_Conference">MAC</text:a></text:p>
          </table:table-cell>
          <table:table-cell table:style-name="ce4" table:formula="oooc:=IF([.D111]&lt;&gt;[.D112];CONCATENATE(&quot;insert into conferences values (null,'&quot;;[.D111];&quot;');&quot;);&quot;&quot;)">
            <text:p/>
          </table:table-cell>
          <table:table-cell table:formula="oooc:=CONCATENATE(&quot;insert into teams values (null,'&quot;;[.A111];&quot;','&quot;;[.B111];&quot;','&quot;;[.C111];&quot;',(select conference_id from conferences where conference_nm='&quot;;[.D111];&quot;'));&quot;)" office:value-type="string" office:string-value="insert into teams values (null,'Kent State','Golden Flashes','KENT',(select conference_id from conferences where conference_nm='MAC'));">
            <text:p>insert into teams values (null,'Kent State','Golden Flashes','KENT',(select conference_id from conferences where conference_nm='MAC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Miami_University">Miami University</text:a></text:p>
          </table:table-cell>
          <table:table-cell table:style-name="ce1" office:value-type="string">
            <text:p><text:a xlink:href="http://en.wikipedia.org/wiki/Miami_RedHawks_football">RedHawks</text:a></text:p>
          </table:table-cell>
          <table:table-cell table:style-name="ce1" office:value-type="string">
            <text:p>MI OH</text:p>
          </table:table-cell>
          <table:table-cell table:style-name="ce1" office:value-type="string">
            <text:p><text:a xlink:href="http://en.wikipedia.org/wiki/Mid-American_Conference">MAC</text:a></text:p>
          </table:table-cell>
          <table:table-cell table:style-name="ce4" table:formula="oooc:=IF([.D112]&lt;&gt;[.D113];CONCATENATE(&quot;insert into conferences values (null,'&quot;;[.D112];&quot;');&quot;);&quot;&quot;)">
            <text:p/>
          </table:table-cell>
          <table:table-cell table:formula="oooc:=CONCATENATE(&quot;insert into teams values (null,'&quot;;[.A112];&quot;','&quot;;[.B112];&quot;','&quot;;[.C112];&quot;',(select conference_id from conferences where conference_nm='&quot;;[.D112];&quot;'));&quot;)" office:value-type="string" office:string-value="insert into teams values (null,'Miami University','RedHawks','MI OH',(select conference_id from conferences where conference_nm='MAC'));">
            <text:p>insert into teams values (null,'Miami University','RedHawks','MI OH',(select conference_id from conferences where conference_nm='MAC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Northern_Illinois_University">Northern Illinois</text:a></text:p>
          </table:table-cell>
          <table:table-cell table:style-name="ce1" office:value-type="string">
            <text:p><text:a xlink:href="http://en.wikipedia.org/wiki/Northern_Illinois_Huskies_football">Huskies</text:a></text:p>
          </table:table-cell>
          <table:table-cell table:style-name="ce1" office:value-type="string">
            <text:p>NI</text:p>
          </table:table-cell>
          <table:table-cell table:style-name="ce1" office:value-type="string">
            <text:p><text:a xlink:href="http://en.wikipedia.org/wiki/Mid-American_Conference">MAC</text:a></text:p>
          </table:table-cell>
          <table:table-cell table:style-name="ce4" table:formula="oooc:=IF([.D113]&lt;&gt;[.D114];CONCATENATE(&quot;insert into conferences values (null,'&quot;;[.D113];&quot;');&quot;);&quot;&quot;)">
            <text:p/>
          </table:table-cell>
          <table:table-cell table:formula="oooc:=CONCATENATE(&quot;insert into teams values (null,'&quot;;[.A113];&quot;','&quot;;[.B113];&quot;','&quot;;[.C113];&quot;',(select conference_id from conferences where conference_nm='&quot;;[.D113];&quot;'));&quot;)" office:value-type="string" office:string-value="insert into teams values (null,'Northern Illinois','Huskies','NI',(select conference_id from conferences where conference_nm='MAC'));">
            <text:p>insert into teams values (null,'Northern Illinois','Huskies','NI',(select conference_id from conferences where conference_nm='MAC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Ohio_University">Ohio</text:a></text:p>
          </table:table-cell>
          <table:table-cell table:style-name="ce1" office:value-type="string">
            <text:p><text:a xlink:href="http://en.wikipedia.org/wiki/Ohio_Bobcats_football">Bobcats</text:a></text:p>
          </table:table-cell>
          <table:table-cell table:style-name="ce1" office:value-type="string">
            <text:p>OHIO</text:p>
          </table:table-cell>
          <table:table-cell table:style-name="ce1" office:value-type="string">
            <text:p><text:a xlink:href="http://en.wikipedia.org/wiki/Mid-American_Conference">MAC</text:a></text:p>
          </table:table-cell>
          <table:table-cell table:style-name="ce4" table:formula="oooc:=IF([.D114]&lt;&gt;[.D115];CONCATENATE(&quot;insert into conferences values (null,'&quot;;[.D114];&quot;');&quot;);&quot;&quot;)">
            <text:p/>
          </table:table-cell>
          <table:table-cell table:formula="oooc:=CONCATENATE(&quot;insert into teams values (null,'&quot;;[.A114];&quot;','&quot;;[.B114];&quot;','&quot;;[.C114];&quot;',(select conference_id from conferences where conference_nm='&quot;;[.D114];&quot;'));&quot;)" office:value-type="string" office:string-value="insert into teams values (null,'Ohio','Bobcats','OHIO',(select conference_id from conferences where conference_nm='MAC'));">
            <text:p>insert into teams values (null,'Ohio','Bobcats','OHIO',(select conference_id from conferences where conference_nm='MAC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Temple_University">Temple</text:a></text:p>
          </table:table-cell>
          <table:table-cell table:style-name="ce1" office:value-type="string">
            <text:p><text:a xlink:href="http://en.wikipedia.org/wiki/Temple_Owls_football">Owls</text:a></text:p>
          </table:table-cell>
          <table:table-cell table:style-name="ce1" office:value-type="string">
            <text:p>TEMPLE</text:p>
          </table:table-cell>
          <table:table-cell table:style-name="ce1" office:value-type="string">
            <text:p><text:a xlink:href="http://en.wikipedia.org/wiki/Mid-American_Conference">MAC</text:a></text:p>
          </table:table-cell>
          <table:table-cell table:style-name="ce4" table:formula="oooc:=IF([.D115]&lt;&gt;[.D116];CONCATENATE(&quot;insert into conferences values (null,'&quot;;[.D115];&quot;');&quot;);&quot;&quot;)">
            <text:p/>
          </table:table-cell>
          <table:table-cell table:formula="oooc:=CONCATENATE(&quot;insert into teams values (null,'&quot;;[.A115];&quot;','&quot;;[.B115];&quot;','&quot;;[.C115];&quot;',(select conference_id from conferences where conference_nm='&quot;;[.D115];&quot;'));&quot;)" office:value-type="string" office:string-value="insert into teams values (null,'Temple','Owls','TEMPLE',(select conference_id from conferences where conference_nm='MAC'));">
            <text:p>insert into teams values (null,'Temple','Owls','TEMPLE',(select conference_id from conferences where conference_nm='MAC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Toledo">Toledo</text:a></text:p>
          </table:table-cell>
          <table:table-cell table:style-name="ce1" office:value-type="string">
            <text:p><text:a xlink:href="http://en.wikipedia.org/wiki/Toledo_Rockets_football">Rockets</text:a></text:p>
          </table:table-cell>
          <table:table-cell table:style-name="ce1" office:value-type="string">
            <text:p>TOLEDO</text:p>
          </table:table-cell>
          <table:table-cell table:style-name="ce1" office:value-type="string">
            <text:p><text:a xlink:href="http://en.wikipedia.org/wiki/Mid-American_Conference">MAC</text:a></text:p>
          </table:table-cell>
          <table:table-cell table:style-name="ce4" table:formula="oooc:=IF([.D116]&lt;&gt;[.D117];CONCATENATE(&quot;insert into conferences values (null,'&quot;;[.D116];&quot;');&quot;);&quot;&quot;)">
            <text:p/>
          </table:table-cell>
          <table:table-cell table:formula="oooc:=CONCATENATE(&quot;insert into teams values (null,'&quot;;[.A116];&quot;','&quot;;[.B116];&quot;','&quot;;[.C116];&quot;',(select conference_id from conferences where conference_nm='&quot;;[.D116];&quot;'));&quot;)" office:value-type="string" office:string-value="insert into teams values (null,'Toledo','Rockets','TOLEDO',(select conference_id from conferences where conference_nm='MAC'));">
            <text:p>insert into teams values (null,'Toledo','Rockets','TOLEDO',(select conference_id from conferences where conference_nm='MAC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Western_Michigan_University">Western Michigan</text:a></text:p>
          </table:table-cell>
          <table:table-cell table:style-name="ce1" office:value-type="string">
            <text:p><text:a xlink:href="http://en.wikipedia.org/wiki/Western_Michigan_Broncos_football">Broncos</text:a></text:p>
          </table:table-cell>
          <table:table-cell table:style-name="ce1" office:value-type="string">
            <text:p>WM</text:p>
          </table:table-cell>
          <table:table-cell table:style-name="ce1" office:value-type="string">
            <text:p><text:a xlink:href="http://en.wikipedia.org/wiki/Mid-American_Conference">MAC</text:a></text:p>
          </table:table-cell>
          <table:table-cell table:style-name="ce4" table:formula="oooc:=IF([.D117]&lt;&gt;[.D118];CONCATENATE(&quot;insert into conferences values (null,'&quot;;[.D117];&quot;');&quot;);&quot;&quot;)" office:value-type="string" office:string-value="insert into conferences values (null,'MAC');">
            <text:p>insert into conferences values (null,'MAC');</text:p>
          </table:table-cell>
          <table:table-cell table:formula="oooc:=CONCATENATE(&quot;insert into teams values (null,'&quot;;[.A117];&quot;','&quot;;[.B117];&quot;','&quot;;[.C117];&quot;',(select conference_id from conferences where conference_nm='&quot;;[.D117];&quot;'));&quot;)" office:value-type="string" office:string-value="insert into teams values (null,'Western Michigan','Broncos','WM',(select conference_id from conferences where conference_nm='MAC'));">
            <text:p>insert into teams values (null,'Western Michigan','Broncos','WM',(select conference_id from conferences where conference_nm='MAC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Bethune-Cookman_University">Bethune-Cookman</text:a></text:p>
          </table:table-cell>
          <table:table-cell table:style-name="ce2" office:value-type="string">
            <text:p>Wildcats</text:p>
          </table:table-cell>
          <table:table-cell table:style-name="ce2" office:value-type="string">
            <text:p>BETHUN</text:p>
          </table:table-cell>
          <table:table-cell table:style-name="ce2" office:value-type="string">
            <text:p><text:a xlink:href="http://en.wikipedia.org/wiki/Mid-Eastern_Athletic_Conference">MEAC</text:a></text:p>
          </table:table-cell>
          <table:table-cell table:style-name="ce4" table:formula="oooc:=IF([.D118]&lt;&gt;[.D119];CONCATENATE(&quot;insert into conferences values (null,'&quot;;[.D118];&quot;');&quot;);&quot;&quot;)">
            <text:p/>
          </table:table-cell>
          <table:table-cell table:formula="oooc:=CONCATENATE(&quot;insert into teams values (null,'&quot;;[.A118];&quot;','&quot;;[.B118];&quot;','&quot;;[.C118];&quot;',(select conference_id from conferences where conference_nm='&quot;;[.D118];&quot;'));&quot;)" office:value-type="string" office:string-value="insert into teams values (null,'Bethune-Cookman','Wildcats','BETHUN',(select conference_id from conferences where conference_nm='MEAC'));">
            <text:p>insert into teams values (null,'Bethune-Cookman','Wildcats','BETHUN',(select conference_id from conferences where conference_nm='MEAC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Delaware_State_University">Delaware State</text:a></text:p>
          </table:table-cell>
          <table:table-cell table:style-name="ce2" office:value-type="string">
            <text:p>Hornets</text:p>
          </table:table-cell>
          <table:table-cell table:style-name="ce2" office:value-type="string">
            <text:p>DELST</text:p>
          </table:table-cell>
          <table:table-cell table:style-name="ce2" office:value-type="string">
            <text:p><text:a xlink:href="http://en.wikipedia.org/wiki/Mid-Eastern_Athletic_Conference">MEAC</text:a></text:p>
          </table:table-cell>
          <table:table-cell table:style-name="ce4" table:formula="oooc:=IF([.D119]&lt;&gt;[.D120];CONCATENATE(&quot;insert into conferences values (null,'&quot;;[.D119];&quot;');&quot;);&quot;&quot;)">
            <text:p/>
          </table:table-cell>
          <table:table-cell table:formula="oooc:=CONCATENATE(&quot;insert into teams values (null,'&quot;;[.A119];&quot;','&quot;;[.B119];&quot;','&quot;;[.C119];&quot;',(select conference_id from conferences where conference_nm='&quot;;[.D119];&quot;'));&quot;)" office:value-type="string" office:string-value="insert into teams values (null,'Delaware State','Hornets','DELST',(select conference_id from conferences where conference_nm='MEAC'));">
            <text:p>insert into teams values (null,'Delaware State','Hornets','DELST',(select conference_id from conferences where conference_nm='MEAC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Florida_A%26M_University">Florida A&amp;M</text:a></text:p>
          </table:table-cell>
          <table:table-cell table:style-name="ce2" office:value-type="string">
            <text:p>Rattlers</text:p>
          </table:table-cell>
          <table:table-cell table:style-name="ce2" office:value-type="string">
            <text:p>FLAA&amp;M</text:p>
          </table:table-cell>
          <table:table-cell table:style-name="ce2" office:value-type="string">
            <text:p><text:a xlink:href="http://en.wikipedia.org/wiki/Mid-Eastern_Athletic_Conference">MEAC</text:a></text:p>
          </table:table-cell>
          <table:table-cell table:style-name="ce4" table:formula="oooc:=IF([.D120]&lt;&gt;[.D121];CONCATENATE(&quot;insert into conferences values (null,'&quot;;[.D120];&quot;');&quot;);&quot;&quot;)">
            <text:p/>
          </table:table-cell>
          <table:table-cell table:formula="oooc:=CONCATENATE(&quot;insert into teams values (null,'&quot;;[.A120];&quot;','&quot;;[.B120];&quot;','&quot;;[.C120];&quot;',(select conference_id from conferences where conference_nm='&quot;;[.D120];&quot;'));&quot;)" office:value-type="string" office:string-value="insert into teams values (null,'Florida A&amp;M','Rattlers','FLAA&amp;M',(select conference_id from conferences where conference_nm='MEAC'));">
            <text:p>insert into teams values (null,'Florida A&amp;M','Rattlers','FLAA&amp;M',(select conference_id from conferences where conference_nm='MEAC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Hampton_University">Hampton</text:a></text:p>
          </table:table-cell>
          <table:table-cell table:style-name="ce2" office:value-type="string">
            <text:p>Pirates</text:p>
          </table:table-cell>
          <table:table-cell table:style-name="ce2" office:value-type="string">
            <text:p>HAMPTN</text:p>
          </table:table-cell>
          <table:table-cell table:style-name="ce2" office:value-type="string">
            <text:p><text:a xlink:href="http://en.wikipedia.org/wiki/Mid-Eastern_Athletic_Conference">MEAC</text:a></text:p>
          </table:table-cell>
          <table:table-cell table:style-name="ce4" table:formula="oooc:=IF([.D121]&lt;&gt;[.D122];CONCATENATE(&quot;insert into conferences values (null,'&quot;;[.D121];&quot;');&quot;);&quot;&quot;)">
            <text:p/>
          </table:table-cell>
          <table:table-cell table:formula="oooc:=CONCATENATE(&quot;insert into teams values (null,'&quot;;[.A121];&quot;','&quot;;[.B121];&quot;','&quot;;[.C121];&quot;',(select conference_id from conferences where conference_nm='&quot;;[.D121];&quot;'));&quot;)" office:value-type="string" office:string-value="insert into teams values (null,'Hampton','Pirates','HAMPTN',(select conference_id from conferences where conference_nm='MEAC'));">
            <text:p>insert into teams values (null,'Hampton','Pirates','HAMPTN',(select conference_id from conferences where conference_nm='MEAC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Howard_University">Howard</text:a></text:p>
          </table:table-cell>
          <table:table-cell table:style-name="ce2" office:value-type="string">
            <text:p>Bison</text:p>
          </table:table-cell>
          <table:table-cell table:style-name="ce2" office:value-type="string">
            <text:p>HOWARD</text:p>
          </table:table-cell>
          <table:table-cell table:style-name="ce2" office:value-type="string">
            <text:p><text:a xlink:href="http://en.wikipedia.org/wiki/Mid-Eastern_Athletic_Conference">MEAC</text:a></text:p>
          </table:table-cell>
          <table:table-cell table:style-name="ce4" table:formula="oooc:=IF([.D122]&lt;&gt;[.D123];CONCATENATE(&quot;insert into conferences values (null,'&quot;;[.D122];&quot;');&quot;);&quot;&quot;)">
            <text:p/>
          </table:table-cell>
          <table:table-cell table:formula="oooc:=CONCATENATE(&quot;insert into teams values (null,'&quot;;[.A122];&quot;','&quot;;[.B122];&quot;','&quot;;[.C122];&quot;',(select conference_id from conferences where conference_nm='&quot;;[.D122];&quot;'));&quot;)" office:value-type="string" office:string-value="insert into teams values (null,'Howard','Bison','HOWARD',(select conference_id from conferences where conference_nm='MEAC'));">
            <text:p>insert into teams values (null,'Howard','Bison','HOWARD',(select conference_id from conferences where conference_nm='MEAC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Morgan_State_University">Morgan State</text:a></text:p>
          </table:table-cell>
          <table:table-cell table:style-name="ce2" office:value-type="string">
            <text:p>Bears</text:p>
          </table:table-cell>
          <table:table-cell table:style-name="ce2" office:value-type="string">
            <text:p>MORGAN</text:p>
          </table:table-cell>
          <table:table-cell table:style-name="ce2" office:value-type="string">
            <text:p><text:a xlink:href="http://en.wikipedia.org/wiki/Mid-Eastern_Athletic_Conference">MEAC</text:a></text:p>
          </table:table-cell>
          <table:table-cell table:style-name="ce4" table:formula="oooc:=IF([.D123]&lt;&gt;[.D124];CONCATENATE(&quot;insert into conferences values (null,'&quot;;[.D123];&quot;');&quot;);&quot;&quot;)">
            <text:p/>
          </table:table-cell>
          <table:table-cell table:formula="oooc:=CONCATENATE(&quot;insert into teams values (null,'&quot;;[.A123];&quot;','&quot;;[.B123];&quot;','&quot;;[.C123];&quot;',(select conference_id from conferences where conference_nm='&quot;;[.D123];&quot;'));&quot;)" office:value-type="string" office:string-value="insert into teams values (null,'Morgan State','Bears','MORGAN',(select conference_id from conferences where conference_nm='MEAC'));">
            <text:p>insert into teams values (null,'Morgan State','Bears','MORGAN',(select conference_id from conferences where conference_nm='MEAC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Norfolk_State_University">Norfolk State</text:a></text:p>
          </table:table-cell>
          <table:table-cell table:style-name="ce2" office:value-type="string">
            <text:p>Spartans</text:p>
          </table:table-cell>
          <table:table-cell table:style-name="ce2" office:value-type="string">
            <text:p>NORFOL</text:p>
          </table:table-cell>
          <table:table-cell table:style-name="ce2" office:value-type="string">
            <text:p><text:a xlink:href="http://en.wikipedia.org/wiki/Mid-Eastern_Athletic_Conference">MEAC</text:a></text:p>
          </table:table-cell>
          <table:table-cell table:style-name="ce4" table:formula="oooc:=IF([.D124]&lt;&gt;[.D125];CONCATENATE(&quot;insert into conferences values (null,'&quot;;[.D124];&quot;');&quot;);&quot;&quot;)">
            <text:p/>
          </table:table-cell>
          <table:table-cell table:formula="oooc:=CONCATENATE(&quot;insert into teams values (null,'&quot;;[.A124];&quot;','&quot;;[.B124];&quot;','&quot;;[.C124];&quot;',(select conference_id from conferences where conference_nm='&quot;;[.D124];&quot;'));&quot;)" office:value-type="string" office:string-value="insert into teams values (null,'Norfolk State','Spartans','NORFOL',(select conference_id from conferences where conference_nm='MEAC'));">
            <text:p>insert into teams values (null,'Norfolk State','Spartans','NORFOL',(select conference_id from conferences where conference_nm='MEAC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North_Carolina_Agricultural_and_Technical_State_University">North Carolina A&amp;T</text:a></text:p>
          </table:table-cell>
          <table:table-cell table:style-name="ce2" office:value-type="string">
            <text:p>Aggies</text:p>
          </table:table-cell>
          <table:table-cell table:style-name="ce2" office:value-type="string">
            <text:p>NC A&amp;T</text:p>
          </table:table-cell>
          <table:table-cell table:style-name="ce2" office:value-type="string">
            <text:p><text:a xlink:href="http://en.wikipedia.org/wiki/Mid-Eastern_Athletic_Conference">MEAC</text:a></text:p>
          </table:table-cell>
          <table:table-cell table:style-name="ce4" table:formula="oooc:=IF([.D125]&lt;&gt;[.D126];CONCATENATE(&quot;insert into conferences values (null,'&quot;;[.D125];&quot;');&quot;);&quot;&quot;)">
            <text:p/>
          </table:table-cell>
          <table:table-cell table:formula="oooc:=CONCATENATE(&quot;insert into teams values (null,'&quot;;[.A125];&quot;','&quot;;[.B125];&quot;','&quot;;[.C125];&quot;',(select conference_id from conferences where conference_nm='&quot;;[.D125];&quot;'));&quot;)" office:value-type="string" office:string-value="insert into teams values (null,'North Carolina A&amp;T','Aggies','NC A&amp;T',(select conference_id from conferences where conference_nm='MEAC'));">
            <text:p>insert into teams values (null,'North Carolina A&amp;T','Aggies','NC A&amp;T',(select conference_id from conferences where conference_nm='MEAC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South_Carolina_State_University">South Carolina State</text:a></text:p>
          </table:table-cell>
          <table:table-cell table:style-name="ce2" office:value-type="string">
            <text:p>Bulldogs</text:p>
          </table:table-cell>
          <table:table-cell table:style-name="ce2" office:value-type="string">
            <text:p>SC ST</text:p>
          </table:table-cell>
          <table:table-cell table:style-name="ce2" office:value-type="string">
            <text:p><text:a xlink:href="http://en.wikipedia.org/wiki/Mid-Eastern_Athletic_Conference">MEAC</text:a></text:p>
          </table:table-cell>
          <table:table-cell table:style-name="ce4" table:formula="oooc:=IF([.D126]&lt;&gt;[.D127];CONCATENATE(&quot;insert into conferences values (null,'&quot;;[.D126];&quot;');&quot;);&quot;&quot;)">
            <text:p/>
          </table:table-cell>
          <table:table-cell table:formula="oooc:=CONCATENATE(&quot;insert into teams values (null,'&quot;;[.A126];&quot;','&quot;;[.B126];&quot;','&quot;;[.C126];&quot;',(select conference_id from conferences where conference_nm='&quot;;[.D126];&quot;'));&quot;)" office:value-type="string" office:string-value="insert into teams values (null,'South Carolina State','Bulldogs','SC ST',(select conference_id from conferences where conference_nm='MEAC'));">
            <text:p>insert into teams values (null,'South Carolina State','Bulldogs','SC ST',(select conference_id from conferences where conference_nm='MEAC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Winston-Salem_State_University">Winston-Salem State</text:a></text:p>
          </table:table-cell>
          <table:table-cell table:style-name="ce2" office:value-type="string">
            <text:p>Rams</text:p>
          </table:table-cell>
          <table:table-cell table:style-name="ce2" office:value-type="string">
            <text:p>W-S ST</text:p>
          </table:table-cell>
          <table:table-cell table:style-name="ce2" office:value-type="string">
            <text:p><text:a xlink:href="http://en.wikipedia.org/wiki/Mid-Eastern_Athletic_Conference">MEAC</text:a></text:p>
          </table:table-cell>
          <table:table-cell table:style-name="ce4" table:formula="oooc:=IF([.D127]&lt;&gt;[.D128];CONCATENATE(&quot;insert into conferences values (null,'&quot;;[.D127];&quot;');&quot;);&quot;&quot;)" office:value-type="string" office:string-value="insert into conferences values (null,'MEAC');">
            <text:p>insert into conferences values (null,'MEAC');</text:p>
          </table:table-cell>
          <table:table-cell table:formula="oooc:=CONCATENATE(&quot;insert into teams values (null,'&quot;;[.A127];&quot;','&quot;;[.B127];&quot;','&quot;;[.C127];&quot;',(select conference_id from conferences where conference_nm='&quot;;[.D127];&quot;'));&quot;)" office:value-type="string" office:string-value="insert into teams values (null,'Winston-Salem State','Rams','W-S ST',(select conference_id from conferences where conference_nm='MEAC'));">
            <text:p>insert into teams values (null,'Winston-Salem State','Rams','W-S ST',(select conference_id from conferences where conference_nm='MEAC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Illinois_State_University">Illinois State</text:a></text:p>
          </table:table-cell>
          <table:table-cell table:style-name="ce2" office:value-type="string">
            <text:p><text:a xlink:href="http://en.wikipedia.org/wiki/Illinois_State_Redbirds">Redbirds</text:a></text:p>
          </table:table-cell>
          <table:table-cell table:style-name="ce2" office:value-type="string">
            <text:p>ILL ST</text:p>
          </table:table-cell>
          <table:table-cell table:style-name="ce2" office:value-type="string">
            <text:p><text:a xlink:href="http://en.wikipedia.org/wiki/Missouri_Valley_Football_Conference">Missouri Valley</text:a></text:p>
          </table:table-cell>
          <table:table-cell table:style-name="ce4" table:formula="oooc:=IF([.D128]&lt;&gt;[.D129];CONCATENATE(&quot;insert into conferences values (null,'&quot;;[.D128];&quot;');&quot;);&quot;&quot;)">
            <text:p/>
          </table:table-cell>
          <table:table-cell table:formula="oooc:=CONCATENATE(&quot;insert into teams values (null,'&quot;;[.A128];&quot;','&quot;;[.B128];&quot;','&quot;;[.C128];&quot;',(select conference_id from conferences where conference_nm='&quot;;[.D128];&quot;'));&quot;)" office:value-type="string" office:string-value="insert into teams values (null,'Illinois State','Redbirds','ILL ST',(select conference_id from conferences where conference_nm='Missouri Valley'));">
            <text:p>insert into teams values (null,'Illinois State','Redbirds','ILL ST',(select conference_id from conferences where conference_nm='Missouri Valley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Indiana_State_University">Indiana State</text:a></text:p>
          </table:table-cell>
          <table:table-cell table:style-name="ce2" office:value-type="string">
            <text:p>Sycamores</text:p>
          </table:table-cell>
          <table:table-cell table:style-name="ce2" office:value-type="string">
            <text:p>IND ST</text:p>
          </table:table-cell>
          <table:table-cell table:style-name="ce2" office:value-type="string">
            <text:p><text:a xlink:href="http://en.wikipedia.org/wiki/Missouri_Valley_Football_Conference">Missouri Valley</text:a></text:p>
          </table:table-cell>
          <table:table-cell table:style-name="ce4" table:formula="oooc:=IF([.D129]&lt;&gt;[.D130];CONCATENATE(&quot;insert into conferences values (null,'&quot;;[.D129];&quot;');&quot;);&quot;&quot;)">
            <text:p/>
          </table:table-cell>
          <table:table-cell table:formula="oooc:=CONCATENATE(&quot;insert into teams values (null,'&quot;;[.A129];&quot;','&quot;;[.B129];&quot;','&quot;;[.C129];&quot;',(select conference_id from conferences where conference_nm='&quot;;[.D129];&quot;'));&quot;)" office:value-type="string" office:string-value="insert into teams values (null,'Indiana State','Sycamores','IND ST',(select conference_id from conferences where conference_nm='Missouri Valley'));">
            <text:p>insert into teams values (null,'Indiana State','Sycamores','IND ST',(select conference_id from conferences where conference_nm='Missouri Valley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Missouri_State_University">Missouri State</text:a></text:p>
          </table:table-cell>
          <table:table-cell table:style-name="ce2" office:value-type="string">
            <text:p><text:a xlink:href="http://en.wikipedia.org/wiki/Missouri_State_Bears">Bears</text:a></text:p>
          </table:table-cell>
          <table:table-cell table:style-name="ce2" office:value-type="string">
            <text:p>MIZZST</text:p>
          </table:table-cell>
          <table:table-cell table:style-name="ce2" office:value-type="string">
            <text:p><text:a xlink:href="http://en.wikipedia.org/wiki/Missouri_Valley_Football_Conference">Missouri Valley</text:a></text:p>
          </table:table-cell>
          <table:table-cell table:style-name="ce4" table:formula="oooc:=IF([.D130]&lt;&gt;[.D131];CONCATENATE(&quot;insert into conferences values (null,'&quot;;[.D130];&quot;');&quot;);&quot;&quot;)">
            <text:p/>
          </table:table-cell>
          <table:table-cell table:formula="oooc:=CONCATENATE(&quot;insert into teams values (null,'&quot;;[.A130];&quot;','&quot;;[.B130];&quot;','&quot;;[.C130];&quot;',(select conference_id from conferences where conference_nm='&quot;;[.D130];&quot;'));&quot;)" office:value-type="string" office:string-value="insert into teams values (null,'Missouri State','Bears','MIZZST',(select conference_id from conferences where conference_nm='Missouri Valley'));">
            <text:p>insert into teams values (null,'Missouri State','Bears','MIZZST',(select conference_id from conferences where conference_nm='Missouri Valley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North_Dakota_State_University">North Dakota State</text:a></text:p>
          </table:table-cell>
          <table:table-cell table:style-name="ce2" office:value-type="string">
            <text:p><text:a xlink:href="http://en.wikipedia.org/wiki/North_Dakota_State_Bison_football">Bison</text:a></text:p>
          </table:table-cell>
          <table:table-cell table:style-name="ce2" office:value-type="string">
            <text:p>ND ST</text:p>
          </table:table-cell>
          <table:table-cell table:style-name="ce2" office:value-type="string">
            <text:p><text:a xlink:href="http://en.wikipedia.org/wiki/Missouri_Valley_Football_Conference">Missouri Valley</text:a></text:p>
          </table:table-cell>
          <table:table-cell table:style-name="ce4" table:formula="oooc:=IF([.D131]&lt;&gt;[.D132];CONCATENATE(&quot;insert into conferences values (null,'&quot;;[.D131];&quot;');&quot;);&quot;&quot;)">
            <text:p/>
          </table:table-cell>
          <table:table-cell table:formula="oooc:=CONCATENATE(&quot;insert into teams values (null,'&quot;;[.A131];&quot;','&quot;;[.B131];&quot;','&quot;;[.C131];&quot;',(select conference_id from conferences where conference_nm='&quot;;[.D131];&quot;'));&quot;)" office:value-type="string" office:string-value="insert into teams values (null,'North Dakota State','Bison','ND ST',(select conference_id from conferences where conference_nm='Missouri Valley'));">
            <text:p>insert into teams values (null,'North Dakota State','Bison','ND ST',(select conference_id from conferences where conference_nm='Missouri Valley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University_of_Northern_Iowa">Northern Iowa</text:a></text:p>
          </table:table-cell>
          <table:table-cell table:style-name="ce2" office:value-type="string">
            <text:p><text:a xlink:href="http://en.wikipedia.org/wiki/Northern_Iowa_Panthers_football">Panthers</text:a></text:p>
          </table:table-cell>
          <table:table-cell table:style-name="ce2" office:value-type="string">
            <text:p>N IOWA</text:p>
          </table:table-cell>
          <table:table-cell table:style-name="ce2" office:value-type="string">
            <text:p><text:a xlink:href="http://en.wikipedia.org/wiki/Missouri_Valley_Football_Conference">Missouri Valley</text:a></text:p>
          </table:table-cell>
          <table:table-cell table:style-name="ce4" table:formula="oooc:=IF([.D132]&lt;&gt;[.D133];CONCATENATE(&quot;insert into conferences values (null,'&quot;;[.D132];&quot;');&quot;);&quot;&quot;)">
            <text:p/>
          </table:table-cell>
          <table:table-cell table:formula="oooc:=CONCATENATE(&quot;insert into teams values (null,'&quot;;[.A132];&quot;','&quot;;[.B132];&quot;','&quot;;[.C132];&quot;',(select conference_id from conferences where conference_nm='&quot;;[.D132];&quot;'));&quot;)" office:value-type="string" office:string-value="insert into teams values (null,'Northern Iowa','Panthers','N IOWA',(select conference_id from conferences where conference_nm='Missouri Valley'));">
            <text:p>insert into teams values (null,'Northern Iowa','Panthers','N IOWA',(select conference_id from conferences where conference_nm='Missouri Valley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South_Dakota_State_University">South Dakota State</text:a></text:p>
          </table:table-cell>
          <table:table-cell table:style-name="ce2" office:value-type="string">
            <text:p><text:a xlink:href="http://en.wikipedia.org/wiki/South_Dakota_State_Jackrabbits">Jackrabbits</text:a></text:p>
          </table:table-cell>
          <table:table-cell table:style-name="ce2" office:value-type="string">
            <text:p>SD ST</text:p>
          </table:table-cell>
          <table:table-cell table:style-name="ce2" office:value-type="string">
            <text:p><text:a xlink:href="http://en.wikipedia.org/wiki/Missouri_Valley_Football_Conference">Missouri Valley</text:a></text:p>
          </table:table-cell>
          <table:table-cell table:style-name="ce4" table:formula="oooc:=IF([.D133]&lt;&gt;[.D134];CONCATENATE(&quot;insert into conferences values (null,'&quot;;[.D133];&quot;');&quot;);&quot;&quot;)">
            <text:p/>
          </table:table-cell>
          <table:table-cell table:formula="oooc:=CONCATENATE(&quot;insert into teams values (null,'&quot;;[.A133];&quot;','&quot;;[.B133];&quot;','&quot;;[.C133];&quot;',(select conference_id from conferences where conference_nm='&quot;;[.D133];&quot;'));&quot;)" office:value-type="string" office:string-value="insert into teams values (null,'South Dakota State','Jackrabbits','SD ST',(select conference_id from conferences where conference_nm='Missouri Valley'));">
            <text:p>insert into teams values (null,'South Dakota State','Jackrabbits','SD ST',(select conference_id from conferences where conference_nm='Missouri Valley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Southern_Illinois_University_Carbondale">Southern Illinois</text:a></text:p>
          </table:table-cell>
          <table:table-cell table:style-name="ce2" office:value-type="string">
            <text:p><text:a xlink:href="http://en.wikipedia.org/wiki/Southern_Illinois_Salukis">Salukis</text:a></text:p>
          </table:table-cell>
          <table:table-cell table:style-name="ce2" office:value-type="string">
            <text:p>S ILL</text:p>
          </table:table-cell>
          <table:table-cell table:style-name="ce2" office:value-type="string">
            <text:p><text:a xlink:href="http://en.wikipedia.org/wiki/Missouri_Valley_Football_Conference">Missouri Valley</text:a></text:p>
          </table:table-cell>
          <table:table-cell table:style-name="ce4" table:formula="oooc:=IF([.D134]&lt;&gt;[.D135];CONCATENATE(&quot;insert into conferences values (null,'&quot;;[.D134];&quot;');&quot;);&quot;&quot;)">
            <text:p/>
          </table:table-cell>
          <table:table-cell table:formula="oooc:=CONCATENATE(&quot;insert into teams values (null,'&quot;;[.A134];&quot;','&quot;;[.B134];&quot;','&quot;;[.C134];&quot;',(select conference_id from conferences where conference_nm='&quot;;[.D134];&quot;'));&quot;)" office:value-type="string" office:string-value="insert into teams values (null,'Southern Illinois','Salukis','S ILL',(select conference_id from conferences where conference_nm='Missouri Valley'));">
            <text:p>insert into teams values (null,'Southern Illinois','Salukis','S ILL',(select conference_id from conferences where conference_nm='Missouri Valley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Western_Illinois_University">Western Illinois</text:a></text:p>
          </table:table-cell>
          <table:table-cell table:style-name="ce2" office:value-type="string">
            <text:p><text:a xlink:href="http://en.wikipedia.org/wiki/Western_Illinois_Leathernecks">Leathernecks</text:a></text:p>
          </table:table-cell>
          <table:table-cell table:style-name="ce2" office:value-type="string">
            <text:p>W ILL</text:p>
          </table:table-cell>
          <table:table-cell table:style-name="ce2" office:value-type="string">
            <text:p><text:a xlink:href="http://en.wikipedia.org/wiki/Missouri_Valley_Football_Conference">Missouri Valley</text:a></text:p>
          </table:table-cell>
          <table:table-cell table:style-name="ce4" table:formula="oooc:=IF([.D135]&lt;&gt;[.D136];CONCATENATE(&quot;insert into conferences values (null,'&quot;;[.D135];&quot;');&quot;);&quot;&quot;)">
            <text:p/>
          </table:table-cell>
          <table:table-cell table:formula="oooc:=CONCATENATE(&quot;insert into teams values (null,'&quot;;[.A135];&quot;','&quot;;[.B135];&quot;','&quot;;[.C135];&quot;',(select conference_id from conferences where conference_nm='&quot;;[.D135];&quot;'));&quot;)" office:value-type="string" office:string-value="insert into teams values (null,'Western Illinois','Leathernecks','W ILL',(select conference_id from conferences where conference_nm='Missouri Valley'));">
            <text:p>insert into teams values (null,'Western Illinois','Leathernecks','W ILL',(select conference_id from conferences where conference_nm='Missouri Valley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Youngstown_State_University">Youngstown State</text:a></text:p>
          </table:table-cell>
          <table:table-cell table:style-name="ce2" office:value-type="string">
            <text:p><text:a xlink:href="http://en.wikipedia.org/wiki/Youngstown_State_Penguins">Penguins</text:a></text:p>
          </table:table-cell>
          <table:table-cell table:style-name="ce2" office:value-type="string">
            <text:p>YTOWN</text:p>
          </table:table-cell>
          <table:table-cell table:style-name="ce2" office:value-type="string">
            <text:p><text:a xlink:href="http://en.wikipedia.org/wiki/Missouri_Valley_Football_Conference">Missouri Valley</text:a></text:p>
          </table:table-cell>
          <table:table-cell table:style-name="ce4" table:formula="oooc:=IF([.D136]&lt;&gt;[.D137];CONCATENATE(&quot;insert into conferences values (null,'&quot;;[.D136];&quot;');&quot;);&quot;&quot;)" office:value-type="string" office:string-value="insert into conferences values (null,'Missouri Valley');">
            <text:p>insert into conferences values (null,'Missouri Valley');</text:p>
          </table:table-cell>
          <table:table-cell table:formula="oooc:=CONCATENATE(&quot;insert into teams values (null,'&quot;;[.A136];&quot;','&quot;;[.B136];&quot;','&quot;;[.C136];&quot;',(select conference_id from conferences where conference_nm='&quot;;[.D136];&quot;'));&quot;)" office:value-type="string" office:string-value="insert into teams values (null,'Youngstown State','Penguins','YTOWN',(select conference_id from conferences where conference_nm='Missouri Valley'));">
            <text:p>insert into teams values (null,'Youngstown State','Penguins','YTOWN',(select conference_id from conferences where conference_nm='Missouri Valley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ted_States_Air_Force_Academy">Air Force</text:a></text:p>
          </table:table-cell>
          <table:table-cell table:style-name="ce1" office:value-type="string">
            <text:p><text:a xlink:href="http://en.wikipedia.org/wiki/Air_Force_Falcons_football">Falcons</text:a></text:p>
          </table:table-cell>
          <table:table-cell table:style-name="ce1" office:value-type="string">
            <text:p>AF</text:p>
          </table:table-cell>
          <table:table-cell table:style-name="ce1" office:value-type="string">
            <text:p><text:a xlink:href="http://en.wikipedia.org/wiki/Mountain_West_Conference">Mountain West</text:a></text:p>
          </table:table-cell>
          <table:table-cell table:style-name="ce4" table:formula="oooc:=IF([.D137]&lt;&gt;[.D138];CONCATENATE(&quot;insert into conferences values (null,'&quot;;[.D137];&quot;');&quot;);&quot;&quot;)">
            <text:p/>
          </table:table-cell>
          <table:table-cell table:formula="oooc:=CONCATENATE(&quot;insert into teams values (null,'&quot;;[.A137];&quot;','&quot;;[.B137];&quot;','&quot;;[.C137];&quot;',(select conference_id from conferences where conference_nm='&quot;;[.D137];&quot;'));&quot;)" office:value-type="string" office:string-value="insert into teams values (null,'Air Force','Falcons','AF',(select conference_id from conferences where conference_nm='Mountain West'));">
            <text:p>insert into teams values (null,'Air Force','Falcons','AF',(select conference_id from conferences where conference_nm='Mountain West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Brigham_Young_University">BYU</text:a></text:p>
          </table:table-cell>
          <table:table-cell table:style-name="ce1" office:value-type="string">
            <text:p><text:a xlink:href="http://en.wikipedia.org/wiki/BYU_Cougars_football">Cougars</text:a></text:p>
          </table:table-cell>
          <table:table-cell table:style-name="ce1" office:value-type="string">
            <text:p><text:a xlink:href="http://en.wikipedia.org/wiki/Brigham_Young_University">BYU</text:a></text:p>
          </table:table-cell>
          <table:table-cell table:style-name="ce1" office:value-type="string">
            <text:p><text:a xlink:href="http://en.wikipedia.org/wiki/Mountain_West_Conference">Mountain West</text:a></text:p>
          </table:table-cell>
          <table:table-cell table:style-name="ce4" table:formula="oooc:=IF([.D138]&lt;&gt;[.D139];CONCATENATE(&quot;insert into conferences values (null,'&quot;;[.D138];&quot;');&quot;);&quot;&quot;)">
            <text:p/>
          </table:table-cell>
          <table:table-cell table:formula="oooc:=CONCATENATE(&quot;insert into teams values (null,'&quot;;[.A138];&quot;','&quot;;[.B138];&quot;','&quot;;[.C138];&quot;',(select conference_id from conferences where conference_nm='&quot;;[.D138];&quot;'));&quot;)" office:value-type="string" office:string-value="insert into teams values (null,'BYU','Cougars','BYU',(select conference_id from conferences where conference_nm='Mountain West'));">
            <text:p>insert into teams values (null,'BYU','Cougars','BYU',(select conference_id from conferences where conference_nm='Mountain West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Colorado_State_University">Colorado State</text:a></text:p>
          </table:table-cell>
          <table:table-cell table:style-name="ce1" office:value-type="string">
            <text:p><text:a xlink:href="http://en.wikipedia.org/wiki/Colorado_State_Rams_football">Rams</text:a></text:p>
          </table:table-cell>
          <table:table-cell table:style-name="ce1" office:value-type="string">
            <text:p>COL ST</text:p>
          </table:table-cell>
          <table:table-cell table:style-name="ce1" office:value-type="string">
            <text:p><text:a xlink:href="http://en.wikipedia.org/wiki/Mountain_West_Conference">Mountain West</text:a></text:p>
          </table:table-cell>
          <table:table-cell table:style-name="ce4" table:formula="oooc:=IF([.D139]&lt;&gt;[.D140];CONCATENATE(&quot;insert into conferences values (null,'&quot;;[.D139];&quot;');&quot;);&quot;&quot;)">
            <text:p/>
          </table:table-cell>
          <table:table-cell table:formula="oooc:=CONCATENATE(&quot;insert into teams values (null,'&quot;;[.A139];&quot;','&quot;;[.B139];&quot;','&quot;;[.C139];&quot;',(select conference_id from conferences where conference_nm='&quot;;[.D139];&quot;'));&quot;)" office:value-type="string" office:string-value="insert into teams values (null,'Colorado State','Rams','COL ST',(select conference_id from conferences where conference_nm='Mountain West'));">
            <text:p>insert into teams values (null,'Colorado State','Rams','COL ST',(select conference_id from conferences where conference_nm='Mountain West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New_Mexico">New Mexico</text:a></text:p>
          </table:table-cell>
          <table:table-cell table:style-name="ce1" office:value-type="string">
            <text:p><text:a xlink:href="http://en.wikipedia.org/wiki/New_Mexico_Lobos_football">Lobos</text:a></text:p>
          </table:table-cell>
          <table:table-cell table:style-name="ce1" office:value-type="string">
            <text:p>NM</text:p>
          </table:table-cell>
          <table:table-cell table:style-name="ce1" office:value-type="string">
            <text:p><text:a xlink:href="http://en.wikipedia.org/wiki/Mountain_West_Conference">Mountain West</text:a></text:p>
          </table:table-cell>
          <table:table-cell table:style-name="ce4" table:formula="oooc:=IF([.D140]&lt;&gt;[.D141];CONCATENATE(&quot;insert into conferences values (null,'&quot;;[.D140];&quot;');&quot;);&quot;&quot;)">
            <text:p/>
          </table:table-cell>
          <table:table-cell table:formula="oooc:=CONCATENATE(&quot;insert into teams values (null,'&quot;;[.A140];&quot;','&quot;;[.B140];&quot;','&quot;;[.C140];&quot;',(select conference_id from conferences where conference_nm='&quot;;[.D140];&quot;'));&quot;)" office:value-type="string" office:string-value="insert into teams values (null,'New Mexico','Lobos','NM',(select conference_id from conferences where conference_nm='Mountain West'));">
            <text:p>insert into teams values (null,'New Mexico','Lobos','NM',(select conference_id from conferences where conference_nm='Mountain West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San_Diego_State_University">San Diego State</text:a></text:p>
          </table:table-cell>
          <table:table-cell table:style-name="ce1" office:value-type="string">
            <text:p><text:a xlink:href="http://en.wikipedia.org/wiki/San_Diego_State_Aztecs_football">Aztecs</text:a></text:p>
          </table:table-cell>
          <table:table-cell table:style-name="ce1" office:value-type="string">
            <text:p>SD ST</text:p>
          </table:table-cell>
          <table:table-cell table:style-name="ce1" office:value-type="string">
            <text:p><text:a xlink:href="http://en.wikipedia.org/wiki/Mountain_West_Conference">Mountain West</text:a></text:p>
          </table:table-cell>
          <table:table-cell table:style-name="ce4" table:formula="oooc:=IF([.D141]&lt;&gt;[.D142];CONCATENATE(&quot;insert into conferences values (null,'&quot;;[.D141];&quot;');&quot;);&quot;&quot;)">
            <text:p/>
          </table:table-cell>
          <table:table-cell table:formula="oooc:=CONCATENATE(&quot;insert into teams values (null,'&quot;;[.A141];&quot;','&quot;;[.B141];&quot;','&quot;;[.C141];&quot;',(select conference_id from conferences where conference_nm='&quot;;[.D141];&quot;'));&quot;)" office:value-type="string" office:string-value="insert into teams values (null,'San Diego State','Aztecs','SD ST',(select conference_id from conferences where conference_nm='Mountain West'));">
            <text:p>insert into teams values (null,'San Diego State','Aztecs','SD ST',(select conference_id from conferences where conference_nm='Mountain West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Texas_Christian_University">TCU</text:a></text:p>
          </table:table-cell>
          <table:table-cell table:style-name="ce1" office:value-type="string">
            <text:p><text:a xlink:href="http://en.wikipedia.org/wiki/TCU_Horned_Frogs_football">Horned Frogs</text:a></text:p>
          </table:table-cell>
          <table:table-cell table:style-name="ce1" office:value-type="string">
            <text:p><text:a xlink:href="http://en.wikipedia.org/wiki/Texas_Christian_University">TCU</text:a></text:p>
          </table:table-cell>
          <table:table-cell table:style-name="ce1" office:value-type="string">
            <text:p><text:a xlink:href="http://en.wikipedia.org/wiki/Mountain_West_Conference">Mountain West</text:a></text:p>
          </table:table-cell>
          <table:table-cell table:style-name="ce4" table:formula="oooc:=IF([.D142]&lt;&gt;[.D143];CONCATENATE(&quot;insert into conferences values (null,'&quot;;[.D142];&quot;');&quot;);&quot;&quot;)">
            <text:p/>
          </table:table-cell>
          <table:table-cell table:formula="oooc:=CONCATENATE(&quot;insert into teams values (null,'&quot;;[.A142];&quot;','&quot;;[.B142];&quot;','&quot;;[.C142];&quot;',(select conference_id from conferences where conference_nm='&quot;;[.D142];&quot;'));&quot;)" office:value-type="string" office:string-value="insert into teams values (null,'TCU','Horned Frogs','TCU',(select conference_id from conferences where conference_nm='Mountain West'));">
            <text:p>insert into teams values (null,'TCU','Horned Frogs','TCU',(select conference_id from conferences where conference_nm='Mountain West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Nevada,_Las_Vegas">UNLV</text:a></text:p>
          </table:table-cell>
          <table:table-cell table:style-name="ce1" office:value-type="string">
            <text:p><text:a xlink:href="http://en.wikipedia.org/wiki/UNLV_Rebels_football">Rebels</text:a></text:p>
          </table:table-cell>
          <table:table-cell table:style-name="ce1" office:value-type="string">
            <text:p><text:a xlink:href="http://en.wikipedia.org/wiki/University_of_Nevada,_Las_Vegas">UNLV</text:a></text:p>
          </table:table-cell>
          <table:table-cell table:style-name="ce1" office:value-type="string">
            <text:p><text:a xlink:href="http://en.wikipedia.org/wiki/Mountain_West_Conference">Mountain West</text:a></text:p>
          </table:table-cell>
          <table:table-cell table:style-name="ce4" table:formula="oooc:=IF([.D143]&lt;&gt;[.D144];CONCATENATE(&quot;insert into conferences values (null,'&quot;;[.D143];&quot;');&quot;);&quot;&quot;)">
            <text:p/>
          </table:table-cell>
          <table:table-cell table:formula="oooc:=CONCATENATE(&quot;insert into teams values (null,'&quot;;[.A143];&quot;','&quot;;[.B143];&quot;','&quot;;[.C143];&quot;',(select conference_id from conferences where conference_nm='&quot;;[.D143];&quot;'));&quot;)" office:value-type="string" office:string-value="insert into teams values (null,'UNLV','Rebels','UNLV',(select conference_id from conferences where conference_nm='Mountain West'));">
            <text:p>insert into teams values (null,'UNLV','Rebels','UNLV',(select conference_id from conferences where conference_nm='Mountain West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Utah">Utah</text:a></text:p>
          </table:table-cell>
          <table:table-cell table:style-name="ce1" office:value-type="string">
            <text:p><text:a xlink:href="http://en.wikipedia.org/wiki/Utah_Utes_football">Utes</text:a></text:p>
          </table:table-cell>
          <table:table-cell table:style-name="ce1" office:value-type="string">
            <text:p>UTAH</text:p>
          </table:table-cell>
          <table:table-cell table:style-name="ce1" office:value-type="string">
            <text:p><text:a xlink:href="http://en.wikipedia.org/wiki/Mountain_West_Conference">Mountain West</text:a></text:p>
          </table:table-cell>
          <table:table-cell table:style-name="ce4" table:formula="oooc:=IF([.D144]&lt;&gt;[.D145];CONCATENATE(&quot;insert into conferences values (null,'&quot;;[.D144];&quot;');&quot;);&quot;&quot;)">
            <text:p/>
          </table:table-cell>
          <table:table-cell table:formula="oooc:=CONCATENATE(&quot;insert into teams values (null,'&quot;;[.A144];&quot;','&quot;;[.B144];&quot;','&quot;;[.C144];&quot;',(select conference_id from conferences where conference_nm='&quot;;[.D144];&quot;'));&quot;)" office:value-type="string" office:string-value="insert into teams values (null,'Utah','Utes','UTAH',(select conference_id from conferences where conference_nm='Mountain West'));">
            <text:p>insert into teams values (null,'Utah','Utes','UTAH',(select conference_id from conferences where conference_nm='Mountain West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Wyoming">Wyoming</text:a></text:p>
          </table:table-cell>
          <table:table-cell table:style-name="ce1" office:value-type="string">
            <text:p><text:a xlink:href="http://en.wikipedia.org/wiki/Wyoming_Cowboys_football">Cowboys</text:a></text:p>
          </table:table-cell>
          <table:table-cell table:style-name="ce1" office:value-type="string">
            <text:p>WYO</text:p>
          </table:table-cell>
          <table:table-cell table:style-name="ce1" office:value-type="string">
            <text:p><text:a xlink:href="http://en.wikipedia.org/wiki/Mountain_West_Conference">Mountain West</text:a></text:p>
          </table:table-cell>
          <table:table-cell table:style-name="ce4" table:formula="oooc:=IF([.D145]&lt;&gt;[.D146];CONCATENATE(&quot;insert into conferences values (null,'&quot;;[.D145];&quot;');&quot;);&quot;&quot;)" office:value-type="string" office:string-value="insert into conferences values (null,'Mountain West');">
            <text:p>insert into conferences values (null,'Mountain West');</text:p>
          </table:table-cell>
          <table:table-cell table:formula="oooc:=CONCATENATE(&quot;insert into teams values (null,'&quot;;[.A145];&quot;','&quot;;[.B145];&quot;','&quot;;[.C145];&quot;',(select conference_id from conferences where conference_nm='&quot;;[.D145];&quot;'));&quot;)" office:value-type="string" office:string-value="insert into teams values (null,'Wyoming','Cowboys','WYO',(select conference_id from conferences where conference_nm='Mountain West'));">
            <text:p>insert into teams values (null,'Wyoming','Cowboys','WYO',(select conference_id from conferences where conference_nm='Mountain West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University_at_Albany,_The_State_University_of_New_York">Albany</text:a></text:p>
          </table:table-cell>
          <table:table-cell table:style-name="ce2" office:value-type="string">
            <text:p><text:a xlink:href="http://en.wikipedia.org/wiki/Albany_Great_Danes">Great Danes</text:a></text:p>
          </table:table-cell>
          <table:table-cell table:style-name="ce2" office:value-type="string">
            <text:p>ALBANY</text:p>
          </table:table-cell>
          <table:table-cell table:style-name="ce2" office:value-type="string">
            <text:p><text:a xlink:href="http://en.wikipedia.org/wiki/Northeast_Conference">NEC</text:a></text:p>
          </table:table-cell>
          <table:table-cell table:style-name="ce4" table:formula="oooc:=IF([.D146]&lt;&gt;[.D147];CONCATENATE(&quot;insert into conferences values (null,'&quot;;[.D146];&quot;');&quot;);&quot;&quot;)">
            <text:p/>
          </table:table-cell>
          <table:table-cell table:formula="oooc:=CONCATENATE(&quot;insert into teams values (null,'&quot;;[.A146];&quot;','&quot;;[.B146];&quot;','&quot;;[.C146];&quot;',(select conference_id from conferences where conference_nm='&quot;;[.D146];&quot;'));&quot;)" office:value-type="string" office:string-value="insert into teams values (null,'Albany','Great Danes','ALBANY',(select conference_id from conferences where conference_nm='NEC'));">
            <text:p>insert into teams values (null,'Albany','Great Danes','ALBANY',(select conference_id from conferences where conference_nm='NEC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Bryant_University">Bryant</text:a></text:p>
          </table:table-cell>
          <table:table-cell table:style-name="ce2" office:value-type="string">
            <text:p><text:a xlink:href="http://en.wikipedia.org/wiki/Bryant_Bulldogs_football">Bulldogs</text:a></text:p>
          </table:table-cell>
          <table:table-cell table:style-name="ce2" office:value-type="string">
            <text:p>BRYANT</text:p>
          </table:table-cell>
          <table:table-cell table:style-name="ce2" office:value-type="string">
            <text:p><text:a xlink:href="http://en.wikipedia.org/wiki/Northeast_Conference">NEC</text:a></text:p>
          </table:table-cell>
          <table:table-cell table:style-name="ce4" table:formula="oooc:=IF([.D147]&lt;&gt;[.D148];CONCATENATE(&quot;insert into conferences values (null,'&quot;;[.D147];&quot;');&quot;);&quot;&quot;)">
            <text:p/>
          </table:table-cell>
          <table:table-cell table:formula="oooc:=CONCATENATE(&quot;insert into teams values (null,'&quot;;[.A147];&quot;','&quot;;[.B147];&quot;','&quot;;[.C147];&quot;',(select conference_id from conferences where conference_nm='&quot;;[.D147];&quot;'));&quot;)" office:value-type="string" office:string-value="insert into teams values (null,'Bryant','Bulldogs','BRYANT',(select conference_id from conferences where conference_nm='NEC'));">
            <text:p>insert into teams values (null,'Bryant','Bulldogs','BRYANT',(select conference_id from conferences where conference_nm='NEC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Central_Connecticut_State_University">Central Connecticut</text:a></text:p>
          </table:table-cell>
          <table:table-cell table:style-name="ce2" office:value-type="string">
            <text:p>Blue Devils</text:p>
          </table:table-cell>
          <table:table-cell table:style-name="ce2" office:value-type="string">
            <text:p>C CONN</text:p>
          </table:table-cell>
          <table:table-cell table:style-name="ce2" office:value-type="string">
            <text:p><text:a xlink:href="http://en.wikipedia.org/wiki/Northeast_Conference">NEC</text:a></text:p>
          </table:table-cell>
          <table:table-cell table:style-name="ce4" table:formula="oooc:=IF([.D148]&lt;&gt;[.D149];CONCATENATE(&quot;insert into conferences values (null,'&quot;;[.D148];&quot;');&quot;);&quot;&quot;)">
            <text:p/>
          </table:table-cell>
          <table:table-cell table:formula="oooc:=CONCATENATE(&quot;insert into teams values (null,'&quot;;[.A148];&quot;','&quot;;[.B148];&quot;','&quot;;[.C148];&quot;',(select conference_id from conferences where conference_nm='&quot;;[.D148];&quot;'));&quot;)" office:value-type="string" office:string-value="insert into teams values (null,'Central Connecticut','Blue Devils','C CONN',(select conference_id from conferences where conference_nm='NEC'));">
            <text:p>insert into teams values (null,'Central Connecticut','Blue Devils','C CONN',(select conference_id from conferences where conference_nm='NEC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Duquesne_University">Duquesne</text:a></text:p>
          </table:table-cell>
          <table:table-cell table:style-name="ce2" office:value-type="string">
            <text:p><text:a xlink:href="http://en.wikipedia.org/wiki/Duquesne_Dukes">Dukes</text:a></text:p>
          </table:table-cell>
          <table:table-cell table:style-name="ce2" office:value-type="string">
            <text:p>DUQ</text:p>
          </table:table-cell>
          <table:table-cell table:style-name="ce2" office:value-type="string">
            <text:p><text:a xlink:href="http://en.wikipedia.org/wiki/Northeast_Conference">NEC</text:a></text:p>
          </table:table-cell>
          <table:table-cell table:style-name="ce4" table:formula="oooc:=IF([.D149]&lt;&gt;[.D150];CONCATENATE(&quot;insert into conferences values (null,'&quot;;[.D149];&quot;');&quot;);&quot;&quot;)">
            <text:p/>
          </table:table-cell>
          <table:table-cell table:formula="oooc:=CONCATENATE(&quot;insert into teams values (null,'&quot;;[.A149];&quot;','&quot;;[.B149];&quot;','&quot;;[.C149];&quot;',(select conference_id from conferences where conference_nm='&quot;;[.D149];&quot;'));&quot;)" office:value-type="string" office:string-value="insert into teams values (null,'Duquesne','Dukes','DUQ',(select conference_id from conferences where conference_nm='NEC'));">
            <text:p>insert into teams values (null,'Duquesne','Dukes','DUQ',(select conference_id from conferences where conference_nm='NEC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Monmouth_University">Monmouth</text:a></text:p>
          </table:table-cell>
          <table:table-cell table:style-name="ce2" office:value-type="string">
            <text:p>Hawks</text:p>
          </table:table-cell>
          <table:table-cell table:style-name="ce2" office:value-type="string">
            <text:p>MONMTH</text:p>
          </table:table-cell>
          <table:table-cell table:style-name="ce2" office:value-type="string">
            <text:p><text:a xlink:href="http://en.wikipedia.org/wiki/Northeast_Conference">NEC</text:a></text:p>
          </table:table-cell>
          <table:table-cell table:style-name="ce4" table:formula="oooc:=IF([.D150]&lt;&gt;[.D151];CONCATENATE(&quot;insert into conferences values (null,'&quot;;[.D150];&quot;');&quot;);&quot;&quot;)">
            <text:p/>
          </table:table-cell>
          <table:table-cell table:formula="oooc:=CONCATENATE(&quot;insert into teams values (null,'&quot;;[.A150];&quot;','&quot;;[.B150];&quot;','&quot;;[.C150];&quot;',(select conference_id from conferences where conference_nm='&quot;;[.D150];&quot;'));&quot;)" office:value-type="string" office:string-value="insert into teams values (null,'Monmouth','Hawks','MONMTH',(select conference_id from conferences where conference_nm='NEC'));">
            <text:p>insert into teams values (null,'Monmouth','Hawks','MONMTH',(select conference_id from conferences where conference_nm='NEC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Robert_Morris_University">Robert Morris</text:a></text:p>
          </table:table-cell>
          <table:table-cell table:style-name="ce2" office:value-type="string">
            <text:p>Colonials</text:p>
          </table:table-cell>
          <table:table-cell table:style-name="ce2" office:value-type="string">
            <text:p>ROBMOR</text:p>
          </table:table-cell>
          <table:table-cell table:style-name="ce2" office:value-type="string">
            <text:p><text:a xlink:href="http://en.wikipedia.org/wiki/Northeast_Conference">NEC</text:a></text:p>
          </table:table-cell>
          <table:table-cell table:style-name="ce4" table:formula="oooc:=IF([.D151]&lt;&gt;[.D152];CONCATENATE(&quot;insert into conferences values (null,'&quot;;[.D151];&quot;');&quot;);&quot;&quot;)">
            <text:p/>
          </table:table-cell>
          <table:table-cell table:formula="oooc:=CONCATENATE(&quot;insert into teams values (null,'&quot;;[.A151];&quot;','&quot;;[.B151];&quot;','&quot;;[.C151];&quot;',(select conference_id from conferences where conference_nm='&quot;;[.D151];&quot;'));&quot;)" office:value-type="string" office:string-value="insert into teams values (null,'Robert Morris','Colonials','ROBMOR',(select conference_id from conferences where conference_nm='NEC'));">
            <text:p>insert into teams values (null,'Robert Morris','Colonials','ROBMOR',(select conference_id from conferences where conference_nm='NEC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Sacred_Heart_University">Sacred Heart</text:a></text:p>
          </table:table-cell>
          <table:table-cell table:style-name="ce2" office:value-type="string">
            <text:p>Pioneers</text:p>
          </table:table-cell>
          <table:table-cell table:style-name="ce2" office:value-type="string">
            <text:p>SACHRT</text:p>
          </table:table-cell>
          <table:table-cell table:style-name="ce2" office:value-type="string">
            <text:p><text:a xlink:href="http://en.wikipedia.org/wiki/Northeast_Conference">NEC</text:a></text:p>
          </table:table-cell>
          <table:table-cell table:style-name="ce4" table:formula="oooc:=IF([.D152]&lt;&gt;[.D153];CONCATENATE(&quot;insert into conferences values (null,'&quot;;[.D152];&quot;');&quot;);&quot;&quot;)">
            <text:p/>
          </table:table-cell>
          <table:table-cell table:formula="oooc:=CONCATENATE(&quot;insert into teams values (null,'&quot;;[.A152];&quot;','&quot;;[.B152];&quot;','&quot;;[.C152];&quot;',(select conference_id from conferences where conference_nm='&quot;;[.D152];&quot;'));&quot;)" office:value-type="string" office:string-value="insert into teams values (null,'Sacred Heart','Pioneers','SACHRT',(select conference_id from conferences where conference_nm='NEC'));">
            <text:p>insert into teams values (null,'Sacred Heart','Pioneers','SACHRT',(select conference_id from conferences where conference_nm='NEC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Saint_Francis_University">Saint Francis</text:a></text:p>
          </table:table-cell>
          <table:table-cell table:style-name="ce2" office:value-type="string">
            <text:p>Red Flash</text:p>
          </table:table-cell>
          <table:table-cell table:style-name="ce2" office:value-type="string">
            <text:p>STFRAN</text:p>
          </table:table-cell>
          <table:table-cell table:style-name="ce2" office:value-type="string">
            <text:p><text:a xlink:href="http://en.wikipedia.org/wiki/Northeast_Conference">NEC</text:a></text:p>
          </table:table-cell>
          <table:table-cell table:style-name="ce4" table:formula="oooc:=IF([.D153]&lt;&gt;[.D154];CONCATENATE(&quot;insert into conferences values (null,'&quot;;[.D153];&quot;');&quot;);&quot;&quot;)">
            <text:p/>
          </table:table-cell>
          <table:table-cell table:formula="oooc:=CONCATENATE(&quot;insert into teams values (null,'&quot;;[.A153];&quot;','&quot;;[.B153];&quot;','&quot;;[.C153];&quot;',(select conference_id from conferences where conference_nm='&quot;;[.D153];&quot;'));&quot;)" office:value-type="string" office:string-value="insert into teams values (null,'Saint Francis','Red Flash','STFRAN',(select conference_id from conferences where conference_nm='NEC'));">
            <text:p>insert into teams values (null,'Saint Francis','Red Flash','STFRAN',(select conference_id from conferences where conference_nm='NEC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Wagner_College">Wagner</text:a></text:p>
          </table:table-cell>
          <table:table-cell table:style-name="ce2" office:value-type="string">
            <text:p>Seahawks</text:p>
          </table:table-cell>
          <table:table-cell table:style-name="ce2" office:value-type="string">
            <text:p>WAGNER</text:p>
          </table:table-cell>
          <table:table-cell table:style-name="ce2" office:value-type="string">
            <text:p><text:a xlink:href="http://en.wikipedia.org/wiki/Northeast_Conference">NEC</text:a></text:p>
          </table:table-cell>
          <table:table-cell table:style-name="ce4" table:formula="oooc:=IF([.D154]&lt;&gt;[.D155];CONCATENATE(&quot;insert into conferences values (null,'&quot;;[.D154];&quot;');&quot;);&quot;&quot;)" office:value-type="string" office:string-value="insert into conferences values (null,'NEC');">
            <text:p>insert into conferences values (null,'NEC');</text:p>
          </table:table-cell>
          <table:table-cell table:formula="oooc:=CONCATENATE(&quot;insert into teams values (null,'&quot;;[.A154];&quot;','&quot;;[.B154];&quot;','&quot;;[.C154];&quot;',(select conference_id from conferences where conference_nm='&quot;;[.D154];&quot;'));&quot;)" office:value-type="string" office:string-value="insert into teams values (null,'Wagner','Seahawks','WAGNER',(select conference_id from conferences where conference_nm='NEC'));">
            <text:p>insert into teams values (null,'Wagner','Seahawks','WAGNER',(select conference_id from conferences where conference_nm='NEC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Austin_Peay_State_University">Austin Peay</text:a></text:p>
          </table:table-cell>
          <table:table-cell table:style-name="ce2" office:value-type="string">
            <text:p>Governors</text:p>
          </table:table-cell>
          <table:table-cell table:style-name="ce2" office:value-type="string">
            <text:p>AUSTIN</text:p>
          </table:table-cell>
          <table:table-cell table:style-name="ce2" office:value-type="string">
            <text:p><text:a xlink:href="http://en.wikipedia.org/wiki/Ohio_Valley_Conference">OVC</text:a></text:p>
          </table:table-cell>
          <table:table-cell table:style-name="ce4" table:formula="oooc:=IF([.D155]&lt;&gt;[.D156];CONCATENATE(&quot;insert into conferences values (null,'&quot;;[.D155];&quot;');&quot;);&quot;&quot;)">
            <text:p/>
          </table:table-cell>
          <table:table-cell table:formula="oooc:=CONCATENATE(&quot;insert into teams values (null,'&quot;;[.A155];&quot;','&quot;;[.B155];&quot;','&quot;;[.C155];&quot;',(select conference_id from conferences where conference_nm='&quot;;[.D155];&quot;'));&quot;)" office:value-type="string" office:string-value="insert into teams values (null,'Austin Peay','Governors','AUSTIN',(select conference_id from conferences where conference_nm='OVC'));">
            <text:p>insert into teams values (null,'Austin Peay','Governors','AUSTIN',(select conference_id from conferences where conference_nm='OVC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Eastern_Illinois_University">Eastern Illinois</text:a></text:p>
          </table:table-cell>
          <table:table-cell table:style-name="ce2" office:value-type="string">
            <text:p><text:a xlink:href="http://en.wikipedia.org/wiki/Eastern_Illinois_Panthers">Panthers</text:a></text:p>
          </table:table-cell>
          <table:table-cell table:style-name="ce2" office:value-type="string">
            <text:p>E ILL</text:p>
          </table:table-cell>
          <table:table-cell table:style-name="ce2" office:value-type="string">
            <text:p><text:a xlink:href="http://en.wikipedia.org/wiki/Ohio_Valley_Conference">OVC</text:a></text:p>
          </table:table-cell>
          <table:table-cell table:style-name="ce4" table:formula="oooc:=IF([.D156]&lt;&gt;[.D157];CONCATENATE(&quot;insert into conferences values (null,'&quot;;[.D156];&quot;');&quot;);&quot;&quot;)">
            <text:p/>
          </table:table-cell>
          <table:table-cell table:formula="oooc:=CONCATENATE(&quot;insert into teams values (null,'&quot;;[.A156];&quot;','&quot;;[.B156];&quot;','&quot;;[.C156];&quot;',(select conference_id from conferences where conference_nm='&quot;;[.D156];&quot;'));&quot;)" office:value-type="string" office:string-value="insert into teams values (null,'Eastern Illinois','Panthers','E ILL',(select conference_id from conferences where conference_nm='OVC'));">
            <text:p>insert into teams values (null,'Eastern Illinois','Panthers','E ILL',(select conference_id from conferences where conference_nm='OVC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Eastern_Kentucky_University">Eastern Kentucky</text:a></text:p>
          </table:table-cell>
          <table:table-cell table:style-name="ce2" office:value-type="string">
            <text:p>Colonels</text:p>
          </table:table-cell>
          <table:table-cell table:style-name="ce2" office:value-type="string">
            <text:p>E KENT</text:p>
          </table:table-cell>
          <table:table-cell table:style-name="ce2" office:value-type="string">
            <text:p><text:a xlink:href="http://en.wikipedia.org/wiki/Ohio_Valley_Conference">OVC</text:a></text:p>
          </table:table-cell>
          <table:table-cell table:style-name="ce4" table:formula="oooc:=IF([.D157]&lt;&gt;[.D158];CONCATENATE(&quot;insert into conferences values (null,'&quot;;[.D157];&quot;');&quot;);&quot;&quot;)">
            <text:p/>
          </table:table-cell>
          <table:table-cell table:formula="oooc:=CONCATENATE(&quot;insert into teams values (null,'&quot;;[.A157];&quot;','&quot;;[.B157];&quot;','&quot;;[.C157];&quot;',(select conference_id from conferences where conference_nm='&quot;;[.D157];&quot;'));&quot;)" office:value-type="string" office:string-value="insert into teams values (null,'Eastern Kentucky','Colonels','E KENT',(select conference_id from conferences where conference_nm='OVC'));">
            <text:p>insert into teams values (null,'Eastern Kentucky','Colonels','E KENT',(select conference_id from conferences where conference_nm='OVC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Jacksonville_State_University">Jacksonville State</text:a></text:p>
          </table:table-cell>
          <table:table-cell table:style-name="ce2" office:value-type="string">
            <text:p>Gamecocks</text:p>
          </table:table-cell>
          <table:table-cell table:style-name="ce2" office:value-type="string">
            <text:p>JVILST</text:p>
          </table:table-cell>
          <table:table-cell table:style-name="ce2" office:value-type="string">
            <text:p><text:a xlink:href="http://en.wikipedia.org/wiki/Ohio_Valley_Conference">OVC</text:a></text:p>
          </table:table-cell>
          <table:table-cell table:style-name="ce4" table:formula="oooc:=IF([.D158]&lt;&gt;[.D159];CONCATENATE(&quot;insert into conferences values (null,'&quot;;[.D158];&quot;');&quot;);&quot;&quot;)">
            <text:p/>
          </table:table-cell>
          <table:table-cell table:formula="oooc:=CONCATENATE(&quot;insert into teams values (null,'&quot;;[.A158];&quot;','&quot;;[.B158];&quot;','&quot;;[.C158];&quot;',(select conference_id from conferences where conference_nm='&quot;;[.D158];&quot;'));&quot;)" office:value-type="string" office:string-value="insert into teams values (null,'Jacksonville State','Gamecocks','JVILST',(select conference_id from conferences where conference_nm='OVC'));">
            <text:p>insert into teams values (null,'Jacksonville State','Gamecocks','JVILST',(select conference_id from conferences where conference_nm='OVC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Murray_State_University">Murray State</text:a></text:p>
          </table:table-cell>
          <table:table-cell table:style-name="ce2" office:value-type="string">
            <text:p>Racers</text:p>
          </table:table-cell>
          <table:table-cell table:style-name="ce2" office:value-type="string">
            <text:p>MURRAY</text:p>
          </table:table-cell>
          <table:table-cell table:style-name="ce2" office:value-type="string">
            <text:p><text:a xlink:href="http://en.wikipedia.org/wiki/Ohio_Valley_Conference">OVC</text:a></text:p>
          </table:table-cell>
          <table:table-cell table:style-name="ce4" table:formula="oooc:=IF([.D159]&lt;&gt;[.D160];CONCATENATE(&quot;insert into conferences values (null,'&quot;;[.D159];&quot;');&quot;);&quot;&quot;)">
            <text:p/>
          </table:table-cell>
          <table:table-cell table:formula="oooc:=CONCATENATE(&quot;insert into teams values (null,'&quot;;[.A159];&quot;','&quot;;[.B159];&quot;','&quot;;[.C159];&quot;',(select conference_id from conferences where conference_nm='&quot;;[.D159];&quot;'));&quot;)" office:value-type="string" office:string-value="insert into teams values (null,'Murray State','Racers','MURRAY',(select conference_id from conferences where conference_nm='OVC'));">
            <text:p>insert into teams values (null,'Murray State','Racers','MURRAY',(select conference_id from conferences where conference_nm='OVC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Southeast_Missouri_State_University">Southeast Missouri</text:a></text:p>
          </table:table-cell>
          <table:table-cell table:style-name="ce2" office:value-type="string">
            <text:p>Redhawks</text:p>
          </table:table-cell>
          <table:table-cell table:style-name="ce2" office:value-type="string">
            <text:p>SEMIZZ</text:p>
          </table:table-cell>
          <table:table-cell table:style-name="ce2" office:value-type="string">
            <text:p><text:a xlink:href="http://en.wikipedia.org/wiki/Ohio_Valley_Conference">OVC</text:a></text:p>
          </table:table-cell>
          <table:table-cell table:style-name="ce4" table:formula="oooc:=IF([.D160]&lt;&gt;[.D161];CONCATENATE(&quot;insert into conferences values (null,'&quot;;[.D160];&quot;');&quot;);&quot;&quot;)">
            <text:p/>
          </table:table-cell>
          <table:table-cell table:formula="oooc:=CONCATENATE(&quot;insert into teams values (null,'&quot;;[.A160];&quot;','&quot;;[.B160];&quot;','&quot;;[.C160];&quot;',(select conference_id from conferences where conference_nm='&quot;;[.D160];&quot;'));&quot;)" office:value-type="string" office:string-value="insert into teams values (null,'Southeast Missouri','Redhawks','SEMIZZ',(select conference_id from conferences where conference_nm='OVC'));">
            <text:p>insert into teams values (null,'Southeast Missouri','Redhawks','SEMIZZ',(select conference_id from conferences where conference_nm='OVC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Tennessee_State_University">Tennessee State</text:a></text:p>
          </table:table-cell>
          <table:table-cell table:style-name="ce2" office:value-type="string">
            <text:p>Tigers</text:p>
          </table:table-cell>
          <table:table-cell table:style-name="ce2" office:value-type="string">
            <text:p>TENNST</text:p>
          </table:table-cell>
          <table:table-cell table:style-name="ce2" office:value-type="string">
            <text:p><text:a xlink:href="http://en.wikipedia.org/wiki/Ohio_Valley_Conference">OVC</text:a></text:p>
          </table:table-cell>
          <table:table-cell table:style-name="ce4" table:formula="oooc:=IF([.D161]&lt;&gt;[.D162];CONCATENATE(&quot;insert into conferences values (null,'&quot;;[.D161];&quot;');&quot;);&quot;&quot;)">
            <text:p/>
          </table:table-cell>
          <table:table-cell table:formula="oooc:=CONCATENATE(&quot;insert into teams values (null,'&quot;;[.A161];&quot;','&quot;;[.B161];&quot;','&quot;;[.C161];&quot;',(select conference_id from conferences where conference_nm='&quot;;[.D161];&quot;'));&quot;)" office:value-type="string" office:string-value="insert into teams values (null,'Tennessee State','Tigers','TENNST',(select conference_id from conferences where conference_nm='OVC'));">
            <text:p>insert into teams values (null,'Tennessee State','Tigers','TENNST',(select conference_id from conferences where conference_nm='OVC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Tennessee_Technological_University">Tennessee Tech</text:a></text:p>
          </table:table-cell>
          <table:table-cell table:style-name="ce2" office:value-type="string">
            <text:p>Golden Eagles</text:p>
          </table:table-cell>
          <table:table-cell table:style-name="ce2" office:value-type="string">
            <text:p>TENTEK</text:p>
          </table:table-cell>
          <table:table-cell table:style-name="ce2" office:value-type="string">
            <text:p><text:a xlink:href="http://en.wikipedia.org/wiki/Ohio_Valley_Conference">OVC</text:a></text:p>
          </table:table-cell>
          <table:table-cell table:style-name="ce4" table:formula="oooc:=IF([.D162]&lt;&gt;[.D163];CONCATENATE(&quot;insert into conferences values (null,'&quot;;[.D162];&quot;');&quot;);&quot;&quot;)">
            <text:p/>
          </table:table-cell>
          <table:table-cell table:formula="oooc:=CONCATENATE(&quot;insert into teams values (null,'&quot;;[.A162];&quot;','&quot;;[.B162];&quot;','&quot;;[.C162];&quot;',(select conference_id from conferences where conference_nm='&quot;;[.D162];&quot;'));&quot;)" office:value-type="string" office:string-value="insert into teams values (null,'Tennessee Tech','Golden Eagles','TENTEK',(select conference_id from conferences where conference_nm='OVC'));">
            <text:p>insert into teams values (null,'Tennessee Tech','Golden Eagles','TENTEK',(select conference_id from conferences where conference_nm='OVC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University_of_Tennessee_at_Martin">Tennessee-Martin</text:a></text:p>
          </table:table-cell>
          <table:table-cell table:style-name="ce2" office:value-type="string">
            <text:p>Skyhawks</text:p>
          </table:table-cell>
          <table:table-cell table:style-name="ce2" office:value-type="string">
            <text:p>TENMAR</text:p>
          </table:table-cell>
          <table:table-cell table:style-name="ce2" office:value-type="string">
            <text:p><text:a xlink:href="http://en.wikipedia.org/wiki/Ohio_Valley_Conference">OVC</text:a></text:p>
          </table:table-cell>
          <table:table-cell table:style-name="ce4" table:formula="oooc:=IF([.D163]&lt;&gt;[.D164];CONCATENATE(&quot;insert into conferences values (null,'&quot;;[.D163];&quot;');&quot;);&quot;&quot;)" office:value-type="string" office:string-value="insert into conferences values (null,'OVC');">
            <text:p>insert into conferences values (null,'OVC');</text:p>
          </table:table-cell>
          <table:table-cell table:formula="oooc:=CONCATENATE(&quot;insert into teams values (null,'&quot;;[.A163];&quot;','&quot;;[.B163];&quot;','&quot;;[.C163];&quot;',(select conference_id from conferences where conference_nm='&quot;;[.D163];&quot;'));&quot;)" office:value-type="string" office:string-value="insert into teams values (null,'Tennessee-Martin','Skyhawks','TENMAR',(select conference_id from conferences where conference_nm='OVC'));">
            <text:p>insert into teams values (null,'Tennessee-Martin','Skyhawks','TENMAR',(select conference_id from conferences where conference_nm='OVC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Arizona">Arizona</text:a></text:p>
          </table:table-cell>
          <table:table-cell table:style-name="ce1" office:value-type="string">
            <text:p><text:a xlink:href="http://en.wikipedia.org/wiki/Arizona_Wildcats_football">Wildcats</text:a></text:p>
          </table:table-cell>
          <table:table-cell table:style-name="ce1" office:value-type="string">
            <text:p>AZ</text:p>
          </table:table-cell>
          <table:table-cell table:style-name="ce1" office:value-type="string">
            <text:p><text:a xlink:href="http://en.wikipedia.org/wiki/Pacific-10_Conference">Pac-10</text:a></text:p>
          </table:table-cell>
          <table:table-cell table:style-name="ce4" table:formula="oooc:=IF([.D164]&lt;&gt;[.D165];CONCATENATE(&quot;insert into conferences values (null,'&quot;;[.D164];&quot;');&quot;);&quot;&quot;)">
            <text:p/>
          </table:table-cell>
          <table:table-cell table:formula="oooc:=CONCATENATE(&quot;insert into teams values (null,'&quot;;[.A164];&quot;','&quot;;[.B164];&quot;','&quot;;[.C164];&quot;',(select conference_id from conferences where conference_nm='&quot;;[.D164];&quot;'));&quot;)" office:value-type="string" office:string-value="insert into teams values (null,'Arizona','Wildcats','AZ',(select conference_id from conferences where conference_nm='Pac-10'));">
            <text:p>insert into teams values (null,'Arizona','Wildcats','AZ',(select conference_id from conferences where conference_nm='Pac-10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Arizona_State_University">Arizona State</text:a></text:p>
          </table:table-cell>
          <table:table-cell table:style-name="ce1" office:value-type="string">
            <text:p><text:a xlink:href="http://en.wikipedia.org/wiki/Arizona_State_Sun_Devils_football">Sun Devils</text:a></text:p>
          </table:table-cell>
          <table:table-cell table:style-name="ce1" office:value-type="string">
            <text:p>AZ ST</text:p>
          </table:table-cell>
          <table:table-cell table:style-name="ce1" office:value-type="string">
            <text:p><text:a xlink:href="http://en.wikipedia.org/wiki/Pacific-10_Conference">Pac-10</text:a></text:p>
          </table:table-cell>
          <table:table-cell table:style-name="ce4" table:formula="oooc:=IF([.D165]&lt;&gt;[.D166];CONCATENATE(&quot;insert into conferences values (null,'&quot;;[.D165];&quot;');&quot;);&quot;&quot;)">
            <text:p/>
          </table:table-cell>
          <table:table-cell table:formula="oooc:=CONCATENATE(&quot;insert into teams values (null,'&quot;;[.A165];&quot;','&quot;;[.B165];&quot;','&quot;;[.C165];&quot;',(select conference_id from conferences where conference_nm='&quot;;[.D165];&quot;'));&quot;)" office:value-type="string" office:string-value="insert into teams values (null,'Arizona State','Sun Devils','AZ ST',(select conference_id from conferences where conference_nm='Pac-10'));">
            <text:p>insert into teams values (null,'Arizona State','Sun Devils','AZ ST',(select conference_id from conferences where conference_nm='Pac-10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California,_Berkeley">California</text:a></text:p>
          </table:table-cell>
          <table:table-cell table:style-name="ce1" office:value-type="string">
            <text:p><text:a xlink:href="http://en.wikipedia.org/wiki/California_Golden_Bears_football">Golden Bears</text:a></text:p>
          </table:table-cell>
          <table:table-cell table:style-name="ce1" office:value-type="string">
            <text:p>CAL</text:p>
          </table:table-cell>
          <table:table-cell table:style-name="ce1" office:value-type="string">
            <text:p><text:a xlink:href="http://en.wikipedia.org/wiki/Pacific-10_Conference">Pac-10</text:a></text:p>
          </table:table-cell>
          <table:table-cell table:style-name="ce4" table:formula="oooc:=IF([.D166]&lt;&gt;[.D167];CONCATENATE(&quot;insert into conferences values (null,'&quot;;[.D166];&quot;');&quot;);&quot;&quot;)">
            <text:p/>
          </table:table-cell>
          <table:table-cell table:formula="oooc:=CONCATENATE(&quot;insert into teams values (null,'&quot;;[.A166];&quot;','&quot;;[.B166];&quot;','&quot;;[.C166];&quot;',(select conference_id from conferences where conference_nm='&quot;;[.D166];&quot;'));&quot;)" office:value-type="string" office:string-value="insert into teams values (null,'California','Golden Bears','CAL',(select conference_id from conferences where conference_nm='Pac-10'));">
            <text:p>insert into teams values (null,'California','Golden Bears','CAL',(select conference_id from conferences where conference_nm='Pac-10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Oregon">Oregon</text:a></text:p>
          </table:table-cell>
          <table:table-cell table:style-name="ce1" office:value-type="string">
            <text:p><text:a xlink:href="http://en.wikipedia.org/wiki/Oregon_Ducks_football">Ducks</text:a></text:p>
          </table:table-cell>
          <table:table-cell table:style-name="ce1" office:value-type="string">
            <text:p>OREGON</text:p>
          </table:table-cell>
          <table:table-cell table:style-name="ce1" office:value-type="string">
            <text:p><text:a xlink:href="http://en.wikipedia.org/wiki/Pacific-10_Conference">Pac-10</text:a></text:p>
          </table:table-cell>
          <table:table-cell table:style-name="ce4" table:formula="oooc:=IF([.D167]&lt;&gt;[.D168];CONCATENATE(&quot;insert into conferences values (null,'&quot;;[.D167];&quot;');&quot;);&quot;&quot;)">
            <text:p/>
          </table:table-cell>
          <table:table-cell table:formula="oooc:=CONCATENATE(&quot;insert into teams values (null,'&quot;;[.A167];&quot;','&quot;;[.B167];&quot;','&quot;;[.C167];&quot;',(select conference_id from conferences where conference_nm='&quot;;[.D167];&quot;'));&quot;)" office:value-type="string" office:string-value="insert into teams values (null,'Oregon','Ducks','OREGON',(select conference_id from conferences where conference_nm='Pac-10'));">
            <text:p>insert into teams values (null,'Oregon','Ducks','OREGON',(select conference_id from conferences where conference_nm='Pac-10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Oregon_State_University">Oregon State</text:a></text:p>
          </table:table-cell>
          <table:table-cell table:style-name="ce1" office:value-type="string">
            <text:p><text:a xlink:href="http://en.wikipedia.org/wiki/Oregon_State_Beavers_football">Beavers</text:a></text:p>
          </table:table-cell>
          <table:table-cell table:style-name="ce1" office:value-type="string">
            <text:p>ORE ST</text:p>
          </table:table-cell>
          <table:table-cell table:style-name="ce1" office:value-type="string">
            <text:p><text:a xlink:href="http://en.wikipedia.org/wiki/Pacific-10_Conference">Pac-10</text:a></text:p>
          </table:table-cell>
          <table:table-cell table:style-name="ce4" table:formula="oooc:=IF([.D168]&lt;&gt;[.D169];CONCATENATE(&quot;insert into conferences values (null,'&quot;;[.D168];&quot;');&quot;);&quot;&quot;)">
            <text:p/>
          </table:table-cell>
          <table:table-cell table:formula="oooc:=CONCATENATE(&quot;insert into teams values (null,'&quot;;[.A168];&quot;','&quot;;[.B168];&quot;','&quot;;[.C168];&quot;',(select conference_id from conferences where conference_nm='&quot;;[.D168];&quot;'));&quot;)" office:value-type="string" office:string-value="insert into teams values (null,'Oregon State','Beavers','ORE ST',(select conference_id from conferences where conference_nm='Pac-10'));">
            <text:p>insert into teams values (null,'Oregon State','Beavers','ORE ST',(select conference_id from conferences where conference_nm='Pac-10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Stanford_University">Stanford</text:a></text:p>
          </table:table-cell>
          <table:table-cell table:style-name="ce1" office:value-type="string">
            <text:p><text:a xlink:href="http://en.wikipedia.org/wiki/Stanford_Cardinal_football">Cardinal</text:a></text:p>
          </table:table-cell>
          <table:table-cell table:style-name="ce1" office:value-type="string">
            <text:p>STAN</text:p>
          </table:table-cell>
          <table:table-cell table:style-name="ce1" office:value-type="string">
            <text:p><text:a xlink:href="http://en.wikipedia.org/wiki/Pacific-10_Conference">Pac-10</text:a></text:p>
          </table:table-cell>
          <table:table-cell table:style-name="ce4" table:formula="oooc:=IF([.D169]&lt;&gt;[.D170];CONCATENATE(&quot;insert into conferences values (null,'&quot;;[.D169];&quot;');&quot;);&quot;&quot;)">
            <text:p/>
          </table:table-cell>
          <table:table-cell table:formula="oooc:=CONCATENATE(&quot;insert into teams values (null,'&quot;;[.A169];&quot;','&quot;;[.B169];&quot;','&quot;;[.C169];&quot;',(select conference_id from conferences where conference_nm='&quot;;[.D169];&quot;'));&quot;)" office:value-type="string" office:string-value="insert into teams values (null,'Stanford','Cardinal','STAN',(select conference_id from conferences where conference_nm='Pac-10'));">
            <text:p>insert into teams values (null,'Stanford','Cardinal','STAN',(select conference_id from conferences where conference_nm='Pac-10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California,_Los_Angeles">UCLA</text:a></text:p>
          </table:table-cell>
          <table:table-cell table:style-name="ce1" office:value-type="string">
            <text:p><text:a xlink:href="http://en.wikipedia.org/wiki/UCLA_Bruins_football">Bruins</text:a></text:p>
          </table:table-cell>
          <table:table-cell table:style-name="ce1" office:value-type="string">
            <text:p><text:a xlink:href="http://en.wikipedia.org/wiki/University_of_California,_Los_Angeles">UCLA</text:a></text:p>
          </table:table-cell>
          <table:table-cell table:style-name="ce1" office:value-type="string">
            <text:p><text:a xlink:href="http://en.wikipedia.org/wiki/Pacific-10_Conference">Pac-10</text:a></text:p>
          </table:table-cell>
          <table:table-cell table:style-name="ce4" table:formula="oooc:=IF([.D170]&lt;&gt;[.D171];CONCATENATE(&quot;insert into conferences values (null,'&quot;;[.D170];&quot;');&quot;);&quot;&quot;)">
            <text:p/>
          </table:table-cell>
          <table:table-cell table:formula="oooc:=CONCATENATE(&quot;insert into teams values (null,'&quot;;[.A170];&quot;','&quot;;[.B170];&quot;','&quot;;[.C170];&quot;',(select conference_id from conferences where conference_nm='&quot;;[.D170];&quot;'));&quot;)" office:value-type="string" office:string-value="insert into teams values (null,'UCLA','Bruins','UCLA',(select conference_id from conferences where conference_nm='Pac-10'));">
            <text:p>insert into teams values (null,'UCLA','Bruins','UCLA',(select conference_id from conferences where conference_nm='Pac-10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Southern_California">USC</text:a></text:p>
          </table:table-cell>
          <table:table-cell table:style-name="ce1" office:value-type="string">
            <text:p><text:a xlink:href="http://en.wikipedia.org/wiki/USC_Trojans_football">Trojans</text:a></text:p>
          </table:table-cell>
          <table:table-cell table:style-name="ce1" office:value-type="string">
            <text:p><text:a xlink:href="http://en.wikipedia.org/wiki/University_of_Southern_California">USC</text:a></text:p>
          </table:table-cell>
          <table:table-cell table:style-name="ce1" office:value-type="string">
            <text:p><text:a xlink:href="http://en.wikipedia.org/wiki/Pacific-10_Conference">Pac-10</text:a></text:p>
          </table:table-cell>
          <table:table-cell table:style-name="ce4" table:formula="oooc:=IF([.D171]&lt;&gt;[.D172];CONCATENATE(&quot;insert into conferences values (null,'&quot;;[.D171];&quot;');&quot;);&quot;&quot;)">
            <text:p/>
          </table:table-cell>
          <table:table-cell table:formula="oooc:=CONCATENATE(&quot;insert into teams values (null,'&quot;;[.A171];&quot;','&quot;;[.B171];&quot;','&quot;;[.C171];&quot;',(select conference_id from conferences where conference_nm='&quot;;[.D171];&quot;'));&quot;)" office:value-type="string" office:string-value="insert into teams values (null,'USC','Trojans','USC',(select conference_id from conferences where conference_nm='Pac-10'));">
            <text:p>insert into teams values (null,'USC','Trojans','USC',(select conference_id from conferences where conference_nm='Pac-10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Washington">Washington</text:a></text:p>
          </table:table-cell>
          <table:table-cell table:style-name="ce1" office:value-type="string">
            <text:p><text:a xlink:href="http://en.wikipedia.org/wiki/Washington_Huskies_football">Huskies</text:a></text:p>
          </table:table-cell>
          <table:table-cell table:style-name="ce1" office:value-type="string">
            <text:p>WASH</text:p>
          </table:table-cell>
          <table:table-cell table:style-name="ce1" office:value-type="string">
            <text:p><text:a xlink:href="http://en.wikipedia.org/wiki/Pacific-10_Conference">Pac-10</text:a></text:p>
          </table:table-cell>
          <table:table-cell table:style-name="ce4" table:formula="oooc:=IF([.D172]&lt;&gt;[.D173];CONCATENATE(&quot;insert into conferences values (null,'&quot;;[.D172];&quot;');&quot;);&quot;&quot;)">
            <text:p/>
          </table:table-cell>
          <table:table-cell table:formula="oooc:=CONCATENATE(&quot;insert into teams values (null,'&quot;;[.A172];&quot;','&quot;;[.B172];&quot;','&quot;;[.C172];&quot;',(select conference_id from conferences where conference_nm='&quot;;[.D172];&quot;'));&quot;)" office:value-type="string" office:string-value="insert into teams values (null,'Washington','Huskies','WASH',(select conference_id from conferences where conference_nm='Pac-10'));">
            <text:p>insert into teams values (null,'Washington','Huskies','WASH',(select conference_id from conferences where conference_nm='Pac-10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Washington_State_University">Washington State</text:a></text:p>
          </table:table-cell>
          <table:table-cell table:style-name="ce1" office:value-type="string">
            <text:p><text:a xlink:href="http://en.wikipedia.org/wiki/Washington_State_Cougars_football">Cougars</text:a></text:p>
          </table:table-cell>
          <table:table-cell table:style-name="ce1" office:value-type="string">
            <text:p>WASHST</text:p>
          </table:table-cell>
          <table:table-cell table:style-name="ce1" office:value-type="string">
            <text:p><text:a xlink:href="http://en.wikipedia.org/wiki/Pacific-10_Conference">Pac-10</text:a></text:p>
          </table:table-cell>
          <table:table-cell table:style-name="ce4" table:formula="oooc:=IF([.D173]&lt;&gt;[.D174];CONCATENATE(&quot;insert into conferences values (null,'&quot;;[.D173];&quot;');&quot;);&quot;&quot;)" office:value-type="string" office:string-value="insert into conferences values (null,'Pac-10');">
            <text:p>insert into conferences values (null,'Pac-10');</text:p>
          </table:table-cell>
          <table:table-cell table:formula="oooc:=CONCATENATE(&quot;insert into teams values (null,'&quot;;[.A173];&quot;','&quot;;[.B173];&quot;','&quot;;[.C173];&quot;',(select conference_id from conferences where conference_nm='&quot;;[.D173];&quot;'));&quot;)" office:value-type="string" office:string-value="insert into teams values (null,'Washington State','Cougars','WASHST',(select conference_id from conferences where conference_nm='Pac-10'));">
            <text:p>insert into teams values (null,'Washington State','Cougars','WASHST',(select conference_id from conferences where conference_nm='Pac-10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Bucknell_University">Bucknell</text:a></text:p>
          </table:table-cell>
          <table:table-cell table:style-name="ce2" office:value-type="string">
            <text:p>Bison</text:p>
          </table:table-cell>
          <table:table-cell table:style-name="ce2" office:value-type="string">
            <text:p>BUCKNL</text:p>
          </table:table-cell>
          <table:table-cell table:style-name="ce2" office:value-type="string">
            <text:p><text:a xlink:href="http://en.wikipedia.org/wiki/Patriot_League">Patriot</text:a></text:p>
          </table:table-cell>
          <table:table-cell table:style-name="ce4" table:formula="oooc:=IF([.D174]&lt;&gt;[.D175];CONCATENATE(&quot;insert into conferences values (null,'&quot;;[.D174];&quot;');&quot;);&quot;&quot;)">
            <text:p/>
          </table:table-cell>
          <table:table-cell table:formula="oooc:=CONCATENATE(&quot;insert into teams values (null,'&quot;;[.A174];&quot;','&quot;;[.B174];&quot;','&quot;;[.C174];&quot;',(select conference_id from conferences where conference_nm='&quot;;[.D174];&quot;'));&quot;)" office:value-type="string" office:string-value="insert into teams values (null,'Bucknell','Bison','BUCKNL',(select conference_id from conferences where conference_nm='Patriot'));">
            <text:p>insert into teams values (null,'Bucknell','Bison','BUCKNL',(select conference_id from conferences where conference_nm='Patriot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Colgate_University">Colgate</text:a></text:p>
          </table:table-cell>
          <table:table-cell table:style-name="ce2" office:value-type="string">
            <text:p>Raiders</text:p>
          </table:table-cell>
          <table:table-cell table:style-name="ce2" office:value-type="string">
            <text:p>COLGAT</text:p>
          </table:table-cell>
          <table:table-cell table:style-name="ce2" office:value-type="string">
            <text:p><text:a xlink:href="http://en.wikipedia.org/wiki/Patriot_League">Patriot</text:a></text:p>
          </table:table-cell>
          <table:table-cell table:style-name="ce4" table:formula="oooc:=IF([.D175]&lt;&gt;[.D176];CONCATENATE(&quot;insert into conferences values (null,'&quot;;[.D175];&quot;');&quot;);&quot;&quot;)">
            <text:p/>
          </table:table-cell>
          <table:table-cell table:formula="oooc:=CONCATENATE(&quot;insert into teams values (null,'&quot;;[.A175];&quot;','&quot;;[.B175];&quot;','&quot;;[.C175];&quot;',(select conference_id from conferences where conference_nm='&quot;;[.D175];&quot;'));&quot;)" office:value-type="string" office:string-value="insert into teams values (null,'Colgate','Raiders','COLGAT',(select conference_id from conferences where conference_nm='Patriot'));">
            <text:p>insert into teams values (null,'Colgate','Raiders','COLGAT',(select conference_id from conferences where conference_nm='Patriot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Fordham_University">Fordham</text:a></text:p>
          </table:table-cell>
          <table:table-cell table:style-name="ce2" office:value-type="string">
            <text:p><text:a xlink:href="http://en.wikipedia.org/wiki/Fordham_Rams">Rams</text:a></text:p>
          </table:table-cell>
          <table:table-cell table:style-name="ce2" office:value-type="string">
            <text:p>FORDHM</text:p>
          </table:table-cell>
          <table:table-cell table:style-name="ce2" office:value-type="string">
            <text:p><text:a xlink:href="http://en.wikipedia.org/wiki/Patriot_League">Patriot</text:a></text:p>
          </table:table-cell>
          <table:table-cell table:style-name="ce4" table:formula="oooc:=IF([.D176]&lt;&gt;[.D177];CONCATENATE(&quot;insert into conferences values (null,'&quot;;[.D176];&quot;');&quot;);&quot;&quot;)">
            <text:p/>
          </table:table-cell>
          <table:table-cell table:formula="oooc:=CONCATENATE(&quot;insert into teams values (null,'&quot;;[.A176];&quot;','&quot;;[.B176];&quot;','&quot;;[.C176];&quot;',(select conference_id from conferences where conference_nm='&quot;;[.D176];&quot;'));&quot;)" office:value-type="string" office:string-value="insert into teams values (null,'Fordham','Rams','FORDHM',(select conference_id from conferences where conference_nm='Patriot'));">
            <text:p>insert into teams values (null,'Fordham','Rams','FORDHM',(select conference_id from conferences where conference_nm='Patriot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Georgetown_University">Georgetown</text:a></text:p>
          </table:table-cell>
          <table:table-cell table:style-name="ce2" office:value-type="string">
            <text:p><text:a xlink:href="http://en.wikipedia.org/wiki/Georgetown_Hoyas">Hoyas</text:a></text:p>
          </table:table-cell>
          <table:table-cell table:style-name="ce2" office:value-type="string">
            <text:p>GTOWN</text:p>
          </table:table-cell>
          <table:table-cell table:style-name="ce2" office:value-type="string">
            <text:p><text:a xlink:href="http://en.wikipedia.org/wiki/Patriot_League">Patriot</text:a></text:p>
          </table:table-cell>
          <table:table-cell table:style-name="ce4" table:formula="oooc:=IF([.D177]&lt;&gt;[.D178];CONCATENATE(&quot;insert into conferences values (null,'&quot;;[.D177];&quot;');&quot;);&quot;&quot;)">
            <text:p/>
          </table:table-cell>
          <table:table-cell table:formula="oooc:=CONCATENATE(&quot;insert into teams values (null,'&quot;;[.A177];&quot;','&quot;;[.B177];&quot;','&quot;;[.C177];&quot;',(select conference_id from conferences where conference_nm='&quot;;[.D177];&quot;'));&quot;)" office:value-type="string" office:string-value="insert into teams values (null,'Georgetown','Hoyas','GTOWN',(select conference_id from conferences where conference_nm='Patriot'));">
            <text:p>insert into teams values (null,'Georgetown','Hoyas','GTOWN',(select conference_id from conferences where conference_nm='Patriot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College_of_the_Holy_Cross">Holy Cross</text:a></text:p>
          </table:table-cell>
          <table:table-cell table:style-name="ce2" office:value-type="string">
            <text:p>Crusaders</text:p>
          </table:table-cell>
          <table:table-cell table:style-name="ce2" office:value-type="string">
            <text:p>HOLYX</text:p>
          </table:table-cell>
          <table:table-cell table:style-name="ce2" office:value-type="string">
            <text:p><text:a xlink:href="http://en.wikipedia.org/wiki/Patriot_League">Patriot</text:a></text:p>
          </table:table-cell>
          <table:table-cell table:style-name="ce4" table:formula="oooc:=IF([.D178]&lt;&gt;[.D179];CONCATENATE(&quot;insert into conferences values (null,'&quot;;[.D178];&quot;');&quot;);&quot;&quot;)">
            <text:p/>
          </table:table-cell>
          <table:table-cell table:formula="oooc:=CONCATENATE(&quot;insert into teams values (null,'&quot;;[.A178];&quot;','&quot;;[.B178];&quot;','&quot;;[.C178];&quot;',(select conference_id from conferences where conference_nm='&quot;;[.D178];&quot;'));&quot;)" office:value-type="string" office:string-value="insert into teams values (null,'Holy Cross','Crusaders','HOLYX',(select conference_id from conferences where conference_nm='Patriot'));">
            <text:p>insert into teams values (null,'Holy Cross','Crusaders','HOLYX',(select conference_id from conferences where conference_nm='Patriot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Lafayette_College">Lafayette</text:a></text:p>
          </table:table-cell>
          <table:table-cell table:style-name="ce2" office:value-type="string">
            <text:p>Leopards</text:p>
          </table:table-cell>
          <table:table-cell table:style-name="ce2" office:value-type="string">
            <text:p>LAF</text:p>
          </table:table-cell>
          <table:table-cell table:style-name="ce2" office:value-type="string">
            <text:p><text:a xlink:href="http://en.wikipedia.org/wiki/Patriot_League">Patriot</text:a></text:p>
          </table:table-cell>
          <table:table-cell table:style-name="ce4" table:formula="oooc:=IF([.D179]&lt;&gt;[.D180];CONCATENATE(&quot;insert into conferences values (null,'&quot;;[.D179];&quot;');&quot;);&quot;&quot;)">
            <text:p/>
          </table:table-cell>
          <table:table-cell table:formula="oooc:=CONCATENATE(&quot;insert into teams values (null,'&quot;;[.A179];&quot;','&quot;;[.B179];&quot;','&quot;;[.C179];&quot;',(select conference_id from conferences where conference_nm='&quot;;[.D179];&quot;'));&quot;)" office:value-type="string" office:string-value="insert into teams values (null,'Lafayette','Leopards','LAF',(select conference_id from conferences where conference_nm='Patriot'));">
            <text:p>insert into teams values (null,'Lafayette','Leopards','LAF',(select conference_id from conferences where conference_nm='Patriot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Lehigh_University">Lehigh</text:a></text:p>
          </table:table-cell>
          <table:table-cell table:style-name="ce2" office:value-type="string">
            <text:p><text:a xlink:href="http://en.wikipedia.org/wiki/Lehigh_Mountain_Hawks">Mountain Hawks</text:a></text:p>
          </table:table-cell>
          <table:table-cell table:style-name="ce2" office:value-type="string">
            <text:p>LEHIGH</text:p>
          </table:table-cell>
          <table:table-cell table:style-name="ce2" office:value-type="string">
            <text:p><text:a xlink:href="http://en.wikipedia.org/wiki/Patriot_League">Patriot</text:a></text:p>
          </table:table-cell>
          <table:table-cell table:style-name="ce4" table:formula="oooc:=IF([.D180]&lt;&gt;[.D181];CONCATENATE(&quot;insert into conferences values (null,'&quot;;[.D180];&quot;');&quot;);&quot;&quot;)" office:value-type="string" office:string-value="insert into conferences values (null,'Patriot');">
            <text:p>insert into conferences values (null,'Patriot');</text:p>
          </table:table-cell>
          <table:table-cell table:formula="oooc:=CONCATENATE(&quot;insert into teams values (null,'&quot;;[.A180];&quot;','&quot;;[.B180];&quot;','&quot;;[.C180];&quot;',(select conference_id from conferences where conference_nm='&quot;;[.D180];&quot;'));&quot;)" office:value-type="string" office:string-value="insert into teams values (null,'Lehigh','Mountain Hawks','LEHIGH',(select conference_id from conferences where conference_nm='Patriot'));">
            <text:p>insert into teams values (null,'Lehigh','Mountain Hawks','LEHIGH',(select conference_id from conferences where conference_nm='Patriot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Butler_University">Butler</text:a></text:p>
          </table:table-cell>
          <table:table-cell table:style-name="ce2" office:value-type="string">
            <text:p><text:a xlink:href="http://en.wikipedia.org/wiki/Butler_Bulldogs">Bulldogs</text:a></text:p>
          </table:table-cell>
          <table:table-cell table:style-name="ce2" office:value-type="string">
            <text:p>BUTLER</text:p>
          </table:table-cell>
          <table:table-cell table:style-name="ce2" office:value-type="string">
            <text:p><text:a xlink:href="http://en.wikipedia.org/wiki/Pioneer_Football_League">Pioneer</text:a></text:p>
          </table:table-cell>
          <table:table-cell table:style-name="ce4" table:formula="oooc:=IF([.D181]&lt;&gt;[.D182];CONCATENATE(&quot;insert into conferences values (null,'&quot;;[.D181];&quot;');&quot;);&quot;&quot;)">
            <text:p/>
          </table:table-cell>
          <table:table-cell table:formula="oooc:=CONCATENATE(&quot;insert into teams values (null,'&quot;;[.A181];&quot;','&quot;;[.B181];&quot;','&quot;;[.C181];&quot;',(select conference_id from conferences where conference_nm='&quot;;[.D181];&quot;'));&quot;)" office:value-type="string" office:string-value="insert into teams values (null,'Butler','Bulldogs','BUTLER',(select conference_id from conferences where conference_nm='Pioneer'));">
            <text:p>insert into teams values (null,'Butler','Bulldogs','BUTLER',(select conference_id from conferences where conference_nm='Pioneer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Campbell_University">Campbell</text:a></text:p>
          </table:table-cell>
          <table:table-cell table:style-name="ce2" office:value-type="string">
            <text:p><text:a xlink:href="http://en.wikipedia.org/wiki/Campbell_Fighting_Camels">Fighting Camels</text:a></text:p>
          </table:table-cell>
          <table:table-cell table:style-name="ce2" office:value-type="string">
            <text:p>CAMPBL</text:p>
          </table:table-cell>
          <table:table-cell table:style-name="ce2" office:value-type="string">
            <text:p><text:a xlink:href="http://en.wikipedia.org/wiki/Pioneer_Football_League">Pioneer</text:a></text:p>
          </table:table-cell>
          <table:table-cell table:style-name="ce4" table:formula="oooc:=IF([.D182]&lt;&gt;[.D183];CONCATENATE(&quot;insert into conferences values (null,'&quot;;[.D182];&quot;');&quot;);&quot;&quot;)">
            <text:p/>
          </table:table-cell>
          <table:table-cell table:formula="oooc:=CONCATENATE(&quot;insert into teams values (null,'&quot;;[.A182];&quot;','&quot;;[.B182];&quot;','&quot;;[.C182];&quot;',(select conference_id from conferences where conference_nm='&quot;;[.D182];&quot;'));&quot;)" office:value-type="string" office:string-value="insert into teams values (null,'Campbell','Fighting Camels','CAMPBL',(select conference_id from conferences where conference_nm='Pioneer'));">
            <text:p>insert into teams values (null,'Campbell','Fighting Camels','CAMPBL',(select conference_id from conferences where conference_nm='Pioneer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Davidson_College">Davidson</text:a></text:p>
          </table:table-cell>
          <table:table-cell table:style-name="ce2" office:value-type="string">
            <text:p>Wildcats</text:p>
          </table:table-cell>
          <table:table-cell table:style-name="ce2" office:value-type="string">
            <text:p>DAVID</text:p>
          </table:table-cell>
          <table:table-cell table:style-name="ce2" office:value-type="string">
            <text:p><text:a xlink:href="http://en.wikipedia.org/wiki/Pioneer_Football_League">Pioneer</text:a></text:p>
          </table:table-cell>
          <table:table-cell table:style-name="ce4" table:formula="oooc:=IF([.D183]&lt;&gt;[.D184];CONCATENATE(&quot;insert into conferences values (null,'&quot;;[.D183];&quot;');&quot;);&quot;&quot;)">
            <text:p/>
          </table:table-cell>
          <table:table-cell table:formula="oooc:=CONCATENATE(&quot;insert into teams values (null,'&quot;;[.A183];&quot;','&quot;;[.B183];&quot;','&quot;;[.C183];&quot;',(select conference_id from conferences where conference_nm='&quot;;[.D183];&quot;'));&quot;)" office:value-type="string" office:string-value="insert into teams values (null,'Davidson','Wildcats','DAVID',(select conference_id from conferences where conference_nm='Pioneer'));">
            <text:p>insert into teams values (null,'Davidson','Wildcats','DAVID',(select conference_id from conferences where conference_nm='Pioneer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University_of_Dayton">Dayton</text:a></text:p>
          </table:table-cell>
          <table:table-cell table:style-name="ce2" office:value-type="string">
            <text:p><text:a xlink:href="http://en.wikipedia.org/wiki/Dayton_Flyers">Flyers</text:a></text:p>
          </table:table-cell>
          <table:table-cell table:style-name="ce2" office:value-type="string">
            <text:p>DAYTON</text:p>
          </table:table-cell>
          <table:table-cell table:style-name="ce2" office:value-type="string">
            <text:p><text:a xlink:href="http://en.wikipedia.org/wiki/Pioneer_Football_League">Pioneer</text:a></text:p>
          </table:table-cell>
          <table:table-cell table:style-name="ce4" table:formula="oooc:=IF([.D184]&lt;&gt;[.D185];CONCATENATE(&quot;insert into conferences values (null,'&quot;;[.D184];&quot;');&quot;);&quot;&quot;)">
            <text:p/>
          </table:table-cell>
          <table:table-cell table:formula="oooc:=CONCATENATE(&quot;insert into teams values (null,'&quot;;[.A184];&quot;','&quot;;[.B184];&quot;','&quot;;[.C184];&quot;',(select conference_id from conferences where conference_nm='&quot;;[.D184];&quot;'));&quot;)" office:value-type="string" office:string-value="insert into teams values (null,'Dayton','Flyers','DAYTON',(select conference_id from conferences where conference_nm='Pioneer'));">
            <text:p>insert into teams values (null,'Dayton','Flyers','DAYTON',(select conference_id from conferences where conference_nm='Pioneer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Drake_University">Drake</text:a></text:p>
          </table:table-cell>
          <table:table-cell table:style-name="ce2" office:value-type="string">
            <text:p><text:a xlink:href="http://en.wikipedia.org/wiki/Drake_Bulldogs">Bulldogs</text:a></text:p>
          </table:table-cell>
          <table:table-cell table:style-name="ce2" office:value-type="string">
            <text:p>DRAKE</text:p>
          </table:table-cell>
          <table:table-cell table:style-name="ce2" office:value-type="string">
            <text:p><text:a xlink:href="http://en.wikipedia.org/wiki/Pioneer_Football_League">Pioneer</text:a></text:p>
          </table:table-cell>
          <table:table-cell table:style-name="ce4" table:formula="oooc:=IF([.D185]&lt;&gt;[.D186];CONCATENATE(&quot;insert into conferences values (null,'&quot;;[.D185];&quot;');&quot;);&quot;&quot;)">
            <text:p/>
          </table:table-cell>
          <table:table-cell table:formula="oooc:=CONCATENATE(&quot;insert into teams values (null,'&quot;;[.A185];&quot;','&quot;;[.B185];&quot;','&quot;;[.C185];&quot;',(select conference_id from conferences where conference_nm='&quot;;[.D185];&quot;'));&quot;)" office:value-type="string" office:string-value="insert into teams values (null,'Drake','Bulldogs','DRAKE',(select conference_id from conferences where conference_nm='Pioneer'));">
            <text:p>insert into teams values (null,'Drake','Bulldogs','DRAKE',(select conference_id from conferences where conference_nm='Pioneer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Jacksonville_University">Jacksonville</text:a></text:p>
          </table:table-cell>
          <table:table-cell table:style-name="ce2" office:value-type="string">
            <text:p>Dolphins</text:p>
          </table:table-cell>
          <table:table-cell table:style-name="ce2" office:value-type="string">
            <text:p>JVILLE</text:p>
          </table:table-cell>
          <table:table-cell table:style-name="ce2" office:value-type="string">
            <text:p><text:a xlink:href="http://en.wikipedia.org/wiki/Pioneer_Football_League">Pioneer</text:a></text:p>
          </table:table-cell>
          <table:table-cell table:style-name="ce4" table:formula="oooc:=IF([.D186]&lt;&gt;[.D187];CONCATENATE(&quot;insert into conferences values (null,'&quot;;[.D186];&quot;');&quot;);&quot;&quot;)">
            <text:p/>
          </table:table-cell>
          <table:table-cell table:formula="oooc:=CONCATENATE(&quot;insert into teams values (null,'&quot;;[.A186];&quot;','&quot;;[.B186];&quot;','&quot;;[.C186];&quot;',(select conference_id from conferences where conference_nm='&quot;;[.D186];&quot;'));&quot;)" office:value-type="string" office:string-value="insert into teams values (null,'Jacksonville','Dolphins','JVILLE',(select conference_id from conferences where conference_nm='Pioneer'));">
            <text:p>insert into teams values (null,'Jacksonville','Dolphins','JVILLE',(select conference_id from conferences where conference_nm='Pioneer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Morehead_State_University">Morehead State</text:a></text:p>
          </table:table-cell>
          <table:table-cell table:style-name="ce2" office:value-type="string">
            <text:p>Eagles</text:p>
          </table:table-cell>
          <table:table-cell table:style-name="ce2" office:value-type="string">
            <text:p>MORHED</text:p>
          </table:table-cell>
          <table:table-cell table:style-name="ce2" office:value-type="string">
            <text:p><text:a xlink:href="http://en.wikipedia.org/wiki/Pioneer_Football_League">Pioneer</text:a></text:p>
          </table:table-cell>
          <table:table-cell table:style-name="ce4" table:formula="oooc:=IF([.D187]&lt;&gt;[.D188];CONCATENATE(&quot;insert into conferences values (null,'&quot;;[.D187];&quot;');&quot;);&quot;&quot;)">
            <text:p/>
          </table:table-cell>
          <table:table-cell table:formula="oooc:=CONCATENATE(&quot;insert into teams values (null,'&quot;;[.A187];&quot;','&quot;;[.B187];&quot;','&quot;;[.C187];&quot;',(select conference_id from conferences where conference_nm='&quot;;[.D187];&quot;'));&quot;)" office:value-type="string" office:string-value="insert into teams values (null,'Morehead State','Eagles','MORHED',(select conference_id from conferences where conference_nm='Pioneer'));">
            <text:p>insert into teams values (null,'Morehead State','Eagles','MORHED',(select conference_id from conferences where conference_nm='Pioneer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University_of_San_Diego">San Diego</text:a></text:p>
          </table:table-cell>
          <table:table-cell table:style-name="ce2" office:value-type="string">
            <text:p>Toreros</text:p>
          </table:table-cell>
          <table:table-cell table:style-name="ce2" office:value-type="string">
            <text:p>SANDIE</text:p>
          </table:table-cell>
          <table:table-cell table:style-name="ce2" office:value-type="string">
            <text:p><text:a xlink:href="http://en.wikipedia.org/wiki/Pioneer_Football_League">Pioneer</text:a></text:p>
          </table:table-cell>
          <table:table-cell table:style-name="ce4" table:formula="oooc:=IF([.D188]&lt;&gt;[.D189];CONCATENATE(&quot;insert into conferences values (null,'&quot;;[.D188];&quot;');&quot;);&quot;&quot;)">
            <text:p/>
          </table:table-cell>
          <table:table-cell table:formula="oooc:=CONCATENATE(&quot;insert into teams values (null,'&quot;;[.A188];&quot;','&quot;;[.B188];&quot;','&quot;;[.C188];&quot;',(select conference_id from conferences where conference_nm='&quot;;[.D188];&quot;'));&quot;)" office:value-type="string" office:string-value="insert into teams values (null,'San Diego','Toreros','SANDIE',(select conference_id from conferences where conference_nm='Pioneer'));">
            <text:p>insert into teams values (null,'San Diego','Toreros','SANDIE',(select conference_id from conferences where conference_nm='Pioneer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Valparaiso_University">Valparaiso</text:a></text:p>
          </table:table-cell>
          <table:table-cell table:style-name="ce2" office:value-type="string">
            <text:p><text:a xlink:href="http://en.wikipedia.org/wiki/Valparaiso_Crusaders">Crusaders</text:a></text:p>
          </table:table-cell>
          <table:table-cell table:style-name="ce2" office:value-type="string">
            <text:p>VALP</text:p>
          </table:table-cell>
          <table:table-cell table:style-name="ce2" office:value-type="string">
            <text:p><text:a xlink:href="http://en.wikipedia.org/wiki/Pioneer_Football_League">Pioneer</text:a></text:p>
          </table:table-cell>
          <table:table-cell table:style-name="ce4" table:formula="oooc:=IF([.D189]&lt;&gt;[.D190];CONCATENATE(&quot;insert into conferences values (null,'&quot;;[.D189];&quot;');&quot;);&quot;&quot;)" office:value-type="string" office:string-value="insert into conferences values (null,'Pioneer');">
            <text:p>insert into conferences values (null,'Pioneer');</text:p>
          </table:table-cell>
          <table:table-cell table:formula="oooc:=CONCATENATE(&quot;insert into teams values (null,'&quot;;[.A189];&quot;','&quot;;[.B189];&quot;','&quot;;[.C189];&quot;',(select conference_id from conferences where conference_nm='&quot;;[.D189];&quot;'));&quot;)" office:value-type="string" office:string-value="insert into teams values (null,'Valparaiso','Crusaders','VALP',(select conference_id from conferences where conference_nm='Pioneer'));">
            <text:p>insert into teams values (null,'Valparaiso','Crusaders','VALP',(select conference_id from conferences where conference_nm='Pioneer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Alabama">Alabama</text:a></text:p>
          </table:table-cell>
          <table:table-cell table:style-name="ce1" office:value-type="string">
            <text:p><text:a xlink:href="http://en.wikipedia.org/wiki/Alabama_Crimson_Tide_football">Crimson Tide</text:a></text:p>
          </table:table-cell>
          <table:table-cell table:style-name="ce1" office:value-type="string">
            <text:p>BAMA</text:p>
          </table:table-cell>
          <table:table-cell table:style-name="ce1" office:value-type="string">
            <text:p><text:a xlink:href="http://en.wikipedia.org/wiki/Southeastern_Conference">SEC</text:a></text:p>
          </table:table-cell>
          <table:table-cell table:style-name="ce4" table:formula="oooc:=IF([.D190]&lt;&gt;[.D191];CONCATENATE(&quot;insert into conferences values (null,'&quot;;[.D190];&quot;');&quot;);&quot;&quot;)">
            <text:p/>
          </table:table-cell>
          <table:table-cell table:formula="oooc:=CONCATENATE(&quot;insert into teams values (null,'&quot;;[.A190];&quot;','&quot;;[.B190];&quot;','&quot;;[.C190];&quot;',(select conference_id from conferences where conference_nm='&quot;;[.D190];&quot;'));&quot;)" office:value-type="string" office:string-value="insert into teams values (null,'Alabama','Crimson Tide','BAMA',(select conference_id from conferences where conference_nm='SEC'));">
            <text:p>insert into teams values (null,'Alabama','Crimson Tide','BAMA',(select conference_id from conferences where conference_nm='SEC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Arkansas">Arkansas</text:a></text:p>
          </table:table-cell>
          <table:table-cell table:style-name="ce1" office:value-type="string">
            <text:p><text:a xlink:href="http://en.wikipedia.org/wiki/Arkansas_Razorbacks_football">Razorbacks</text:a></text:p>
          </table:table-cell>
          <table:table-cell table:style-name="ce1" office:value-type="string">
            <text:p>ARK</text:p>
          </table:table-cell>
          <table:table-cell table:style-name="ce1" office:value-type="string">
            <text:p><text:a xlink:href="http://en.wikipedia.org/wiki/Southeastern_Conference">SEC</text:a></text:p>
          </table:table-cell>
          <table:table-cell table:style-name="ce4" table:formula="oooc:=IF([.D191]&lt;&gt;[.D192];CONCATENATE(&quot;insert into conferences values (null,'&quot;;[.D191];&quot;');&quot;);&quot;&quot;)">
            <text:p/>
          </table:table-cell>
          <table:table-cell table:formula="oooc:=CONCATENATE(&quot;insert into teams values (null,'&quot;;[.A191];&quot;','&quot;;[.B191];&quot;','&quot;;[.C191];&quot;',(select conference_id from conferences where conference_nm='&quot;;[.D191];&quot;'));&quot;)" office:value-type="string" office:string-value="insert into teams values (null,'Arkansas','Razorbacks','ARK',(select conference_id from conferences where conference_nm='SEC'));">
            <text:p>insert into teams values (null,'Arkansas','Razorbacks','ARK',(select conference_id from conferences where conference_nm='SEC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Auburn_University">Auburn</text:a></text:p>
          </table:table-cell>
          <table:table-cell table:style-name="ce1" office:value-type="string">
            <text:p><text:a xlink:href="http://en.wikipedia.org/wiki/Auburn_Tigers_football">Tigers</text:a></text:p>
          </table:table-cell>
          <table:table-cell table:style-name="ce1" office:value-type="string">
            <text:p>AUBURN</text:p>
          </table:table-cell>
          <table:table-cell table:style-name="ce1" office:value-type="string">
            <text:p><text:a xlink:href="http://en.wikipedia.org/wiki/Southeastern_Conference">SEC</text:a></text:p>
          </table:table-cell>
          <table:table-cell table:style-name="ce4" table:formula="oooc:=IF([.D192]&lt;&gt;[.D193];CONCATENATE(&quot;insert into conferences values (null,'&quot;;[.D192];&quot;');&quot;);&quot;&quot;)">
            <text:p/>
          </table:table-cell>
          <table:table-cell table:formula="oooc:=CONCATENATE(&quot;insert into teams values (null,'&quot;;[.A192];&quot;','&quot;;[.B192];&quot;','&quot;;[.C192];&quot;',(select conference_id from conferences where conference_nm='&quot;;[.D192];&quot;'));&quot;)" office:value-type="string" office:string-value="insert into teams values (null,'Auburn','Tigers','AUBURN',(select conference_id from conferences where conference_nm='SEC'));">
            <text:p>insert into teams values (null,'Auburn','Tigers','AUBURN',(select conference_id from conferences where conference_nm='SEC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Florida">Florida</text:a></text:p>
          </table:table-cell>
          <table:table-cell table:style-name="ce1" office:value-type="string">
            <text:p><text:a xlink:href="http://en.wikipedia.org/wiki/Florida_Gators_football">Gators</text:a></text:p>
          </table:table-cell>
          <table:table-cell table:style-name="ce1" office:value-type="string">
            <text:p>FLA</text:p>
          </table:table-cell>
          <table:table-cell table:style-name="ce1" office:value-type="string">
            <text:p><text:a xlink:href="http://en.wikipedia.org/wiki/Southeastern_Conference">SEC</text:a></text:p>
          </table:table-cell>
          <table:table-cell table:style-name="ce4" table:formula="oooc:=IF([.D193]&lt;&gt;[.D194];CONCATENATE(&quot;insert into conferences values (null,'&quot;;[.D193];&quot;');&quot;);&quot;&quot;)">
            <text:p/>
          </table:table-cell>
          <table:table-cell table:formula="oooc:=CONCATENATE(&quot;insert into teams values (null,'&quot;;[.A193];&quot;','&quot;;[.B193];&quot;','&quot;;[.C193];&quot;',(select conference_id from conferences where conference_nm='&quot;;[.D193];&quot;'));&quot;)" office:value-type="string" office:string-value="insert into teams values (null,'Florida','Gators','FLA',(select conference_id from conferences where conference_nm='SEC'));">
            <text:p>insert into teams values (null,'Florida','Gators','FLA',(select conference_id from conferences where conference_nm='SEC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Georgia">Georgia</text:a></text:p>
          </table:table-cell>
          <table:table-cell table:style-name="ce1" office:value-type="string">
            <text:p><text:a xlink:href="http://en.wikipedia.org/wiki/Georgia_Bulldogs_football">Bulldogs</text:a></text:p>
          </table:table-cell>
          <table:table-cell table:style-name="ce1" office:value-type="string">
            <text:p>GEO</text:p>
          </table:table-cell>
          <table:table-cell table:style-name="ce1" office:value-type="string">
            <text:p><text:a xlink:href="http://en.wikipedia.org/wiki/Southeastern_Conference">SEC</text:a></text:p>
          </table:table-cell>
          <table:table-cell table:style-name="ce4" table:formula="oooc:=IF([.D194]&lt;&gt;[.D195];CONCATENATE(&quot;insert into conferences values (null,'&quot;;[.D194];&quot;');&quot;);&quot;&quot;)">
            <text:p/>
          </table:table-cell>
          <table:table-cell table:formula="oooc:=CONCATENATE(&quot;insert into teams values (null,'&quot;;[.A194];&quot;','&quot;;[.B194];&quot;','&quot;;[.C194];&quot;',(select conference_id from conferences where conference_nm='&quot;;[.D194];&quot;'));&quot;)" office:value-type="string" office:string-value="insert into teams values (null,'Georgia','Bulldogs','GEO',(select conference_id from conferences where conference_nm='SEC'));">
            <text:p>insert into teams values (null,'Georgia','Bulldogs','GEO',(select conference_id from conferences where conference_nm='SEC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Kentucky">Kentucky</text:a></text:p>
          </table:table-cell>
          <table:table-cell table:style-name="ce1" office:value-type="string">
            <text:p><text:a xlink:href="http://en.wikipedia.org/wiki/Kentucky_Wildcats_football">Wildcats</text:a></text:p>
          </table:table-cell>
          <table:table-cell table:style-name="ce1" office:value-type="string">
            <text:p>KENTUK</text:p>
          </table:table-cell>
          <table:table-cell table:style-name="ce1" office:value-type="string">
            <text:p><text:a xlink:href="http://en.wikipedia.org/wiki/Southeastern_Conference">SEC</text:a></text:p>
          </table:table-cell>
          <table:table-cell table:style-name="ce4" table:formula="oooc:=IF([.D195]&lt;&gt;[.D196];CONCATENATE(&quot;insert into conferences values (null,'&quot;;[.D195];&quot;');&quot;);&quot;&quot;)">
            <text:p/>
          </table:table-cell>
          <table:table-cell table:formula="oooc:=CONCATENATE(&quot;insert into teams values (null,'&quot;;[.A195];&quot;','&quot;;[.B195];&quot;','&quot;;[.C195];&quot;',(select conference_id from conferences where conference_nm='&quot;;[.D195];&quot;'));&quot;)" office:value-type="string" office:string-value="insert into teams values (null,'Kentucky','Wildcats','KENTUK',(select conference_id from conferences where conference_nm='SEC'));">
            <text:p>insert into teams values (null,'Kentucky','Wildcats','KENTUK',(select conference_id from conferences where conference_nm='SEC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Louisiana_State_University">LSU</text:a></text:p>
          </table:table-cell>
          <table:table-cell table:style-name="ce1" office:value-type="string">
            <text:p><text:a xlink:href="http://en.wikipedia.org/wiki/LSU_Tigers_football">Tigers</text:a></text:p>
          </table:table-cell>
          <table:table-cell table:style-name="ce1" office:value-type="string">
            <text:p><text:a xlink:href="http://en.wikipedia.org/wiki/Louisiana_State_University">LSU</text:a></text:p>
          </table:table-cell>
          <table:table-cell table:style-name="ce1" office:value-type="string">
            <text:p><text:a xlink:href="http://en.wikipedia.org/wiki/Southeastern_Conference">SEC</text:a></text:p>
          </table:table-cell>
          <table:table-cell table:style-name="ce4" table:formula="oooc:=IF([.D196]&lt;&gt;[.D197];CONCATENATE(&quot;insert into conferences values (null,'&quot;;[.D196];&quot;');&quot;);&quot;&quot;)">
            <text:p/>
          </table:table-cell>
          <table:table-cell table:formula="oooc:=CONCATENATE(&quot;insert into teams values (null,'&quot;;[.A196];&quot;','&quot;;[.B196];&quot;','&quot;;[.C196];&quot;',(select conference_id from conferences where conference_nm='&quot;;[.D196];&quot;'));&quot;)" office:value-type="string" office:string-value="insert into teams values (null,'LSU','Tigers','LSU',(select conference_id from conferences where conference_nm='SEC'));">
            <text:p>insert into teams values (null,'LSU','Tigers','LSU',(select conference_id from conferences where conference_nm='SEC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Mississippi_State_University">Mississippi State</text:a></text:p>
          </table:table-cell>
          <table:table-cell table:style-name="ce1" office:value-type="string">
            <text:p><text:a xlink:href="http://en.wikipedia.org/wiki/Mississippi_State_Bulldogs_football">Bulldogs</text:a></text:p>
          </table:table-cell>
          <table:table-cell table:style-name="ce1" office:value-type="string">
            <text:p>MISSST</text:p>
          </table:table-cell>
          <table:table-cell table:style-name="ce1" office:value-type="string">
            <text:p><text:a xlink:href="http://en.wikipedia.org/wiki/Southeastern_Conference">SEC</text:a></text:p>
          </table:table-cell>
          <table:table-cell table:style-name="ce4" table:formula="oooc:=IF([.D197]&lt;&gt;[.D198];CONCATENATE(&quot;insert into conferences values (null,'&quot;;[.D197];&quot;');&quot;);&quot;&quot;)">
            <text:p/>
          </table:table-cell>
          <table:table-cell table:formula="oooc:=CONCATENATE(&quot;insert into teams values (null,'&quot;;[.A197];&quot;','&quot;;[.B197];&quot;','&quot;;[.C197];&quot;',(select conference_id from conferences where conference_nm='&quot;;[.D197];&quot;'));&quot;)" office:value-type="string" office:string-value="insert into teams values (null,'Mississippi State','Bulldogs','MISSST',(select conference_id from conferences where conference_nm='SEC'));">
            <text:p>insert into teams values (null,'Mississippi State','Bulldogs','MISSST',(select conference_id from conferences where conference_nm='SEC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Mississippi">Ole Miss</text:a></text:p>
          </table:table-cell>
          <table:table-cell table:style-name="ce1" office:value-type="string">
            <text:p><text:a xlink:href="http://en.wikipedia.org/wiki/Ole_Miss_Rebels_football">Rebels</text:a></text:p>
          </table:table-cell>
          <table:table-cell table:style-name="ce1" office:value-type="string">
            <text:p>OLE MS</text:p>
          </table:table-cell>
          <table:table-cell table:style-name="ce1" office:value-type="string">
            <text:p><text:a xlink:href="http://en.wikipedia.org/wiki/Southeastern_Conference">SEC</text:a></text:p>
          </table:table-cell>
          <table:table-cell table:style-name="ce4" table:formula="oooc:=IF([.D198]&lt;&gt;[.D199];CONCATENATE(&quot;insert into conferences values (null,'&quot;;[.D198];&quot;');&quot;);&quot;&quot;)">
            <text:p/>
          </table:table-cell>
          <table:table-cell table:formula="oooc:=CONCATENATE(&quot;insert into teams values (null,'&quot;;[.A198];&quot;','&quot;;[.B198];&quot;','&quot;;[.C198];&quot;',(select conference_id from conferences where conference_nm='&quot;;[.D198];&quot;'));&quot;)" office:value-type="string" office:string-value="insert into teams values (null,'Ole Miss','Rebels','OLE MS',(select conference_id from conferences where conference_nm='SEC'));">
            <text:p>insert into teams values (null,'Ole Miss','Rebels','OLE MS',(select conference_id from conferences where conference_nm='SEC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South_Carolina">South Carolina</text:a></text:p>
          </table:table-cell>
          <table:table-cell table:style-name="ce1" office:value-type="string">
            <text:p><text:a xlink:href="http://en.wikipedia.org/wiki/South_Carolina_Gamecocks_football">Gamecocks</text:a></text:p>
          </table:table-cell>
          <table:table-cell table:style-name="ce1" office:value-type="string">
            <text:p>SC</text:p>
          </table:table-cell>
          <table:table-cell table:style-name="ce1" office:value-type="string">
            <text:p><text:a xlink:href="http://en.wikipedia.org/wiki/Southeastern_Conference">SEC</text:a></text:p>
          </table:table-cell>
          <table:table-cell table:style-name="ce4" table:formula="oooc:=IF([.D199]&lt;&gt;[.D200];CONCATENATE(&quot;insert into conferences values (null,'&quot;;[.D199];&quot;');&quot;);&quot;&quot;)">
            <text:p/>
          </table:table-cell>
          <table:table-cell table:formula="oooc:=CONCATENATE(&quot;insert into teams values (null,'&quot;;[.A199];&quot;','&quot;;[.B199];&quot;','&quot;;[.C199];&quot;',(select conference_id from conferences where conference_nm='&quot;;[.D199];&quot;'));&quot;)" office:value-type="string" office:string-value="insert into teams values (null,'South Carolina','Gamecocks','SC',(select conference_id from conferences where conference_nm='SEC'));">
            <text:p>insert into teams values (null,'South Carolina','Gamecocks','SC',(select conference_id from conferences where conference_nm='SEC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Tennessee">Tennessee</text:a></text:p>
          </table:table-cell>
          <table:table-cell table:style-name="ce1" office:value-type="string">
            <text:p><text:a xlink:href="http://en.wikipedia.org/wiki/Tennessee_Volunteers_football">Volunteers</text:a></text:p>
          </table:table-cell>
          <table:table-cell table:style-name="ce1" office:value-type="string">
            <text:p>TENN</text:p>
          </table:table-cell>
          <table:table-cell table:style-name="ce1" office:value-type="string">
            <text:p><text:a xlink:href="http://en.wikipedia.org/wiki/Southeastern_Conference">SEC</text:a></text:p>
          </table:table-cell>
          <table:table-cell table:style-name="ce4" table:formula="oooc:=IF([.D200]&lt;&gt;[.D201];CONCATENATE(&quot;insert into conferences values (null,'&quot;;[.D200];&quot;');&quot;);&quot;&quot;)">
            <text:p/>
          </table:table-cell>
          <table:table-cell table:formula="oooc:=CONCATENATE(&quot;insert into teams values (null,'&quot;;[.A200];&quot;','&quot;;[.B200];&quot;','&quot;;[.C200];&quot;',(select conference_id from conferences where conference_nm='&quot;;[.D200];&quot;'));&quot;)" office:value-type="string" office:string-value="insert into teams values (null,'Tennessee','Volunteers','TENN',(select conference_id from conferences where conference_nm='SEC'));">
            <text:p>insert into teams values (null,'Tennessee','Volunteers','TENN',(select conference_id from conferences where conference_nm='SEC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Vanderbilt_University">Vanderbilt</text:a></text:p>
          </table:table-cell>
          <table:table-cell table:style-name="ce1" office:value-type="string">
            <text:p><text:a xlink:href="http://en.wikipedia.org/wiki/Vanderbilt_Commodores_football">Commodores</text:a></text:p>
          </table:table-cell>
          <table:table-cell table:style-name="ce1" office:value-type="string">
            <text:p>VAND</text:p>
          </table:table-cell>
          <table:table-cell table:style-name="ce1" office:value-type="string">
            <text:p><text:a xlink:href="http://en.wikipedia.org/wiki/Southeastern_Conference">SEC</text:a></text:p>
          </table:table-cell>
          <table:table-cell table:style-name="ce4" table:formula="oooc:=IF([.D201]&lt;&gt;[.D202];CONCATENATE(&quot;insert into conferences values (null,'&quot;;[.D201];&quot;');&quot;);&quot;&quot;)" office:value-type="string" office:string-value="insert into conferences values (null,'SEC');">
            <text:p>insert into conferences values (null,'SEC');</text:p>
          </table:table-cell>
          <table:table-cell table:formula="oooc:=CONCATENATE(&quot;insert into teams values (null,'&quot;;[.A201];&quot;','&quot;;[.B201];&quot;','&quot;;[.C201];&quot;',(select conference_id from conferences where conference_nm='&quot;;[.D201];&quot;'));&quot;)" office:value-type="string" office:string-value="insert into teams values (null,'Vanderbilt','Commodores','VAND',(select conference_id from conferences where conference_nm='SEC'));">
            <text:p>insert into teams values (null,'Vanderbilt','Commodores','VAND',(select conference_id from conferences where conference_nm='SEC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Appalachian_State_University">Appalachian State</text:a></text:p>
          </table:table-cell>
          <table:table-cell table:style-name="ce2" office:value-type="string">
            <text:p><text:a xlink:href="http://en.wikipedia.org/wiki/Appalachian_State_Mountaineers_football">Mountaineers</text:a></text:p>
          </table:table-cell>
          <table:table-cell table:style-name="ce2" office:value-type="string">
            <text:p>APP ST</text:p>
          </table:table-cell>
          <table:table-cell table:style-name="ce2" office:value-type="string">
            <text:p><text:a xlink:href="http://en.wikipedia.org/wiki/Southern_Conference">Southern</text:a></text:p>
          </table:table-cell>
          <table:table-cell table:style-name="ce4" table:formula="oooc:=IF([.D202]&lt;&gt;[.D203];CONCATENATE(&quot;insert into conferences values (null,'&quot;;[.D202];&quot;');&quot;);&quot;&quot;)">
            <text:p/>
          </table:table-cell>
          <table:table-cell table:formula="oooc:=CONCATENATE(&quot;insert into teams values (null,'&quot;;[.A202];&quot;','&quot;;[.B202];&quot;','&quot;;[.C202];&quot;',(select conference_id from conferences where conference_nm='&quot;;[.D202];&quot;'));&quot;)" office:value-type="string" office:string-value="insert into teams values (null,'Appalachian State','Mountaineers','APP ST',(select conference_id from conferences where conference_nm='Southern'));">
            <text:p>insert into teams values (null,'Appalachian State','Mountaineers','APP ST',(select conference_id from conferences where conference_nm='Southern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University_of_Tennessee_at_Chattanooga">Chattanooga</text:a></text:p>
          </table:table-cell>
          <table:table-cell table:style-name="ce2" office:value-type="string">
            <text:p>Mocs</text:p>
          </table:table-cell>
          <table:table-cell table:style-name="ce2" office:value-type="string">
            <text:p>CHATT</text:p>
          </table:table-cell>
          <table:table-cell table:style-name="ce2" office:value-type="string">
            <text:p><text:a xlink:href="http://en.wikipedia.org/wiki/Southern_Conference">Southern</text:a></text:p>
          </table:table-cell>
          <table:table-cell table:style-name="ce4" table:formula="oooc:=IF([.D203]&lt;&gt;[.D204];CONCATENATE(&quot;insert into conferences values (null,'&quot;;[.D203];&quot;');&quot;);&quot;&quot;)">
            <text:p/>
          </table:table-cell>
          <table:table-cell table:formula="oooc:=CONCATENATE(&quot;insert into teams values (null,'&quot;;[.A203];&quot;','&quot;;[.B203];&quot;','&quot;;[.C203];&quot;',(select conference_id from conferences where conference_nm='&quot;;[.D203];&quot;'));&quot;)" office:value-type="string" office:string-value="insert into teams values (null,'Chattanooga','Mocs','CHATT',(select conference_id from conferences where conference_nm='Southern'));">
            <text:p>insert into teams values (null,'Chattanooga','Mocs','CHATT',(select conference_id from conferences where conference_nm='Southern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Elon_University">Elon</text:a></text:p>
          </table:table-cell>
          <table:table-cell table:style-name="ce2" office:value-type="string">
            <text:p>Phoenix</text:p>
          </table:table-cell>
          <table:table-cell table:style-name="ce2" office:value-type="string">
            <text:p>ELON</text:p>
          </table:table-cell>
          <table:table-cell table:style-name="ce2" office:value-type="string">
            <text:p><text:a xlink:href="http://en.wikipedia.org/wiki/Southern_Conference">Southern</text:a></text:p>
          </table:table-cell>
          <table:table-cell table:style-name="ce4" table:formula="oooc:=IF([.D204]&lt;&gt;[.D205];CONCATENATE(&quot;insert into conferences values (null,'&quot;;[.D204];&quot;');&quot;);&quot;&quot;)">
            <text:p/>
          </table:table-cell>
          <table:table-cell table:formula="oooc:=CONCATENATE(&quot;insert into teams values (null,'&quot;;[.A204];&quot;','&quot;;[.B204];&quot;','&quot;;[.C204];&quot;',(select conference_id from conferences where conference_nm='&quot;;[.D204];&quot;'));&quot;)" office:value-type="string" office:string-value="insert into teams values (null,'Elon','Phoenix','ELON',(select conference_id from conferences where conference_nm='Southern'));">
            <text:p>insert into teams values (null,'Elon','Phoenix','ELON',(select conference_id from conferences where conference_nm='Southern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Furman_University">Furman</text:a></text:p>
          </table:table-cell>
          <table:table-cell table:style-name="ce2" office:value-type="string">
            <text:p>Paladins</text:p>
          </table:table-cell>
          <table:table-cell table:style-name="ce2" office:value-type="string">
            <text:p>FURMAN</text:p>
          </table:table-cell>
          <table:table-cell table:style-name="ce2" office:value-type="string">
            <text:p><text:a xlink:href="http://en.wikipedia.org/wiki/Southern_Conference">Southern</text:a></text:p>
          </table:table-cell>
          <table:table-cell table:style-name="ce4" table:formula="oooc:=IF([.D205]&lt;&gt;[.D206];CONCATENATE(&quot;insert into conferences values (null,'&quot;;[.D205];&quot;');&quot;);&quot;&quot;)">
            <text:p/>
          </table:table-cell>
          <table:table-cell table:formula="oooc:=CONCATENATE(&quot;insert into teams values (null,'&quot;;[.A205];&quot;','&quot;;[.B205];&quot;','&quot;;[.C205];&quot;',(select conference_id from conferences where conference_nm='&quot;;[.D205];&quot;'));&quot;)" office:value-type="string" office:string-value="insert into teams values (null,'Furman','Paladins','FURMAN',(select conference_id from conferences where conference_nm='Southern'));">
            <text:p>insert into teams values (null,'Furman','Paladins','FURMAN',(select conference_id from conferences where conference_nm='Southern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Georgia_Southern_University">Georgia Southern</text:a></text:p>
          </table:table-cell>
          <table:table-cell table:style-name="ce2" office:value-type="string">
            <text:p><text:a xlink:href="http://en.wikipedia.org/wiki/Georgia_Southern_Eagles_football">Eagles</text:a></text:p>
          </table:table-cell>
          <table:table-cell table:style-name="ce2" office:value-type="string">
            <text:p>GSOUTH</text:p>
          </table:table-cell>
          <table:table-cell table:style-name="ce2" office:value-type="string">
            <text:p><text:a xlink:href="http://en.wikipedia.org/wiki/Southern_Conference">Southern</text:a></text:p>
          </table:table-cell>
          <table:table-cell table:style-name="ce4" table:formula="oooc:=IF([.D206]&lt;&gt;[.D207];CONCATENATE(&quot;insert into conferences values (null,'&quot;;[.D206];&quot;');&quot;);&quot;&quot;)">
            <text:p/>
          </table:table-cell>
          <table:table-cell table:formula="oooc:=CONCATENATE(&quot;insert into teams values (null,'&quot;;[.A206];&quot;','&quot;;[.B206];&quot;','&quot;;[.C206];&quot;',(select conference_id from conferences where conference_nm='&quot;;[.D206];&quot;'));&quot;)" office:value-type="string" office:string-value="insert into teams values (null,'Georgia Southern','Eagles','GSOUTH',(select conference_id from conferences where conference_nm='Southern'));">
            <text:p>insert into teams values (null,'Georgia Southern','Eagles','GSOUTH',(select conference_id from conferences where conference_nm='Southern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The_Citadel_%28military_college%29">The Citadel</text:a></text:p>
          </table:table-cell>
          <table:table-cell table:style-name="ce2" office:value-type="string">
            <text:p>Bulldogs</text:p>
          </table:table-cell>
          <table:table-cell table:style-name="ce2" office:value-type="string">
            <text:p>CITDEL</text:p>
          </table:table-cell>
          <table:table-cell table:style-name="ce2" office:value-type="string">
            <text:p><text:a xlink:href="http://en.wikipedia.org/wiki/Southern_Conference">Southern</text:a></text:p>
          </table:table-cell>
          <table:table-cell table:style-name="ce4" table:formula="oooc:=IF([.D207]&lt;&gt;[.D208];CONCATENATE(&quot;insert into conferences values (null,'&quot;;[.D207];&quot;');&quot;);&quot;&quot;)">
            <text:p/>
          </table:table-cell>
          <table:table-cell table:formula="oooc:=CONCATENATE(&quot;insert into teams values (null,'&quot;;[.A207];&quot;','&quot;;[.B207];&quot;','&quot;;[.C207];&quot;',(select conference_id from conferences where conference_nm='&quot;;[.D207];&quot;'));&quot;)" office:value-type="string" office:string-value="insert into teams values (null,'The Citadel','Bulldogs','CITDEL',(select conference_id from conferences where conference_nm='Southern'));">
            <text:p>insert into teams values (null,'The Citadel','Bulldogs','CITDEL',(select conference_id from conferences where conference_nm='Southern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Western_Carolina_University">Western Carolina</text:a></text:p>
          </table:table-cell>
          <table:table-cell table:style-name="ce2" office:value-type="string">
            <text:p>Catamounts</text:p>
          </table:table-cell>
          <table:table-cell table:style-name="ce2" office:value-type="string">
            <text:p>W CAR</text:p>
          </table:table-cell>
          <table:table-cell table:style-name="ce2" office:value-type="string">
            <text:p><text:a xlink:href="http://en.wikipedia.org/wiki/Southern_Conference">Southern</text:a></text:p>
          </table:table-cell>
          <table:table-cell table:style-name="ce4" table:formula="oooc:=IF([.D208]&lt;&gt;[.D209];CONCATENATE(&quot;insert into conferences values (null,'&quot;;[.D208];&quot;');&quot;);&quot;&quot;)">
            <text:p/>
          </table:table-cell>
          <table:table-cell table:formula="oooc:=CONCATENATE(&quot;insert into teams values (null,'&quot;;[.A208];&quot;','&quot;;[.B208];&quot;','&quot;;[.C208];&quot;',(select conference_id from conferences where conference_nm='&quot;;[.D208];&quot;'));&quot;)" office:value-type="string" office:string-value="insert into teams values (null,'Western Carolina','Catamounts','W CAR',(select conference_id from conferences where conference_nm='Southern'));">
            <text:p>insert into teams values (null,'Western Carolina','Catamounts','W CAR',(select conference_id from conferences where conference_nm='Southern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Wofford_College">Wofford</text:a></text:p>
          </table:table-cell>
          <table:table-cell table:style-name="ce2" office:value-type="string">
            <text:p><text:a xlink:href="http://en.wikipedia.org/wiki/Wofford_Terriers">Terriers</text:a></text:p>
          </table:table-cell>
          <table:table-cell table:style-name="ce2" office:value-type="string">
            <text:p>WOFFRD</text:p>
          </table:table-cell>
          <table:table-cell table:style-name="ce2" office:value-type="string">
            <text:p><text:a xlink:href="http://en.wikipedia.org/wiki/Southern_Conference">Southern</text:a></text:p>
          </table:table-cell>
          <table:table-cell table:style-name="ce4" table:formula="oooc:=IF([.D209]&lt;&gt;[.D210];CONCATENATE(&quot;insert into conferences values (null,'&quot;;[.D209];&quot;');&quot;);&quot;&quot;)">
            <text:p/>
          </table:table-cell>
          <table:table-cell table:formula="oooc:=CONCATENATE(&quot;insert into teams values (null,'&quot;;[.A209];&quot;','&quot;;[.B209];&quot;','&quot;;[.C209];&quot;',(select conference_id from conferences where conference_nm='&quot;;[.D209];&quot;'));&quot;)" office:value-type="string" office:string-value="insert into teams values (null,'Wofford','Terriers','WOFFRD',(select conference_id from conferences where conference_nm='Southern'));">
            <text:p>insert into teams values (null,'Wofford','Terriers','WOFFRD',(select conference_id from conferences where conference_nm='Southern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Samford_University">Samford</text:a></text:p>
          </table:table-cell>
          <table:table-cell table:style-name="ce2" office:value-type="string">
            <text:p>Bulldogs</text:p>
          </table:table-cell>
          <table:table-cell table:style-name="ce2" office:value-type="string">
            <text:p>SAMFRD</text:p>
          </table:table-cell>
          <table:table-cell table:style-name="ce2" office:value-type="string">
            <text:p><text:a xlink:href="http://en.wikipedia.org/wiki/Southern_Conference">Southern</text:a></text:p>
          </table:table-cell>
          <table:table-cell table:style-name="ce4" table:formula="oooc:=IF([.D210]&lt;&gt;[.D211];CONCATENATE(&quot;insert into conferences values (null,'&quot;;[.D210];&quot;');&quot;);&quot;&quot;)" office:value-type="string" office:string-value="insert into conferences values (null,'Southern');">
            <text:p>insert into conferences values (null,'Southern');</text:p>
          </table:table-cell>
          <table:table-cell table:formula="oooc:=CONCATENATE(&quot;insert into teams values (null,'&quot;;[.A210];&quot;','&quot;;[.B210];&quot;','&quot;;[.C210];&quot;',(select conference_id from conferences where conference_nm='&quot;;[.D210];&quot;'));&quot;)" office:value-type="string" office:string-value="insert into teams values (null,'Samford','Bulldogs','SAMFRD',(select conference_id from conferences where conference_nm='Southern'));">
            <text:p>insert into teams values (null,'Samford','Bulldogs','SAMFRD',(select conference_id from conferences where conference_nm='Southern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University_of_Central_Arkansas">Central Arkansas</text:a></text:p>
          </table:table-cell>
          <table:table-cell table:style-name="ce2" office:value-type="string">
            <text:p>Bears</text:p>
          </table:table-cell>
          <table:table-cell table:style-name="ce2" office:value-type="string">
            <text:p>C ARK</text:p>
          </table:table-cell>
          <table:table-cell table:style-name="ce2" office:value-type="string">
            <text:p><text:a xlink:href="http://en.wikipedia.org/wiki/Southland_Conference">Southland</text:a></text:p>
          </table:table-cell>
          <table:table-cell table:style-name="ce4" table:formula="oooc:=IF([.D211]&lt;&gt;[.D212];CONCATENATE(&quot;insert into conferences values (null,'&quot;;[.D211];&quot;');&quot;);&quot;&quot;)">
            <text:p/>
          </table:table-cell>
          <table:table-cell table:formula="oooc:=CONCATENATE(&quot;insert into teams values (null,'&quot;;[.A211];&quot;','&quot;;[.B211];&quot;','&quot;;[.C211];&quot;',(select conference_id from conferences where conference_nm='&quot;;[.D211];&quot;'));&quot;)" office:value-type="string" office:string-value="insert into teams values (null,'Central Arkansas','Bears','C ARK',(select conference_id from conferences where conference_nm='Southland'));">
            <text:p>insert into teams values (null,'Central Arkansas','Bears','C ARK',(select conference_id from conferences where conference_nm='Southland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McNeese_State_University">McNeese State</text:a></text:p>
          </table:table-cell>
          <table:table-cell table:style-name="ce2" office:value-type="string">
            <text:p>Cowboys</text:p>
          </table:table-cell>
          <table:table-cell table:style-name="ce2" office:value-type="string">
            <text:p>MCNEES</text:p>
          </table:table-cell>
          <table:table-cell table:style-name="ce2" office:value-type="string">
            <text:p><text:a xlink:href="http://en.wikipedia.org/wiki/Southland_Conference">Southland</text:a></text:p>
          </table:table-cell>
          <table:table-cell table:style-name="ce4" table:formula="oooc:=IF([.D212]&lt;&gt;[.D213];CONCATENATE(&quot;insert into conferences values (null,'&quot;;[.D212];&quot;');&quot;);&quot;&quot;)">
            <text:p/>
          </table:table-cell>
          <table:table-cell table:formula="oooc:=CONCATENATE(&quot;insert into teams values (null,'&quot;;[.A212];&quot;','&quot;;[.B212];&quot;','&quot;;[.C212];&quot;',(select conference_id from conferences where conference_nm='&quot;;[.D212];&quot;'));&quot;)" office:value-type="string" office:string-value="insert into teams values (null,'McNeese State','Cowboys','MCNEES',(select conference_id from conferences where conference_nm='Southland'));">
            <text:p>insert into teams values (null,'McNeese State','Cowboys','MCNEES',(select conference_id from conferences where conference_nm='Southland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Nicholls_State_University">Nicholls State</text:a></text:p>
          </table:table-cell>
          <table:table-cell table:style-name="ce2" office:value-type="string">
            <text:p>Colonels</text:p>
          </table:table-cell>
          <table:table-cell table:style-name="ce2" office:value-type="string">
            <text:p>NICHST</text:p>
          </table:table-cell>
          <table:table-cell table:style-name="ce2" office:value-type="string">
            <text:p><text:a xlink:href="http://en.wikipedia.org/wiki/Southland_Conference">Southland</text:a></text:p>
          </table:table-cell>
          <table:table-cell table:style-name="ce4" table:formula="oooc:=IF([.D213]&lt;&gt;[.D214];CONCATENATE(&quot;insert into conferences values (null,'&quot;;[.D213];&quot;');&quot;);&quot;&quot;)">
            <text:p/>
          </table:table-cell>
          <table:table-cell table:formula="oooc:=CONCATENATE(&quot;insert into teams values (null,'&quot;;[.A213];&quot;','&quot;;[.B213];&quot;','&quot;;[.C213];&quot;',(select conference_id from conferences where conference_nm='&quot;;[.D213];&quot;'));&quot;)" office:value-type="string" office:string-value="insert into teams values (null,'Nicholls State','Colonels','NICHST',(select conference_id from conferences where conference_nm='Southland'));">
            <text:p>insert into teams values (null,'Nicholls State','Colonels','NICHST',(select conference_id from conferences where conference_nm='Southland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Northwestern_State_University">Northwestern State</text:a></text:p>
          </table:table-cell>
          <table:table-cell table:style-name="ce2" office:value-type="string">
            <text:p>Demons</text:p>
          </table:table-cell>
          <table:table-cell table:style-name="ce2" office:value-type="string">
            <text:p>NW ST</text:p>
          </table:table-cell>
          <table:table-cell table:style-name="ce2" office:value-type="string">
            <text:p><text:a xlink:href="http://en.wikipedia.org/wiki/Southland_Conference">Southland</text:a></text:p>
          </table:table-cell>
          <table:table-cell table:style-name="ce4" table:formula="oooc:=IF([.D214]&lt;&gt;[.D215];CONCATENATE(&quot;insert into conferences values (null,'&quot;;[.D214];&quot;');&quot;);&quot;&quot;)">
            <text:p/>
          </table:table-cell>
          <table:table-cell table:formula="oooc:=CONCATENATE(&quot;insert into teams values (null,'&quot;;[.A214];&quot;','&quot;;[.B214];&quot;','&quot;;[.C214];&quot;',(select conference_id from conferences where conference_nm='&quot;;[.D214];&quot;'));&quot;)" office:value-type="string" office:string-value="insert into teams values (null,'Northwestern State','Demons','NW ST',(select conference_id from conferences where conference_nm='Southland'));">
            <text:p>insert into teams values (null,'Northwestern State','Demons','NW ST',(select conference_id from conferences where conference_nm='Southland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Sam_Houston_State_University">Sam Houston State</text:a></text:p>
          </table:table-cell>
          <table:table-cell table:style-name="ce2" office:value-type="string">
            <text:p>Bearkats</text:p>
          </table:table-cell>
          <table:table-cell table:style-name="ce2" office:value-type="string">
            <text:p>SAMHOU</text:p>
          </table:table-cell>
          <table:table-cell table:style-name="ce2" office:value-type="string">
            <text:p><text:a xlink:href="http://en.wikipedia.org/wiki/Southland_Conference">Southland</text:a></text:p>
          </table:table-cell>
          <table:table-cell table:style-name="ce4" table:formula="oooc:=IF([.D215]&lt;&gt;[.D216];CONCATENATE(&quot;insert into conferences values (null,'&quot;;[.D215];&quot;');&quot;);&quot;&quot;)">
            <text:p/>
          </table:table-cell>
          <table:table-cell table:formula="oooc:=CONCATENATE(&quot;insert into teams values (null,'&quot;;[.A215];&quot;','&quot;;[.B215];&quot;','&quot;;[.C215];&quot;',(select conference_id from conferences where conference_nm='&quot;;[.D215];&quot;'));&quot;)" office:value-type="string" office:string-value="insert into teams values (null,'Sam Houston State','Bearkats','SAMHOU',(select conference_id from conferences where conference_nm='Southland'));">
            <text:p>insert into teams values (null,'Sam Houston State','Bearkats','SAMHOU',(select conference_id from conferences where conference_nm='Southland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Southeastern_Louisiana_University">Southeastern Louisiana</text:a></text:p>
          </table:table-cell>
          <table:table-cell table:style-name="ce2" office:value-type="string">
            <text:p>Lions</text:p>
          </table:table-cell>
          <table:table-cell table:style-name="ce2" office:value-type="string">
            <text:p>SE LOU</text:p>
          </table:table-cell>
          <table:table-cell table:style-name="ce2" office:value-type="string">
            <text:p><text:a xlink:href="http://en.wikipedia.org/wiki/Southland_Conference">Southland</text:a></text:p>
          </table:table-cell>
          <table:table-cell table:style-name="ce4" table:formula="oooc:=IF([.D216]&lt;&gt;[.D217];CONCATENATE(&quot;insert into conferences values (null,'&quot;;[.D216];&quot;');&quot;);&quot;&quot;)">
            <text:p/>
          </table:table-cell>
          <table:table-cell table:formula="oooc:=CONCATENATE(&quot;insert into teams values (null,'&quot;;[.A216];&quot;','&quot;;[.B216];&quot;','&quot;;[.C216];&quot;',(select conference_id from conferences where conference_nm='&quot;;[.D216];&quot;'));&quot;)" office:value-type="string" office:string-value="insert into teams values (null,'Southeastern Louisiana','Lions','SE LOU',(select conference_id from conferences where conference_nm='Southland'));">
            <text:p>insert into teams values (null,'Southeastern Louisiana','Lions','SE LOU',(select conference_id from conferences where conference_nm='Southland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Stephen_F._Austin_State_University">Stephen F. Austin</text:a></text:p>
          </table:table-cell>
          <table:table-cell table:style-name="ce2" office:value-type="string">
            <text:p>Lumberjacks</text:p>
          </table:table-cell>
          <table:table-cell table:style-name="ce2" office:value-type="string">
            <text:p>SFAUST</text:p>
          </table:table-cell>
          <table:table-cell table:style-name="ce2" office:value-type="string">
            <text:p><text:a xlink:href="http://en.wikipedia.org/wiki/Southland_Conference">Southland</text:a></text:p>
          </table:table-cell>
          <table:table-cell table:style-name="ce4" table:formula="oooc:=IF([.D217]&lt;&gt;[.D218];CONCATENATE(&quot;insert into conferences values (null,'&quot;;[.D217];&quot;');&quot;);&quot;&quot;)">
            <text:p/>
          </table:table-cell>
          <table:table-cell table:formula="oooc:=CONCATENATE(&quot;insert into teams values (null,'&quot;;[.A217];&quot;','&quot;;[.B217];&quot;','&quot;;[.C217];&quot;',(select conference_id from conferences where conference_nm='&quot;;[.D217];&quot;'));&quot;)" office:value-type="string" office:string-value="insert into teams values (null,'Stephen F. Austin','Lumberjacks','SFAUST',(select conference_id from conferences where conference_nm='Southland'));">
            <text:p>insert into teams values (null,'Stephen F. Austin','Lumberjacks','SFAUST',(select conference_id from conferences where conference_nm='Southland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Texas_State_University-San_Marcos">Texas State</text:a></text:p>
          </table:table-cell>
          <table:table-cell table:style-name="ce2" office:value-type="string">
            <text:p>Bobcats</text:p>
          </table:table-cell>
          <table:table-cell table:style-name="ce2" office:value-type="string">
            <text:p>TEX ST</text:p>
          </table:table-cell>
          <table:table-cell table:style-name="ce2" office:value-type="string">
            <text:p><text:a xlink:href="http://en.wikipedia.org/wiki/Southland_Conference">Southland</text:a></text:p>
          </table:table-cell>
          <table:table-cell table:style-name="ce4" table:formula="oooc:=IF([.D218]&lt;&gt;[.D219];CONCATENATE(&quot;insert into conferences values (null,'&quot;;[.D218];&quot;');&quot;);&quot;&quot;)" office:value-type="string" office:string-value="insert into conferences values (null,'Southland');">
            <text:p>insert into conferences values (null,'Southland');</text:p>
          </table:table-cell>
          <table:table-cell table:formula="oooc:=CONCATENATE(&quot;insert into teams values (null,'&quot;;[.A218];&quot;','&quot;;[.B218];&quot;','&quot;;[.C218];&quot;',(select conference_id from conferences where conference_nm='&quot;;[.D218];&quot;'));&quot;)" office:value-type="string" office:string-value="insert into teams values (null,'Texas State','Bobcats','TEX ST',(select conference_id from conferences where conference_nm='Southland'));">
            <text:p>insert into teams values (null,'Texas State','Bobcats','TEX ST',(select conference_id from conferences where conference_nm='Southland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Arkansas_State_University">Arkansas State</text:a></text:p>
          </table:table-cell>
          <table:table-cell table:style-name="ce1" office:value-type="string">
            <text:p><text:a xlink:href="http://en.wikipedia.org/wiki/Arkansas_State_Red_Wolves">Red Wolves</text:a></text:p>
          </table:table-cell>
          <table:table-cell table:style-name="ce1" office:value-type="string">
            <text:p>ARK ST</text:p>
          </table:table-cell>
          <table:table-cell table:style-name="ce1" office:value-type="string">
            <text:p><text:a xlink:href="http://en.wikipedia.org/wiki/Sun_Belt_Conference">Sun Belt</text:a></text:p>
          </table:table-cell>
          <table:table-cell table:style-name="ce4" table:formula="oooc:=IF([.D219]&lt;&gt;[.D220];CONCATENATE(&quot;insert into conferences values (null,'&quot;;[.D219];&quot;');&quot;);&quot;&quot;)">
            <text:p/>
          </table:table-cell>
          <table:table-cell table:formula="oooc:=CONCATENATE(&quot;insert into teams values (null,'&quot;;[.A219];&quot;','&quot;;[.B219];&quot;','&quot;;[.C219];&quot;',(select conference_id from conferences where conference_nm='&quot;;[.D219];&quot;'));&quot;)" office:value-type="string" office:string-value="insert into teams values (null,'Arkansas State','Red Wolves','ARK ST',(select conference_id from conferences where conference_nm='Sun Belt'));">
            <text:p>insert into teams values (null,'Arkansas State','Red Wolves','ARK ST',(select conference_id from conferences where conference_nm='Sun Belt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Florida_International_University">FIU</text:a></text:p>
          </table:table-cell>
          <table:table-cell table:style-name="ce1" office:value-type="string">
            <text:p><text:a xlink:href="http://en.wikipedia.org/wiki/Florida_International_Golden_Panthers_football">Golden Panthers</text:a></text:p>
          </table:table-cell>
          <table:table-cell table:style-name="ce1" office:value-type="string">
            <text:p><text:a xlink:href="http://en.wikipedia.org/wiki/Florida_International_University">FIU</text:a></text:p>
          </table:table-cell>
          <table:table-cell table:style-name="ce1" office:value-type="string">
            <text:p><text:a xlink:href="http://en.wikipedia.org/wiki/Sun_Belt_Conference">Sun Belt</text:a></text:p>
          </table:table-cell>
          <table:table-cell table:style-name="ce4" table:formula="oooc:=IF([.D220]&lt;&gt;[.D221];CONCATENATE(&quot;insert into conferences values (null,'&quot;;[.D220];&quot;');&quot;);&quot;&quot;)">
            <text:p/>
          </table:table-cell>
          <table:table-cell table:formula="oooc:=CONCATENATE(&quot;insert into teams values (null,'&quot;;[.A220];&quot;','&quot;;[.B220];&quot;','&quot;;[.C220];&quot;',(select conference_id from conferences where conference_nm='&quot;;[.D220];&quot;'));&quot;)" office:value-type="string" office:string-value="insert into teams values (null,'FIU','Golden Panthers','FIU',(select conference_id from conferences where conference_nm='Sun Belt'));">
            <text:p>insert into teams values (null,'FIU','Golden Panthers','FIU',(select conference_id from conferences where conference_nm='Sun Belt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Florida_Atlantic_University">Florida Atlantic</text:a></text:p>
          </table:table-cell>
          <table:table-cell table:style-name="ce1" office:value-type="string">
            <text:p><text:a xlink:href="http://en.wikipedia.org/wiki/Florida_Atlantic_Owls_football">Owls</text:a></text:p>
          </table:table-cell>
          <table:table-cell table:style-name="ce1" office:value-type="string">
            <text:p>FAU</text:p>
          </table:table-cell>
          <table:table-cell table:style-name="ce1" office:value-type="string">
            <text:p><text:a xlink:href="http://en.wikipedia.org/wiki/Sun_Belt_Conference">Sun Belt</text:a></text:p>
          </table:table-cell>
          <table:table-cell table:style-name="ce4" table:formula="oooc:=IF([.D221]&lt;&gt;[.D222];CONCATENATE(&quot;insert into conferences values (null,'&quot;;[.D221];&quot;');&quot;);&quot;&quot;)">
            <text:p/>
          </table:table-cell>
          <table:table-cell table:formula="oooc:=CONCATENATE(&quot;insert into teams values (null,'&quot;;[.A221];&quot;','&quot;;[.B221];&quot;','&quot;;[.C221];&quot;',(select conference_id from conferences where conference_nm='&quot;;[.D221];&quot;'));&quot;)" office:value-type="string" office:string-value="insert into teams values (null,'Florida Atlantic','Owls','FAU',(select conference_id from conferences where conference_nm='Sun Belt'));">
            <text:p>insert into teams values (null,'Florida Atlantic','Owls','FAU',(select conference_id from conferences where conference_nm='Sun Belt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Louisiana_at_Lafayette">Louisiana-Lafayette</text:a></text:p>
          </table:table-cell>
          <table:table-cell table:style-name="ce1" office:value-type="string">
            <text:p><text:a xlink:href="http://en.wikipedia.org/wiki/Louisiana_Ragin%27_Cajuns_football">Ragin' Cajuns</text:a></text:p>
          </table:table-cell>
          <table:table-cell table:style-name="ce1" office:value-type="string">
            <text:p>LL</text:p>
          </table:table-cell>
          <table:table-cell table:style-name="ce1" office:value-type="string">
            <text:p><text:a xlink:href="http://en.wikipedia.org/wiki/Sun_Belt_Conference">Sun Belt</text:a></text:p>
          </table:table-cell>
          <table:table-cell table:style-name="ce4" table:formula="oooc:=IF([.D222]&lt;&gt;[.D223];CONCATENATE(&quot;insert into conferences values (null,'&quot;;[.D222];&quot;');&quot;);&quot;&quot;)">
            <text:p/>
          </table:table-cell>
          <table:table-cell table:formula="oooc:=CONCATENATE(&quot;insert into teams values (null,'&quot;;[.A222];&quot;','&quot;;[.B222];&quot;','&quot;;[.C222];&quot;',(select conference_id from conferences where conference_nm='&quot;;[.D222];&quot;'));&quot;)" office:value-type="string" office:string-value="insert into teams values (null,'Louisiana-Lafayette','Ragin' Cajuns','LL',(select conference_id from conferences where conference_nm='Sun Belt'));">
            <text:p>insert into teams values (null,'Louisiana-Lafayette','Ragin' Cajuns','LL',(select conference_id from conferences where conference_nm='Sun Belt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Louisiana_at_Monroe">Louisiana-Monroe</text:a></text:p>
          </table:table-cell>
          <table:table-cell table:style-name="ce1" office:value-type="string">
            <text:p><text:a xlink:href="http://en.wikipedia.org/wiki/Louisiana-Monroe_Warhawks_football">Warhawks</text:a></text:p>
          </table:table-cell>
          <table:table-cell table:style-name="ce1" office:value-type="string">
            <text:p>LM</text:p>
          </table:table-cell>
          <table:table-cell table:style-name="ce1" office:value-type="string">
            <text:p><text:a xlink:href="http://en.wikipedia.org/wiki/Sun_Belt_Conference">Sun Belt</text:a></text:p>
          </table:table-cell>
          <table:table-cell table:style-name="ce4" table:formula="oooc:=IF([.D223]&lt;&gt;[.D224];CONCATENATE(&quot;insert into conferences values (null,'&quot;;[.D223];&quot;');&quot;);&quot;&quot;)">
            <text:p/>
          </table:table-cell>
          <table:table-cell table:formula="oooc:=CONCATENATE(&quot;insert into teams values (null,'&quot;;[.A223];&quot;','&quot;;[.B223];&quot;','&quot;;[.C223];&quot;',(select conference_id from conferences where conference_nm='&quot;;[.D223];&quot;'));&quot;)" office:value-type="string" office:string-value="insert into teams values (null,'Louisiana-Monroe','Warhawks','LM',(select conference_id from conferences where conference_nm='Sun Belt'));">
            <text:p>insert into teams values (null,'Louisiana-Monroe','Warhawks','LM',(select conference_id from conferences where conference_nm='Sun Belt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Middle_Tennessee_State_University">Middle Tennessee</text:a></text:p>
          </table:table-cell>
          <table:table-cell table:style-name="ce1" office:value-type="string">
            <text:p><text:a xlink:href="http://en.wikipedia.org/wiki/Middle_Tennessee_Blue_Raiders_football">Blue Raiders</text:a></text:p>
          </table:table-cell>
          <table:table-cell table:style-name="ce1" office:value-type="string">
            <text:p>MT</text:p>
          </table:table-cell>
          <table:table-cell table:style-name="ce1" office:value-type="string">
            <text:p><text:a xlink:href="http://en.wikipedia.org/wiki/Sun_Belt_Conference">Sun Belt</text:a></text:p>
          </table:table-cell>
          <table:table-cell table:style-name="ce4" table:formula="oooc:=IF([.D224]&lt;&gt;[.D225];CONCATENATE(&quot;insert into conferences values (null,'&quot;;[.D224];&quot;');&quot;);&quot;&quot;)">
            <text:p/>
          </table:table-cell>
          <table:table-cell table:formula="oooc:=CONCATENATE(&quot;insert into teams values (null,'&quot;;[.A224];&quot;','&quot;;[.B224];&quot;','&quot;;[.C224];&quot;',(select conference_id from conferences where conference_nm='&quot;;[.D224];&quot;'));&quot;)" office:value-type="string" office:string-value="insert into teams values (null,'Middle Tennessee','Blue Raiders','MT',(select conference_id from conferences where conference_nm='Sun Belt'));">
            <text:p>insert into teams values (null,'Middle Tennessee','Blue Raiders','MT',(select conference_id from conferences where conference_nm='Sun Belt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North_Texas">North Texas</text:a></text:p>
          </table:table-cell>
          <table:table-cell table:style-name="ce1" office:value-type="string">
            <text:p><text:a xlink:href="http://en.wikipedia.org/wiki/North_Texas_Mean_Green">Mean Green</text:a></text:p>
          </table:table-cell>
          <table:table-cell table:style-name="ce1" office:value-type="string">
            <text:p>NT</text:p>
          </table:table-cell>
          <table:table-cell table:style-name="ce1" office:value-type="string">
            <text:p><text:a xlink:href="http://en.wikipedia.org/wiki/Sun_Belt_Conference">Sun Belt</text:a></text:p>
          </table:table-cell>
          <table:table-cell table:style-name="ce4" table:formula="oooc:=IF([.D225]&lt;&gt;[.D226];CONCATENATE(&quot;insert into conferences values (null,'&quot;;[.D225];&quot;');&quot;);&quot;&quot;)">
            <text:p/>
          </table:table-cell>
          <table:table-cell table:formula="oooc:=CONCATENATE(&quot;insert into teams values (null,'&quot;;[.A225];&quot;','&quot;;[.B225];&quot;','&quot;;[.C225];&quot;',(select conference_id from conferences where conference_nm='&quot;;[.D225];&quot;'));&quot;)" office:value-type="string" office:string-value="insert into teams values (null,'North Texas','Mean Green','NT',(select conference_id from conferences where conference_nm='Sun Belt'));">
            <text:p>insert into teams values (null,'North Texas','Mean Green','NT',(select conference_id from conferences where conference_nm='Sun Belt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Troy_University">Troy</text:a></text:p>
          </table:table-cell>
          <table:table-cell table:style-name="ce1" office:value-type="string">
            <text:p><text:a xlink:href="http://en.wikipedia.org/wiki/Troy_Trojans_football">Trojans</text:a></text:p>
          </table:table-cell>
          <table:table-cell table:style-name="ce1" office:value-type="string">
            <text:p>TROY</text:p>
          </table:table-cell>
          <table:table-cell table:style-name="ce1" office:value-type="string">
            <text:p><text:a xlink:href="http://en.wikipedia.org/wiki/Sun_Belt_Conference">Sun Belt</text:a></text:p>
          </table:table-cell>
          <table:table-cell table:style-name="ce4" table:formula="oooc:=IF([.D226]&lt;&gt;[.D227];CONCATENATE(&quot;insert into conferences values (null,'&quot;;[.D226];&quot;');&quot;);&quot;&quot;)" office:value-type="string" office:string-value="insert into conferences values (null,'Sun Belt');">
            <text:p>insert into conferences values (null,'Sun Belt');</text:p>
          </table:table-cell>
          <table:table-cell table:formula="oooc:=CONCATENATE(&quot;insert into teams values (null,'&quot;;[.A226];&quot;','&quot;;[.B226];&quot;','&quot;;[.C226];&quot;',(select conference_id from conferences where conference_nm='&quot;;[.D226];&quot;'));&quot;)" office:value-type="string" office:string-value="insert into teams values (null,'Troy','Trojans','TROY',(select conference_id from conferences where conference_nm='Sun Belt'));">
            <text:p>insert into teams values (null,'Troy','Trojans','TROY',(select conference_id from conferences where conference_nm='Sun Belt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Alabama_Agricultural_and_Mechanical_University">Alabama A&amp;M</text:a></text:p>
          </table:table-cell>
          <table:table-cell table:style-name="ce2" office:value-type="string">
            <text:p>Bulldogs</text:p>
          </table:table-cell>
          <table:table-cell table:style-name="ce2" office:value-type="string">
            <text:p>A A&amp;M</text:p>
          </table:table-cell>
          <table:table-cell table:style-name="ce2" office:value-type="string">
            <text:p><text:a xlink:href="http://en.wikipedia.org/wiki/Southwestern_Athletic_Conference">SWAC</text:a></text:p>
          </table:table-cell>
          <table:table-cell table:style-name="ce4" table:formula="oooc:=IF([.D227]&lt;&gt;[.D228];CONCATENATE(&quot;insert into conferences values (null,'&quot;;[.D227];&quot;');&quot;);&quot;&quot;)">
            <text:p/>
          </table:table-cell>
          <table:table-cell table:formula="oooc:=CONCATENATE(&quot;insert into teams values (null,'&quot;;[.A227];&quot;','&quot;;[.B227];&quot;','&quot;;[.C227];&quot;',(select conference_id from conferences where conference_nm='&quot;;[.D227];&quot;'));&quot;)" office:value-type="string" office:string-value="insert into teams values (null,'Alabama A&amp;M','Bulldogs','A A&amp;M',(select conference_id from conferences where conference_nm='SWAC'));">
            <text:p>insert into teams values (null,'Alabama A&amp;M','Bulldogs','A A&amp;M',(select conference_id from conferences where conference_nm='SWAC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Alabama_State_University">Alabama State</text:a></text:p>
          </table:table-cell>
          <table:table-cell table:style-name="ce2" office:value-type="string">
            <text:p>Hornets</text:p>
          </table:table-cell>
          <table:table-cell table:style-name="ce2" office:value-type="string">
            <text:p>AL ST</text:p>
          </table:table-cell>
          <table:table-cell table:style-name="ce2" office:value-type="string">
            <text:p><text:a xlink:href="http://en.wikipedia.org/wiki/Southwestern_Athletic_Conference">SWAC</text:a></text:p>
          </table:table-cell>
          <table:table-cell table:style-name="ce4" table:formula="oooc:=IF([.D228]&lt;&gt;[.D229];CONCATENATE(&quot;insert into conferences values (null,'&quot;;[.D228];&quot;');&quot;);&quot;&quot;)">
            <text:p/>
          </table:table-cell>
          <table:table-cell table:formula="oooc:=CONCATENATE(&quot;insert into teams values (null,'&quot;;[.A228];&quot;','&quot;;[.B228];&quot;','&quot;;[.C228];&quot;',(select conference_id from conferences where conference_nm='&quot;;[.D228];&quot;'));&quot;)" office:value-type="string" office:string-value="insert into teams values (null,'Alabama State','Hornets','AL ST',(select conference_id from conferences where conference_nm='SWAC'));">
            <text:p>insert into teams values (null,'Alabama State','Hornets','AL ST',(select conference_id from conferences where conference_nm='SWAC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Alcorn_State_University">Alcorn State</text:a></text:p>
          </table:table-cell>
          <table:table-cell table:style-name="ce2" office:value-type="string">
            <text:p>Braves</text:p>
          </table:table-cell>
          <table:table-cell table:style-name="ce2" office:value-type="string">
            <text:p>ALCORN</text:p>
          </table:table-cell>
          <table:table-cell table:style-name="ce2" office:value-type="string">
            <text:p><text:a xlink:href="http://en.wikipedia.org/wiki/Southwestern_Athletic_Conference">SWAC</text:a></text:p>
          </table:table-cell>
          <table:table-cell table:style-name="ce4" table:formula="oooc:=IF([.D229]&lt;&gt;[.D230];CONCATENATE(&quot;insert into conferences values (null,'&quot;;[.D229];&quot;');&quot;);&quot;&quot;)">
            <text:p/>
          </table:table-cell>
          <table:table-cell table:formula="oooc:=CONCATENATE(&quot;insert into teams values (null,'&quot;;[.A229];&quot;','&quot;;[.B229];&quot;','&quot;;[.C229];&quot;',(select conference_id from conferences where conference_nm='&quot;;[.D229];&quot;'));&quot;)" office:value-type="string" office:string-value="insert into teams values (null,'Alcorn State','Braves','ALCORN',(select conference_id from conferences where conference_nm='SWAC'));">
            <text:p>insert into teams values (null,'Alcorn State','Braves','ALCORN',(select conference_id from conferences where conference_nm='SWAC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University_of_Arkansas_at_Pine_Bluff">Arkansas-Pine Bluff</text:a></text:p>
          </table:table-cell>
          <table:table-cell table:style-name="ce2" office:value-type="string">
            <text:p>Golden Lions</text:p>
          </table:table-cell>
          <table:table-cell table:style-name="ce2" office:value-type="string">
            <text:p>AR-PB</text:p>
          </table:table-cell>
          <table:table-cell table:style-name="ce2" office:value-type="string">
            <text:p><text:a xlink:href="http://en.wikipedia.org/wiki/Southwestern_Athletic_Conference">SWAC</text:a></text:p>
          </table:table-cell>
          <table:table-cell table:style-name="ce4" table:formula="oooc:=IF([.D230]&lt;&gt;[.D231];CONCATENATE(&quot;insert into conferences values (null,'&quot;;[.D230];&quot;');&quot;);&quot;&quot;)">
            <text:p/>
          </table:table-cell>
          <table:table-cell table:formula="oooc:=CONCATENATE(&quot;insert into teams values (null,'&quot;;[.A230];&quot;','&quot;;[.B230];&quot;','&quot;;[.C230];&quot;',(select conference_id from conferences where conference_nm='&quot;;[.D230];&quot;'));&quot;)" office:value-type="string" office:string-value="insert into teams values (null,'Arkansas-Pine Bluff','Golden Lions','AR-PB',(select conference_id from conferences where conference_nm='SWAC'));">
            <text:p>insert into teams values (null,'Arkansas-Pine Bluff','Golden Lions','AR-PB',(select conference_id from conferences where conference_nm='SWAC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Grambling_State_University">Grambling State</text:a></text:p>
          </table:table-cell>
          <table:table-cell table:style-name="ce2" office:value-type="string">
            <text:p><text:a xlink:href="http://en.wikipedia.org/wiki/Grambling_Tigers">Tigers</text:a></text:p>
          </table:table-cell>
          <table:table-cell table:style-name="ce2" office:value-type="string">
            <text:p>GRAMB</text:p>
          </table:table-cell>
          <table:table-cell table:style-name="ce2" office:value-type="string">
            <text:p><text:a xlink:href="http://en.wikipedia.org/wiki/Southwestern_Athletic_Conference">SWAC</text:a></text:p>
          </table:table-cell>
          <table:table-cell table:style-name="ce4" table:formula="oooc:=IF([.D231]&lt;&gt;[.D232];CONCATENATE(&quot;insert into conferences values (null,'&quot;;[.D231];&quot;');&quot;);&quot;&quot;)">
            <text:p/>
          </table:table-cell>
          <table:table-cell table:formula="oooc:=CONCATENATE(&quot;insert into teams values (null,'&quot;;[.A231];&quot;','&quot;;[.B231];&quot;','&quot;;[.C231];&quot;',(select conference_id from conferences where conference_nm='&quot;;[.D231];&quot;'));&quot;)" office:value-type="string" office:string-value="insert into teams values (null,'Grambling State','Tigers','GRAMB',(select conference_id from conferences where conference_nm='SWAC'));">
            <text:p>insert into teams values (null,'Grambling State','Tigers','GRAMB',(select conference_id from conferences where conference_nm='SWAC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Jackson_State_University">Jackson State</text:a></text:p>
          </table:table-cell>
          <table:table-cell table:style-name="ce2" office:value-type="string">
            <text:p>Tigers</text:p>
          </table:table-cell>
          <table:table-cell table:style-name="ce2" office:value-type="string">
            <text:p>JACKSN</text:p>
          </table:table-cell>
          <table:table-cell table:style-name="ce2" office:value-type="string">
            <text:p><text:a xlink:href="http://en.wikipedia.org/wiki/Southwestern_Athletic_Conference">SWAC</text:a></text:p>
          </table:table-cell>
          <table:table-cell table:style-name="ce4" table:formula="oooc:=IF([.D232]&lt;&gt;[.D233];CONCATENATE(&quot;insert into conferences values (null,'&quot;;[.D232];&quot;');&quot;);&quot;&quot;)">
            <text:p/>
          </table:table-cell>
          <table:table-cell table:formula="oooc:=CONCATENATE(&quot;insert into teams values (null,'&quot;;[.A232];&quot;','&quot;;[.B232];&quot;','&quot;;[.C232];&quot;',(select conference_id from conferences where conference_nm='&quot;;[.D232];&quot;'));&quot;)" office:value-type="string" office:string-value="insert into teams values (null,'Jackson State','Tigers','JACKSN',(select conference_id from conferences where conference_nm='SWAC'));">
            <text:p>insert into teams values (null,'Jackson State','Tigers','JACKSN',(select conference_id from conferences where conference_nm='SWAC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Mississippi_Valley_State_University">Mississippi Valley State</text:a></text:p>
          </table:table-cell>
          <table:table-cell table:style-name="ce2" office:value-type="string">
            <text:p>Delta Devils</text:p>
          </table:table-cell>
          <table:table-cell table:style-name="ce2" office:value-type="string">
            <text:p>MVST</text:p>
          </table:table-cell>
          <table:table-cell table:style-name="ce2" office:value-type="string">
            <text:p><text:a xlink:href="http://en.wikipedia.org/wiki/Southwestern_Athletic_Conference">SWAC</text:a></text:p>
          </table:table-cell>
          <table:table-cell table:style-name="ce4" table:formula="oooc:=IF([.D233]&lt;&gt;[.D234];CONCATENATE(&quot;insert into conferences values (null,'&quot;;[.D233];&quot;');&quot;);&quot;&quot;)">
            <text:p/>
          </table:table-cell>
          <table:table-cell table:formula="oooc:=CONCATENATE(&quot;insert into teams values (null,'&quot;;[.A233];&quot;','&quot;;[.B233];&quot;','&quot;;[.C233];&quot;',(select conference_id from conferences where conference_nm='&quot;;[.D233];&quot;'));&quot;)" office:value-type="string" office:string-value="insert into teams values (null,'Mississippi Valley State','Delta Devils','MVST',(select conference_id from conferences where conference_nm='SWAC'));">
            <text:p>insert into teams values (null,'Mississippi Valley State','Delta Devils','MVST',(select conference_id from conferences where conference_nm='SWAC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Prairie_View_A%26M_University">Prairie View A&amp;M</text:a></text:p>
          </table:table-cell>
          <table:table-cell table:style-name="ce2" office:value-type="string">
            <text:p>Panthers</text:p>
          </table:table-cell>
          <table:table-cell table:style-name="ce2" office:value-type="string">
            <text:p>PV A&amp;M</text:p>
          </table:table-cell>
          <table:table-cell table:style-name="ce2" office:value-type="string">
            <text:p><text:a xlink:href="http://en.wikipedia.org/wiki/Southwestern_Athletic_Conference">SWAC</text:a></text:p>
          </table:table-cell>
          <table:table-cell table:style-name="ce4" table:formula="oooc:=IF([.D234]&lt;&gt;[.D235];CONCATENATE(&quot;insert into conferences values (null,'&quot;;[.D234];&quot;');&quot;);&quot;&quot;)">
            <text:p/>
          </table:table-cell>
          <table:table-cell table:formula="oooc:=CONCATENATE(&quot;insert into teams values (null,'&quot;;[.A234];&quot;','&quot;;[.B234];&quot;','&quot;;[.C234];&quot;',(select conference_id from conferences where conference_nm='&quot;;[.D234];&quot;'));&quot;)" office:value-type="string" office:string-value="insert into teams values (null,'Prairie View A&amp;M','Panthers','PV A&amp;M',(select conference_id from conferences where conference_nm='SWAC'));">
            <text:p>insert into teams values (null,'Prairie View A&amp;M','Panthers','PV A&amp;M',(select conference_id from conferences where conference_nm='SWAC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Southern_University">Southern</text:a></text:p>
          </table:table-cell>
          <table:table-cell table:style-name="ce2" office:value-type="string">
            <text:p>Jaguars</text:p>
          </table:table-cell>
          <table:table-cell table:style-name="ce2" office:value-type="string">
            <text:p>SOTHRN</text:p>
          </table:table-cell>
          <table:table-cell table:style-name="ce2" office:value-type="string">
            <text:p><text:a xlink:href="http://en.wikipedia.org/wiki/Southwestern_Athletic_Conference">SWAC</text:a></text:p>
          </table:table-cell>
          <table:table-cell table:style-name="ce4" table:formula="oooc:=IF([.D235]&lt;&gt;[.D236];CONCATENATE(&quot;insert into conferences values (null,'&quot;;[.D235];&quot;');&quot;);&quot;&quot;)">
            <text:p/>
          </table:table-cell>
          <table:table-cell table:formula="oooc:=CONCATENATE(&quot;insert into teams values (null,'&quot;;[.A235];&quot;','&quot;;[.B235];&quot;','&quot;;[.C235];&quot;',(select conference_id from conferences where conference_nm='&quot;;[.D235];&quot;'));&quot;)" office:value-type="string" office:string-value="insert into teams values (null,'Southern','Jaguars','SOTHRN',(select conference_id from conferences where conference_nm='SWAC'));">
            <text:p>insert into teams values (null,'Southern','Jaguars','SOTHRN',(select conference_id from conferences where conference_nm='SWAC'));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<text:a xlink:href="http://en.wikipedia.org/wiki/Texas_Southern_University">Texas Southern</text:a></text:p>
          </table:table-cell>
          <table:table-cell table:style-name="ce2" office:value-type="string">
            <text:p>Tigers</text:p>
          </table:table-cell>
          <table:table-cell table:style-name="ce2" office:value-type="string">
            <text:p>TEX S</text:p>
          </table:table-cell>
          <table:table-cell table:style-name="ce2" office:value-type="string">
            <text:p><text:a xlink:href="http://en.wikipedia.org/wiki/Southwestern_Athletic_Conference">SWAC</text:a></text:p>
          </table:table-cell>
          <table:table-cell table:style-name="ce4" table:formula="oooc:=IF([.D236]&lt;&gt;[.D237];CONCATENATE(&quot;insert into conferences values (null,'&quot;;[.D236];&quot;');&quot;);&quot;&quot;)" office:value-type="string" office:string-value="insert into conferences values (null,'SWAC');">
            <text:p>insert into conferences values (null,'SWAC');</text:p>
          </table:table-cell>
          <table:table-cell table:formula="oooc:=CONCATENATE(&quot;insert into teams values (null,'&quot;;[.A236];&quot;','&quot;;[.B236];&quot;','&quot;;[.C236];&quot;',(select conference_id from conferences where conference_nm='&quot;;[.D236];&quot;'));&quot;)" office:value-type="string" office:string-value="insert into teams values (null,'Texas Southern','Tigers','TEX S',(select conference_id from conferences where conference_nm='SWAC'));">
            <text:p>insert into teams values (null,'Texas Southern','Tigers','TEX S',(select conference_id from conferences where conference_nm='SWAC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Boise_State_University">Boise State</text:a></text:p>
          </table:table-cell>
          <table:table-cell table:style-name="ce1" office:value-type="string">
            <text:p><text:a xlink:href="http://en.wikipedia.org/wiki/Boise_State_Broncos_football">Broncos</text:a></text:p>
          </table:table-cell>
          <table:table-cell table:style-name="ce1" office:value-type="string">
            <text:p>BOISE</text:p>
          </table:table-cell>
          <table:table-cell table:style-name="ce1" office:value-type="string">
            <text:p><text:a xlink:href="http://en.wikipedia.org/wiki/Western_Athletic_Conference">WAC</text:a></text:p>
          </table:table-cell>
          <table:table-cell table:style-name="ce4" table:formula="oooc:=IF([.D237]&lt;&gt;[.D238];CONCATENATE(&quot;insert into conferences values (null,'&quot;;[.D237];&quot;');&quot;);&quot;&quot;)">
            <text:p/>
          </table:table-cell>
          <table:table-cell table:formula="oooc:=CONCATENATE(&quot;insert into teams values (null,'&quot;;[.A237];&quot;','&quot;;[.B237];&quot;','&quot;;[.C237];&quot;',(select conference_id from conferences where conference_nm='&quot;;[.D237];&quot;'));&quot;)" office:value-type="string" office:string-value="insert into teams values (null,'Boise State','Broncos','BOISE',(select conference_id from conferences where conference_nm='WAC'));">
            <text:p>insert into teams values (null,'Boise State','Broncos','BOISE',(select conference_id from conferences where conference_nm='WAC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California_State_University,_Fresno">Fresno State</text:a></text:p>
          </table:table-cell>
          <table:table-cell table:style-name="ce1" office:value-type="string">
            <text:p><text:a xlink:href="http://en.wikipedia.org/wiki/Fresno_State_Bulldogs_football">Bulldogs</text:a></text:p>
          </table:table-cell>
          <table:table-cell table:style-name="ce1" office:value-type="string">
            <text:p>FRESNO</text:p>
          </table:table-cell>
          <table:table-cell table:style-name="ce1" office:value-type="string">
            <text:p><text:a xlink:href="http://en.wikipedia.org/wiki/Western_Athletic_Conference">WAC</text:a></text:p>
          </table:table-cell>
          <table:table-cell table:style-name="ce4" table:formula="oooc:=IF([.D238]&lt;&gt;[.D239];CONCATENATE(&quot;insert into conferences values (null,'&quot;;[.D238];&quot;');&quot;);&quot;&quot;)">
            <text:p/>
          </table:table-cell>
          <table:table-cell table:formula="oooc:=CONCATENATE(&quot;insert into teams values (null,'&quot;;[.A238];&quot;','&quot;;[.B238];&quot;','&quot;;[.C238];&quot;',(select conference_id from conferences where conference_nm='&quot;;[.D238];&quot;'));&quot;)" office:value-type="string" office:string-value="insert into teams values (null,'Fresno State','Bulldogs','FRESNO',(select conference_id from conferences where conference_nm='WAC'));">
            <text:p>insert into teams values (null,'Fresno State','Bulldogs','FRESNO',(select conference_id from conferences where conference_nm='WAC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Hawaii</text:p>
          </table:table-cell>
          <table:table-cell table:style-name="ce1" office:value-type="string">
            <text:p><text:a xlink:href="http://en.wikipedia.org/wiki/Hawaii_Warriors_football">Warriors</text:a></text:p>
          </table:table-cell>
          <table:table-cell table:style-name="ce1" office:value-type="string">
            <text:p>HAWAII</text:p>
          </table:table-cell>
          <table:table-cell table:style-name="ce1" office:value-type="string">
            <text:p><text:a xlink:href="http://en.wikipedia.org/wiki/Western_Athletic_Conference">WAC</text:a></text:p>
          </table:table-cell>
          <table:table-cell table:style-name="ce4" table:formula="oooc:=IF([.D239]&lt;&gt;[.D240];CONCATENATE(&quot;insert into conferences values (null,'&quot;;[.D239];&quot;');&quot;);&quot;&quot;)">
            <text:p/>
          </table:table-cell>
          <table:table-cell table:formula="oooc:=CONCATENATE(&quot;insert into teams values (null,'&quot;;[.A239];&quot;','&quot;;[.B239];&quot;','&quot;;[.C239];&quot;',(select conference_id from conferences where conference_nm='&quot;;[.D239];&quot;'));&quot;)" office:value-type="string" office:string-value="insert into teams values (null,'Hawaii','Warriors','HAWAII',(select conference_id from conferences where conference_nm='WAC'));">
            <text:p>insert into teams values (null,'Hawaii','Warriors','HAWAII',(select conference_id from conferences where conference_nm='WAC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Idaho">Idaho</text:a></text:p>
          </table:table-cell>
          <table:table-cell table:style-name="ce1" office:value-type="string">
            <text:p><text:a xlink:href="http://en.wikipedia.org/wiki/Idaho_Vandals_football">Vandals</text:a></text:p>
          </table:table-cell>
          <table:table-cell table:style-name="ce1" office:value-type="string">
            <text:p>IDAHO</text:p>
          </table:table-cell>
          <table:table-cell table:style-name="ce1" office:value-type="string">
            <text:p><text:a xlink:href="http://en.wikipedia.org/wiki/Western_Athletic_Conference">WAC</text:a></text:p>
          </table:table-cell>
          <table:table-cell table:style-name="ce4" table:formula="oooc:=IF([.D240]&lt;&gt;[.D241];CONCATENATE(&quot;insert into conferences values (null,'&quot;;[.D240];&quot;');&quot;);&quot;&quot;)">
            <text:p/>
          </table:table-cell>
          <table:table-cell table:formula="oooc:=CONCATENATE(&quot;insert into teams values (null,'&quot;;[.A240];&quot;','&quot;;[.B240];&quot;','&quot;;[.C240];&quot;',(select conference_id from conferences where conference_nm='&quot;;[.D240];&quot;'));&quot;)" office:value-type="string" office:string-value="insert into teams values (null,'Idaho','Vandals','IDAHO',(select conference_id from conferences where conference_nm='WAC'));">
            <text:p>insert into teams values (null,'Idaho','Vandals','IDAHO',(select conference_id from conferences where conference_nm='WAC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Louisiana_Tech_University">Louisiana Tech</text:a></text:p>
          </table:table-cell>
          <table:table-cell table:style-name="ce1" office:value-type="string">
            <text:p><text:a xlink:href="http://en.wikipedia.org/wiki/Louisiana_Tech_Bulldogs_football">Bulldogs</text:a></text:p>
          </table:table-cell>
          <table:table-cell table:style-name="ce1" office:value-type="string">
            <text:p>LT</text:p>
          </table:table-cell>
          <table:table-cell table:style-name="ce1" office:value-type="string">
            <text:p><text:a xlink:href="http://en.wikipedia.org/wiki/Western_Athletic_Conference">WAC</text:a></text:p>
          </table:table-cell>
          <table:table-cell table:style-name="ce4" table:formula="oooc:=IF([.D241]&lt;&gt;[.D242];CONCATENATE(&quot;insert into conferences values (null,'&quot;;[.D241];&quot;');&quot;);&quot;&quot;)">
            <text:p/>
          </table:table-cell>
          <table:table-cell table:formula="oooc:=CONCATENATE(&quot;insert into teams values (null,'&quot;;[.A241];&quot;','&quot;;[.B241];&quot;','&quot;;[.C241];&quot;',(select conference_id from conferences where conference_nm='&quot;;[.D241];&quot;'));&quot;)" office:value-type="string" office:string-value="insert into teams values (null,'Louisiana Tech','Bulldogs','LT',(select conference_id from conferences where conference_nm='WAC'));">
            <text:p>insert into teams values (null,'Louisiana Tech','Bulldogs','LT',(select conference_id from conferences where conference_nm='WAC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niversity_of_Nevada,_Reno">Nevada</text:a></text:p>
          </table:table-cell>
          <table:table-cell table:style-name="ce1" office:value-type="string">
            <text:p><text:a xlink:href="http://en.wikipedia.org/wiki/Nevada_Wolf_Pack_football">Wolf Pack</text:a></text:p>
          </table:table-cell>
          <table:table-cell table:style-name="ce1" office:value-type="string">
            <text:p>NEVADA</text:p>
          </table:table-cell>
          <table:table-cell table:style-name="ce1" office:value-type="string">
            <text:p><text:a xlink:href="http://en.wikipedia.org/wiki/Western_Athletic_Conference">WAC</text:a></text:p>
          </table:table-cell>
          <table:table-cell table:style-name="ce4" table:formula="oooc:=IF([.D242]&lt;&gt;[.D243];CONCATENATE(&quot;insert into conferences values (null,'&quot;;[.D242];&quot;');&quot;);&quot;&quot;)">
            <text:p/>
          </table:table-cell>
          <table:table-cell table:formula="oooc:=CONCATENATE(&quot;insert into teams values (null,'&quot;;[.A242];&quot;','&quot;;[.B242];&quot;','&quot;;[.C242];&quot;',(select conference_id from conferences where conference_nm='&quot;;[.D242];&quot;'));&quot;)" office:value-type="string" office:string-value="insert into teams values (null,'Nevada','Wolf Pack','NEVADA',(select conference_id from conferences where conference_nm='WAC'));">
            <text:p>insert into teams values (null,'Nevada','Wolf Pack','NEVADA',(select conference_id from conferences where conference_nm='WAC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New_Mexico_State_University">New Mexico State</text:a></text:p>
          </table:table-cell>
          <table:table-cell table:style-name="ce1" office:value-type="string">
            <text:p><text:a xlink:href="http://en.wikipedia.org/wiki/New_Mexico_State_Aggies">Aggies</text:a></text:p>
          </table:table-cell>
          <table:table-cell table:style-name="ce1" office:value-type="string">
            <text:p>NM ST</text:p>
          </table:table-cell>
          <table:table-cell table:style-name="ce1" office:value-type="string">
            <text:p><text:a xlink:href="http://en.wikipedia.org/wiki/Western_Athletic_Conference">WAC</text:a></text:p>
          </table:table-cell>
          <table:table-cell table:style-name="ce4" table:formula="oooc:=IF([.D243]&lt;&gt;[.D244];CONCATENATE(&quot;insert into conferences values (null,'&quot;;[.D243];&quot;');&quot;);&quot;&quot;)">
            <text:p/>
          </table:table-cell>
          <table:table-cell table:formula="oooc:=CONCATENATE(&quot;insert into teams values (null,'&quot;;[.A243];&quot;','&quot;;[.B243];&quot;','&quot;;[.C243];&quot;',(select conference_id from conferences where conference_nm='&quot;;[.D243];&quot;'));&quot;)" office:value-type="string" office:string-value="insert into teams values (null,'New Mexico State','Aggies','NM ST',(select conference_id from conferences where conference_nm='WAC'));">
            <text:p>insert into teams values (null,'New Mexico State','Aggies','NM ST',(select conference_id from conferences where conference_nm='WAC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San_José_State_University">San Jose State</text:a></text:p>
          </table:table-cell>
          <table:table-cell table:style-name="ce1" office:value-type="string">
            <text:p><text:a xlink:href="http://en.wikipedia.org/wiki/San_José_State_Spartans_football">Spartans</text:a></text:p>
          </table:table-cell>
          <table:table-cell table:style-name="ce1" office:value-type="string">
            <text:p>SJ ST</text:p>
          </table:table-cell>
          <table:table-cell table:style-name="ce1" office:value-type="string">
            <text:p><text:a xlink:href="http://en.wikipedia.org/wiki/Western_Athletic_Conference">WAC</text:a></text:p>
          </table:table-cell>
          <table:table-cell table:style-name="ce4" table:formula="oooc:=IF([.D244]&lt;&gt;[.D245];CONCATENATE(&quot;insert into conferences values (null,'&quot;;[.D244];&quot;');&quot;);&quot;&quot;)">
            <text:p/>
          </table:table-cell>
          <table:table-cell table:formula="oooc:=CONCATENATE(&quot;insert into teams values (null,'&quot;;[.A244];&quot;','&quot;;[.B244];&quot;','&quot;;[.C244];&quot;',(select conference_id from conferences where conference_nm='&quot;;[.D244];&quot;'));&quot;)" office:value-type="string" office:string-value="insert into teams values (null,'San Jose State','Spartans','SJ ST',(select conference_id from conferences where conference_nm='WAC'));">
            <text:p>insert into teams values (null,'San Jose State','Spartans','SJ ST',(select conference_id from conferences where conference_nm='WAC'));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<text:a xlink:href="http://en.wikipedia.org/wiki/Utah_State_University">Utah State</text:a></text:p>
          </table:table-cell>
          <table:table-cell table:style-name="ce1" office:value-type="string">
            <text:p><text:a xlink:href="http://en.wikipedia.org/wiki/Utah_State_Aggies_football">Aggies</text:a></text:p>
          </table:table-cell>
          <table:table-cell table:style-name="ce1" office:value-type="string">
            <text:p>UTAHST</text:p>
          </table:table-cell>
          <table:table-cell table:style-name="ce1" office:value-type="string">
            <text:p><text:a xlink:href="http://en.wikipedia.org/wiki/Western_Athletic_Conference">WAC</text:a></text:p>
          </table:table-cell>
          <table:table-cell table:style-name="ce4" table:formula="oooc:=IF([.D245]&lt;&gt;[.D246];CONCATENATE(&quot;insert into conferences values (null,'&quot;;[.D245];&quot;');&quot;);&quot;&quot;)" office:value-type="string" office:string-value="insert into conferences values (null,'WAC');">
            <text:p>insert into conferences values (null,'WAC');</text:p>
          </table:table-cell>
          <table:table-cell table:formula="oooc:=CONCATENATE(&quot;insert into teams values (null,'&quot;;[.A245];&quot;','&quot;;[.B245];&quot;','&quot;;[.C245];&quot;',(select conference_id from conferences where conference_nm='&quot;;[.D245];&quot;'));&quot;)" office:value-type="string" office:string-value="insert into teams values (null,'Utah State','Aggies','UTAHST',(select conference_id from conferences where conference_nm='WAC'));">
            <text:p>insert into teams values (null,'Utah State','Aggies','UTAHST',(select conference_id from conferences where conference_nm='WAC'));</text:p>
          </table:table-cell>
          <table:table-cell table:number-columns-repeated="249"/>
        </table:table-row>
        <table:table-row table:style-name="ro2">
          <table:table-cell table:number-columns-repeated="3"/>
          <table:table-cell/>
          <table:table-cell table:number-columns-repeated="251"/>
        </table:table-row>
        <table:table-row table:style-name="ro2" table:number-rows-repeated="65289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database-ranges>
        <table:database-range table:target-range-address="Sheet1.A1:Sheet1.IV65536" table:contains-header="false">
          <table:sort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13">09/13/2008</text:date>, <text:time>22:3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9-13T11:27:46</meta:creation-date>
    <dc:date>2008-09-13T22:32:38</dc:date>
    <meta:editing-cycles>1</meta:editing-cycles>
    <meta:editing-duration>PT11M37S</meta:editing-duration>
    <meta:user-defined meta:name="Info 1"/>
    <meta:user-defined meta:name="Info 2"/>
    <meta:user-defined meta:name="Info 3"/>
    <meta:user-defined meta:name="Info 4"/>
    <meta:document-statistic meta:table-count="3" meta:cell-count="1471"/>
  </office:meta>
</office:document-meta>
</file>